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color="#800000" fo:language="et" fo:country="EE"/>
    </style:style>
    <style:style style:name="P2" style:parent-style-name="Normal" style:family="paragraph">
      <style:paragraph-properties fo:text-align="end"/>
      <style:text-properties fo:color="#800000" fo:language="et" fo:country="EE"/>
    </style:style>
    <style:style style:name="P3" style:parent-style-name="Normal" style:family="paragraph">
      <style:paragraph-properties fo:text-align="end"/>
      <style:text-properties fo:color="#800000" fo:language="et" fo:country="EE"/>
    </style:style>
    <style:style style:name="P4" style:parent-style-name="Normal" style:family="paragraph">
      <style:paragraph-properties fo:text-align="end"/>
      <style:text-properties fo:color="#800000" fo:language="et" fo:country="EE"/>
    </style:style>
    <style:style style:name="P5" style:parent-style-name="Normal" style:family="paragraph">
      <style:paragraph-properties fo:text-align="end"/>
      <style:text-properties fo:color="#800000" fo:language="et" fo:country="EE"/>
    </style:style>
    <style:style style:name="P6" style:parent-style-name="Normal" style:family="paragraph">
      <style:paragraph-properties fo:text-align="end"/>
      <style:text-properties fo:color="#800000" fo:language="et" fo:country="EE"/>
    </style:style>
    <style:style style:name="P7" style:parent-style-name="Normal" style:family="paragraph">
      <style:paragraph-properties fo:text-align="end"/>
      <style:text-properties fo:color="#800000" fo:language="et" fo:country="EE"/>
    </style:style>
    <style:style style:name="P8" style:parent-style-name="Normal" style:family="paragraph">
      <style:paragraph-properties fo:text-align="end"/>
      <style:text-properties fo:color="#800000" fo:language="et" fo:country="EE"/>
    </style:style>
    <style:style style:name="P9" style:parent-style-name="Title" style:family="paragraph">
      <style:paragraph-properties fo:text-align="end"/>
      <style:text-properties fo:language="et" fo:country="EE"/>
    </style:style>
    <style:style style:name="P10" style:parent-style-name="Title" style:family="paragraph">
      <style:paragraph-properties fo:text-align="end"/>
      <style:text-properties fo:language="et" fo:country="EE"/>
    </style:style>
    <style:style style:name="P11" style:parent-style-name="Title" style:family="paragraph">
      <style:paragraph-properties fo:text-align="end"/>
      <style:text-properties fo:language="et" fo:country="EE"/>
    </style:style>
    <style:style style:name="P12" style:parent-style-name="Title" style:family="paragraph">
      <style:paragraph-properties fo:text-align="end"/>
      <style:text-properties fo:language="et" fo:country="EE"/>
    </style:style>
    <style:style style:name="P13" style:parent-style-name="Title" style:family="paragraph">
      <style:paragraph-properties fo:text-align="end"/>
      <style:text-properties fo:language="et" fo:country="EE"/>
    </style:style>
    <style:style style:name="P14" style:parent-style-name="Normal" style:family="paragraph">
      <style:text-properties fo:language="et" fo:country="EE"/>
    </style:style>
    <style:style style:name="P15" style:parent-style-name="Normal" style:family="paragraph">
      <style:paragraph-properties fo:text-align="end"/>
      <style:text-properties fo:language="et" fo:country="EE"/>
    </style:style>
    <style:style style:name="P16" style:parent-style-name="ListParagraph" style:family="paragraph">
      <style:paragraph-properties fo:break-before="page" fo:margin-bottom="0.1388in" fo:line-height="115%" fo:margin-left="0in">
        <style:tab-stops/>
      </style:paragraph-properties>
      <style:text-properties fo:language="et" fo:country="EE"/>
    </style:style>
    <style:style style:name="P17" style:parent-style-name="ListParagraph" style:family="paragraph">
      <style:paragraph-properties fo:margin-bottom="0.1388in" fo:line-height="115%" fo:margin-left="0in">
        <style:tab-stops/>
      </style:paragraph-properties>
      <style:text-properties fo:language="et" fo:country="EE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9" style:parent-style-name="Hyperlink" style:family="text">
      <style:text-properties fo:language="et" fo:country="EE"/>
    </style:style>
    <style:style style:name="T20" style:parent-style-name="DefaultParagraphFont" style:family="text">
      <style:text-properties fo:language="et" fo:country="EE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Hyperlink" style:family="text">
      <style:text-properties fo:language="et" fo:country="EE"/>
    </style:style>
    <style:style style:name="T23" style:parent-style-name="DefaultParagraphFont" style:family="text">
      <style:text-properties fo:language="et" fo:country="EE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5" style:parent-style-name="Hyperlink" style:family="text">
      <style:text-properties fo:language="et" fo:country="EE"/>
    </style:style>
    <style:style style:name="T26" style:parent-style-name="DefaultParagraphFont" style:family="text">
      <style:text-properties fo:language="et" fo:country="EE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8" style:parent-style-name="Hyperlink" style:family="text">
      <style:text-properties fo:language="et" fo:country="EE"/>
    </style:style>
    <style:style style:name="T29" style:parent-style-name="DefaultParagraphFont" style:family="text">
      <style:text-properties fo:language="et" fo:country="EE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1" style:parent-style-name="Hyperlink" style:family="text">
      <style:text-properties fo:language="et" fo:country="EE"/>
    </style:style>
    <style:style style:name="T32" style:parent-style-name="DefaultParagraphFont" style:family="text">
      <style:text-properties fo:language="et" fo:country="EE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4" style:parent-style-name="Hyperlink" style:family="text">
      <style:text-properties fo:language="et" fo:country="EE"/>
    </style:style>
    <style:style style:name="T35" style:parent-style-name="DefaultParagraphFont" style:family="text">
      <style:text-properties fo:language="et" fo:country="EE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7" style:parent-style-name="Hyperlink" style:family="text">
      <style:text-properties fo:language="et" fo:country="EE"/>
    </style:style>
    <style:style style:name="T38" style:parent-style-name="DefaultParagraphFont" style:family="text">
      <style:text-properties fo:language="et" fo:country="EE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Hyperlink" style:family="text">
      <style:text-properties fo:language="et" fo:country="EE"/>
    </style:style>
    <style:style style:name="T41" style:parent-style-name="DefaultParagraphFont" style:family="text">
      <style:text-properties fo:language="et" fo:country="EE"/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3" style:parent-style-name="Hyperlink" style:family="text">
      <style:text-properties fo:language="et" fo:country="EE"/>
    </style:style>
    <style:style style:name="T44" style:parent-style-name="DefaultParagraphFont" style:family="text">
      <style:text-properties fo:language="et" fo:country="EE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6" style:parent-style-name="Hyperlink" style:family="text">
      <style:text-properties fo:language="et" fo:country="EE"/>
    </style:style>
    <style:style style:name="T47" style:parent-style-name="DefaultParagraphFont" style:family="text">
      <style:text-properties fo:language="et" fo:country="EE"/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49" style:parent-style-name="Hyperlink" style:family="text">
      <style:text-properties fo:language="et" fo:country="EE"/>
    </style:style>
    <style:style style:name="T50" style:parent-style-name="DefaultParagraphFont" style:family="text">
      <style:text-properties fo:language="et" fo:country="EE"/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2" style:parent-style-name="Hyperlink" style:family="text">
      <style:text-properties fo:language="et" fo:country="EE"/>
    </style:style>
    <style:style style:name="T53" style:parent-style-name="DefaultParagraphFont" style:family="text">
      <style:text-properties fo:language="et" fo:country="EE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55" style:parent-style-name="Hyperlink" style:family="text">
      <style:text-properties fo:language="et" fo:country="EE"/>
    </style:style>
    <style:style style:name="T56" style:parent-style-name="DefaultParagraphFont" style:family="text">
      <style:text-properties fo:language="et" fo:country="EE"/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8" style:parent-style-name="Hyperlink" style:family="text">
      <style:text-properties fo:language="et" fo:country="EE"/>
    </style:style>
    <style:style style:name="T59" style:parent-style-name="DefaultParagraphFont" style:family="text">
      <style:text-properties fo:language="et" fo:country="EE"/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1" style:parent-style-name="Hyperlink" style:family="text">
      <style:text-properties fo:language="et" fo:country="EE"/>
    </style:style>
    <style:style style:name="T62" style:parent-style-name="DefaultParagraphFont" style:family="text">
      <style:text-properties fo:language="et" fo:country="EE"/>
    </style:style>
    <style:style style:name="P6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4" style:parent-style-name="Hyperlink" style:family="text">
      <style:text-properties fo:language="et" fo:country="EE"/>
    </style:style>
    <style:style style:name="T65" style:parent-style-name="DefaultParagraphFont" style:family="text">
      <style:text-properties fo:language="et" fo:country="EE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67" style:parent-style-name="Hyperlink" style:family="text">
      <style:text-properties fo:language="et" fo:country="EE"/>
    </style:style>
    <style:style style:name="T68" style:parent-style-name="DefaultParagraphFont" style:family="text">
      <style:text-properties fo:language="et" fo:country="EE"/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70" style:parent-style-name="Hyperlink" style:family="text">
      <style:text-properties fo:language="et" fo:country="EE"/>
    </style:style>
    <style:style style:name="T71" style:parent-style-name="DefaultParagraphFont" style:family="text">
      <style:text-properties fo:language="et" fo:country="EE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3" style:parent-style-name="Hyperlink" style:family="text">
      <style:text-properties fo:language="et" fo:country="EE"/>
    </style:style>
    <style:style style:name="T74" style:parent-style-name="DefaultParagraphFont" style:family="text">
      <style:text-properties fo:language="et" fo:country="EE"/>
    </style:style>
    <style:style style:name="P75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6" style:parent-style-name="Hyperlink" style:family="text">
      <style:text-properties fo:language="et" fo:country="EE"/>
    </style:style>
    <style:style style:name="T77" style:parent-style-name="DefaultParagraphFont" style:family="text">
      <style:text-properties fo:language="et" fo:country="EE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5.9597in"/>
        </style:tab-stops>
      </style:paragraph-properties>
    </style:style>
    <style:style style:name="T79" style:parent-style-name="Hyperlink" style:family="text">
      <style:text-properties fo:language="et" fo:country="EE"/>
    </style:style>
    <style:style style:name="T80" style:parent-style-name="DefaultParagraphFont" style:family="text">
      <style:text-properties fo:language="et" fo:country="EE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8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8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9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9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t" fo:country="EE"/>
    </style:style>
    <style:style style:name="P104" style:parent-style-name="TOC1" style:family="paragraph">
      <style:paragraph-properties>
        <style:tab-stops>
          <style:tab-stop style:type="right" style:leader-style="dotted" style:leader-text="." style:position="6.3in"/>
        </style:tab-stops>
      </style:paragraph-properties>
      <style:text-properties fo:language="et" fo:country="EE"/>
    </style:style>
    <style:style style:name="P105" style:parent-style-name="Normal" style:family="paragraph">
      <style:text-properties fo:language="et" fo:country="EE"/>
    </style:style>
    <style:style style:name="P106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107" style:parent-style-name="Normal" style:family="paragraph">
      <style:paragraph-properties fo:margin-bottom="0.1388in" fo:line-height="115%"/>
      <style:text-properties fo:language="et" fo:country="EE"/>
    </style:style>
    <style:style style:name="TableColumn109" style:family="table-column">
      <style:table-column-properties style:column-width="1.5993in" style:use-optimal-column-width="false"/>
    </style:style>
    <style:style style:name="TableColumn110" style:family="table-column">
      <style:table-column-properties style:column-width="0.7402in" style:use-optimal-column-width="false"/>
    </style:style>
    <style:style style:name="TableColumn111" style:family="table-column">
      <style:table-column-properties style:column-width="2.4583in" style:use-optimal-column-width="false"/>
    </style:style>
    <style:style style:name="TableColumn112" style:family="table-column">
      <style:table-column-properties style:column-width="1.5993in" style:use-optimal-column-width="false"/>
    </style:style>
    <style:style style:name="Table108" style:family="table">
      <style:table-properties style:width="6.397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T115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T117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T119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T121" style:parent-style-name="DefaultParagraphFont" style:family="text">
      <style:text-properties fo:font-weight="bold" style:font-weight-asian="bold" style:letter-kerning="true" fo:font-size="11pt" style:font-size-asian="11pt" style:font-size-complex="11pt" fo:language="et" fo:country="E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T12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T12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T12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T13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T13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T13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T13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38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3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40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4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T14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T14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T14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T15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T15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T15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T15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T15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0" style:parent-style-name="ListParagraph" style:list-style-name="LFO1" style:family="paragraph"/>
    <style:style style:name="T16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P162" style:parent-style-name="ListParagraph" style:list-style-name="LFO1" style:family="paragraph"/>
    <style:style style:name="T16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T16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66" style:family="table-row">
      <style:table-row-properties style:min-row-height="0.5993in" style:use-optimal-row-height="fals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T16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T17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T17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4" style:parent-style-name="DefaultParagraphFont" style:family="text">
      <style:text-properties fo:font-style="italic" style:font-style-asian="italic" style:letter-kerning="true" fo:font-size="11pt" style:font-size-asian="11pt" style:font-size-complex="11pt" fo:language="et" fo:country="EE"/>
    </style:style>
    <style:style style:name="T17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7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T178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79" style:family="table-row">
      <style:table-row-properties style:min-row-height="0.5993in" style:use-optimal-row-height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T18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T18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T18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T18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88" style:family="table-row">
      <style:table-row-properties style:min-row-height="0.5993in" style:use-optimal-row-height="false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T19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T19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T19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19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T197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198" style:family="table-row">
      <style:table-row-properties style:min-row-height="0.4166in" style:use-optimal-row-height="fals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T200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T202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T204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T206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07" style:family="table-row">
      <style:table-row-properties style:min-row-height="0.4166in" style:use-optimal-row-height="false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T209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T211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T213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T215" style:parent-style-name="DefaultParagraphFont" style:family="text">
      <style:text-properties style:letter-kerning="true" fo:font-size="11pt" style:font-size-asian="11pt" style:font-size-complex="11pt" fo:language="et" fo:country="EE"/>
    </style:style>
    <style:style style:name="TableRow216" style:family="table-row">
      <style:table-row-properties style:min-row-height="0.5993in" style:use-optimal-row-height="false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text-properties style:letter-kerning="true" fo:font-size="11pt" style:font-size-asian="11pt" style:font-size-complex="11pt" fo:language="et" fo:country="EE"/>
    </style:style>
    <style:style style:name="P225" style:parent-style-name="Normal" style:family="paragraph">
      <style:paragraph-properties fo:margin-bottom="0.1388in" fo:line-height="115%"/>
      <style:text-properties fo:language="et" fo:country="EE"/>
    </style:style>
    <style:style style:name="P226" style:parent-style-name="Heading1" style:family="paragraph">
      <style:paragraph-properties fo:break-before="page"/>
      <style:text-properties fo:language="et" fo:country="EE"/>
    </style:style>
    <style:style style:name="P227" style:parent-style-name="Normal" style:family="paragraph">
      <style:text-properties fo:language="et" fo:country="EE"/>
    </style:style>
    <style:style style:name="P228" style:parent-style-name="Normal" style:family="paragraph">
      <style:text-properties fo:language="et" fo:country="EE"/>
    </style:style>
    <style:style style:name="P229" style:parent-style-name="Normal" style:family="paragraph">
      <style:text-properties fo:language="et" fo:country="EE"/>
    </style:style>
    <style:style style:name="P230" style:parent-style-name="Normal" style:list-style-name="LFO2" style:family="paragraph">
      <style:text-properties fo:language="et" fo:country="EE"/>
    </style:style>
    <style:style style:name="P231" style:parent-style-name="Normal" style:list-style-name="LFO2" style:family="paragraph">
      <style:text-properties fo:language="et" fo:country="EE"/>
    </style:style>
    <style:style style:name="P232" style:parent-style-name="Normal" style:list-style-name="LFO2" style:family="paragraph">
      <style:text-properties fo:language="et" fo:country="EE"/>
    </style:style>
    <style:style style:name="P233" style:parent-style-name="Normal" style:list-style-name="LFO2" style:family="paragraph">
      <style:text-properties fo:language="et" fo:country="EE"/>
    </style:style>
    <style:style style:name="P234" style:parent-style-name="Normal" style:list-style-name="LFO2" style:family="paragraph">
      <style:text-properties fo:language="et" fo:country="EE"/>
    </style:style>
    <style:style style:name="P235" style:parent-style-name="Normal" style:family="paragraph">
      <style:text-properties fo:language="et" fo:country="EE"/>
    </style:style>
    <style:style style:name="P236" style:parent-style-name="Normal" style:family="paragraph">
      <style:text-properties fo:language="et" fo:country="EE"/>
    </style:style>
    <style:style style:name="P237" style:parent-style-name="Normal" style:family="paragraph">
      <style:text-properties fo:language="et" fo:country="EE"/>
    </style:style>
    <style:style style:name="P238" style:parent-style-name="Normal" style:list-style-name="LFO3" style:family="paragraph">
      <style:text-properties fo:language="et" fo:country="EE"/>
    </style:style>
    <style:style style:name="P239" style:parent-style-name="Normal" style:list-style-name="LFO3" style:family="paragraph">
      <style:text-properties fo:language="et" fo:country="EE"/>
    </style:style>
    <style:style style:name="P240" style:parent-style-name="Normal" style:list-style-name="LFO3" style:family="paragraph">
      <style:text-properties fo:language="et" fo:country="EE"/>
    </style:style>
    <style:style style:name="P241" style:parent-style-name="Normal" style:list-style-name="LFO3" style:family="paragraph">
      <style:text-properties fo:language="et" fo:country="EE"/>
    </style:style>
    <style:style style:name="P242" style:parent-style-name="Normal" style:list-style-name="LFO3" style:family="paragraph">
      <style:text-properties fo:language="et" fo:country="EE"/>
    </style:style>
    <style:style style:name="P243" style:parent-style-name="Normal" style:family="paragraph">
      <style:text-properties fo:language="et" fo:country="EE"/>
    </style:style>
    <style:style style:name="P244" style:parent-style-name="Normal" style:family="paragraph">
      <style:text-properties fo:language="et" fo:country="EE"/>
    </style:style>
    <style:style style:name="P245" style:parent-style-name="Heading2" style:family="paragraph">
      <style:text-properties fo:language="et" fo:country="EE"/>
    </style:style>
    <style:style style:name="P246" style:parent-style-name="Normal" style:family="paragraph">
      <style:text-properties fo:language="et" fo:country="EE"/>
    </style:style>
    <style:style style:name="P247" style:parent-style-name="Standard" style:list-style-name="LFO4" style:family="paragraph">
      <style:text-properties fo:language="et" fo:country="EE"/>
    </style:style>
    <style:style style:name="P248" style:parent-style-name="Standard" style:list-style-name="LFO4" style:family="paragraph">
      <style:text-properties fo:language="et" fo:country="EE"/>
    </style:style>
    <style:style style:name="P249" style:parent-style-name="Standard" style:list-style-name="LFO4" style:family="paragraph">
      <style:text-properties fo:language="et" fo:country="EE"/>
    </style:style>
    <style:style style:name="P250" style:parent-style-name="Standard" style:list-style-name="LFO4" style:family="paragraph">
      <style:text-properties fo:language="et" fo:country="EE"/>
    </style:style>
    <style:style style:name="P251" style:parent-style-name="Standard" style:list-style-name="LFO4" style:family="paragraph"/>
    <style:style style:name="T252" style:parent-style-name="DefaultParagraphFont" style:family="text">
      <style:text-properties fo:language="et" fo:country="EE"/>
    </style:style>
    <style:style style:name="T253" style:parent-style-name="DefaultParagraphFont" style:family="text">
      <style:text-properties fo:language="et" fo:country="EE"/>
    </style:style>
    <style:style style:name="T254" style:parent-style-name="DefaultParagraphFont" style:family="text">
      <style:text-properties fo:language="et" fo:country="EE"/>
    </style:style>
    <style:style style:name="P255" style:parent-style-name="Standard" style:family="paragraph">
      <style:text-properties fo:language="et" fo:country="EE"/>
    </style:style>
    <style:style style:name="P256" style:parent-style-name="Heading1" style:family="paragraph">
      <style:paragraph-properties fo:break-before="page"/>
      <style:text-properties fo:language="et" fo:country="EE"/>
    </style:style>
    <style:style style:name="P257" style:parent-style-name="Heading2" style:family="paragraph">
      <style:text-properties fo:language="et" fo:country="EE"/>
    </style:style>
    <style:style style:name="P258" style:parent-style-name="Normal" style:family="paragraph">
      <style:paragraph-properties fo:margin-bottom="0.1388in" fo:line-height="115%"/>
    </style:style>
    <style:style style:name="T259" style:parent-style-name="DefaultParagraphFont" style:family="text">
      <style:text-properties fo:language="et" fo:country="EE"/>
    </style:style>
    <style:style style:name="T260" style:parent-style-name="DefaultParagraphFont" style:family="text">
      <style:text-properties fo:font-style="italic" style:font-style-asian="italic" fo:language="et" fo:country="EE"/>
    </style:style>
    <style:style style:name="T261" style:parent-style-name="DefaultParagraphFont" style:family="text">
      <style:text-properties fo:language="et" fo:country="EE"/>
    </style:style>
    <style:style style:name="T262" style:parent-style-name="DefaultParagraphFont" style:family="text">
      <style:text-properties fo:font-style="italic" style:font-style-asian="italic" fo:language="et" fo:country="EE"/>
    </style:style>
    <style:style style:name="T263" style:parent-style-name="DefaultParagraphFont" style:family="text">
      <style:text-properties fo:language="et" fo:country="EE"/>
    </style:style>
    <style:style style:name="T264" style:parent-style-name="DefaultParagraphFont" style:family="text">
      <style:text-properties fo:font-style="italic" style:font-style-asian="italic" fo:language="et" fo:country="EE"/>
    </style:style>
    <style:style style:name="T265" style:parent-style-name="DefaultParagraphFont" style:family="text">
      <style:text-properties fo:language="et" fo:country="EE"/>
    </style:style>
    <style:style style:name="P266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67" style:parent-style-name="Normal" style:family="paragraph">
      <style:paragraph-properties fo:margin-bottom="0.1388in" fo:line-height="115%" fo:margin-left="0.4916in" fo:background-color="#D6E3BC">
        <style:tab-stops/>
      </style:paragraph-properties>
    </style:style>
    <style:style style:name="T268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69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70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1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2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3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4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5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P276" style:parent-style-name="Normal" style:family="paragraph">
      <style:paragraph-properties fo:margin-bottom="0.1388in" fo:line-height="115%" fo:margin-left="0.4916in" fo:background-color="#D6E3BC">
        <style:tab-stops/>
      </style:paragraph-properties>
    </style:style>
    <style:style style:name="T277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78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79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80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81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82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83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T284" style:parent-style-name="DefaultParagraphFont" style:family="text">
      <style:text-properties style:font-name="Courier New" style:font-name-complex="Courier New" style:font-weight-complex="bold" fo:font-size="10pt" style:font-size-asian="10pt" style:font-size-complex="10pt" fo:language="et" fo:country="EE" style:language-complex="ar" style:country-complex="SA"/>
    </style:style>
    <style:style style:name="P285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86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87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88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89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0" style:parent-style-name="ListParagraph" style:list-style-name="LFO5" style:family="paragraph">
      <style:paragraph-properties fo:margin-bottom="0.1388in" fo:line-height="115%"/>
      <style:text-properties fo:language="et" fo:country="EE"/>
    </style:style>
    <style:style style:name="P291" style:parent-style-name="Normal" style:family="paragraph">
      <style:paragraph-properties fo:margin-bottom="0.1388in" fo:line-height="115%"/>
      <style:text-properties fo:language="et" fo:country="EE"/>
    </style:style>
    <style:style style:name="P292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293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294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295" style:parent-style-name="ListParagraph" style:list-style-name="LFO6" style:family="paragraph">
      <style:paragraph-properties fo:margin-bottom="0.1388in" fo:line-height="115%"/>
      <style:text-properties fo:language="et" fo:country="EE"/>
    </style:style>
    <style:style style:name="P296" style:parent-style-name="Heading1" style:family="paragraph">
      <style:paragraph-properties fo:break-before="page"/>
      <style:text-properties fo:language="et" fo:country="EE"/>
    </style:style>
    <style:style style:name="P297" style:parent-style-name="Heading2" style:family="paragraph">
      <style:text-properties fo:language="et" fo:country="EE"/>
    </style:style>
    <style:style style:name="P298" style:parent-style-name="Normal" style:family="paragraph">
      <style:text-properties fo:language="et" fo:country="EE"/>
    </style:style>
    <style:style style:name="P299" style:parent-style-name="Normal" style:family="paragraph">
      <style:paragraph-properties fo:background-color="#D6E3BC"/>
      <style:text-properties fo:language="et" fo:country="EE"/>
    </style:style>
    <style:style style:name="T300" style:parent-style-name="DefaultParagraphFont" style:family="text">
      <style:text-properties fo:language="et" fo:country="EE"/>
    </style:style>
    <style:style style:name="T301" style:parent-style-name="DefaultParagraphFont" style:family="text">
      <style:text-properties fo:font-style="italic" style:font-style-asian="italic" fo:language="et" fo:country="EE"/>
    </style:style>
    <style:style style:name="T302" style:parent-style-name="DefaultParagraphFont" style:family="text">
      <style:text-properties fo:language="et" fo:country="EE"/>
    </style:style>
    <style:style style:name="T303" style:parent-style-name="Hyperlink" style:family="text">
      <style:text-properties fo:language="et" fo:country="EE"/>
    </style:style>
    <style:style style:name="T304" style:parent-style-name="DefaultParagraphFont" style:family="text">
      <style:text-properties fo:language="et" fo:country="EE"/>
    </style:style>
    <style:style style:name="T305" style:parent-style-name="DefaultParagraphFont" style:family="text">
      <style:text-properties fo:font-style="italic" style:font-style-asian="italic" fo:language="et" fo:country="EE"/>
    </style:style>
    <style:style style:name="T306" style:parent-style-name="DefaultParagraphFont" style:family="text">
      <style:text-properties fo:language="et" fo:country="EE"/>
    </style:style>
    <style:style style:name="T307" style:parent-style-name="DefaultParagraphFont" style:family="text">
      <style:text-properties fo:font-style="italic" style:font-style-asian="italic" fo:language="et" fo:country="EE"/>
    </style:style>
    <style:style style:name="T308" style:parent-style-name="DefaultParagraphFont" style:family="text">
      <style:text-properties fo:language="et" fo:country="EE"/>
    </style:style>
    <style:style style:name="T309" style:parent-style-name="DefaultParagraphFont" style:family="text">
      <style:text-properties fo:font-style="italic" style:font-style-asian="italic" fo:language="et" fo:country="EE"/>
    </style:style>
    <style:style style:name="T310" style:parent-style-name="DefaultParagraphFont" style:family="text">
      <style:text-properties fo:language="et" fo:country="EE"/>
    </style:style>
    <style:style style:name="T311" style:parent-style-name="DefaultParagraphFont" style:family="text">
      <style:text-properties fo:font-style="italic" style:font-style-asian="italic" fo:language="et" fo:country="EE"/>
    </style:style>
    <style:style style:name="T312" style:parent-style-name="DefaultParagraphFont" style:family="text">
      <style:text-properties fo:language="et" fo:country="EE"/>
    </style:style>
    <style:style style:name="T313" style:parent-style-name="DefaultParagraphFont" style:family="text">
      <style:text-properties fo:font-style="italic" style:font-style-asian="italic" fo:language="et" fo:country="EE"/>
    </style:style>
    <style:style style:name="T314" style:parent-style-name="DefaultParagraphFont" style:family="text">
      <style:text-properties fo:language="et" fo:country="EE"/>
    </style:style>
    <style:style style:name="T315" style:parent-style-name="DefaultParagraphFont" style:family="text">
      <style:text-properties fo:font-style="italic" style:font-style-asian="italic" fo:language="et" fo:country="EE"/>
    </style:style>
    <style:style style:name="T316" style:parent-style-name="DefaultParagraphFont" style:family="text">
      <style:text-properties fo:language="et" fo:country="EE"/>
    </style:style>
    <style:style style:name="T317" style:parent-style-name="DefaultParagraphFont" style:family="text">
      <style:text-properties fo:font-style="italic" style:font-style-asian="italic" fo:language="et" fo:country="EE"/>
    </style:style>
    <style:style style:name="T318" style:parent-style-name="DefaultParagraphFont" style:family="text">
      <style:text-properties fo:language="et" fo:country="EE"/>
    </style:style>
    <style:style style:name="T319" style:parent-style-name="DefaultParagraphFont" style:family="text">
      <style:text-properties fo:font-style="italic" style:font-style-asian="italic" fo:language="et" fo:country="EE"/>
    </style:style>
    <style:style style:name="T320" style:parent-style-name="DefaultParagraphFont" style:family="text">
      <style:text-properties fo:language="et" fo:country="EE"/>
    </style:style>
    <style:style style:name="T321" style:parent-style-name="DefaultParagraphFont" style:family="text">
      <style:text-properties fo:language="et" fo:country="EE"/>
    </style:style>
    <style:style style:name="T322" style:parent-style-name="DefaultParagraphFont" style:family="text">
      <style:text-properties fo:font-style="italic" style:font-style-asian="italic" fo:language="et" fo:country="EE"/>
    </style:style>
    <style:style style:name="T323" style:parent-style-name="DefaultParagraphFont" style:family="text">
      <style:text-properties fo:language="et" fo:country="EE"/>
    </style:style>
    <style:style style:name="T324" style:parent-style-name="DefaultParagraphFont" style:family="text">
      <style:text-properties fo:language="et" fo:country="EE"/>
    </style:style>
    <style:style style:name="T325" style:parent-style-name="DefaultParagraphFont" style:family="text">
      <style:text-properties fo:font-weight="bold" style:font-weight-asian="bold" fo:language="et" fo:country="EE"/>
    </style:style>
    <style:style style:name="T326" style:parent-style-name="DefaultParagraphFont" style:family="text">
      <style:text-properties fo:language="et" fo:country="EE"/>
    </style:style>
    <style:style style:name="P327" style:parent-style-name="Standard" style:family="paragraph">
      <style:text-properties fo:language="et" fo:country="EE"/>
    </style:style>
    <style:style style:name="P328" style:parent-style-name="Normal" style:family="paragraph">
      <style:text-properties fo:language="et" fo:country="EE"/>
    </style:style>
    <style:style style:name="TableColumn330" style:family="table-column">
      <style:table-column-properties style:column-width="1.3854in" style:use-optimal-column-width="false"/>
    </style:style>
    <style:style style:name="TableColumn331" style:family="table-column">
      <style:table-column-properties style:column-width="2.8145in" style:use-optimal-column-width="false"/>
    </style:style>
    <style:style style:name="TableColumn332" style:family="table-column">
      <style:table-column-properties style:column-width="2.1in" style:use-optimal-column-width="false"/>
    </style:style>
    <style:style style:name="Table329" style:family="table">
      <style:table-properties style:width="6.3in" fo:margin-left="0.0312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Cell338" style:family="table-cell">
      <style:table-cell-properties fo:border="0.0034in solid #000000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 fo:font-size="12pt" style:font-size-asian="12pt" style:font-size-complex="12pt" fo:language="et" fo:country="EE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Standard" style:family="paragraph">
      <style:text-properties fo:language="et" fo:country="E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Standard" style:family="paragraph">
      <style:text-properties fo:language="et" fo:country="EE"/>
    </style:style>
    <style:style style:name="TableCell3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6" style:parent-style-name="TableContents" style:family="paragraph">
      <style:text-properties fo:font-size="12pt" style:font-size-asian="12pt" style:font-size-complex="12pt" fo:language="et" fo:country="EE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font-size="12pt" style:font-size-asian="12pt" style:font-size-complex="12pt" fo:language="et" fo:country="EE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text-properties fo:language="et" fo:country="EE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3" style:parent-style-name="TableContents" style:family="paragraph">
      <style:text-properties fo:font-size="12pt" style:font-size-asian="12pt" style:font-size-complex="12pt" fo:language="et" fo:country="EE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text-properties fo:font-size="12pt" style:font-size-asian="12pt" style:font-size-complex="12pt" fo:language="et" fo:country="E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text-properties fo:language="et" fo:country="EE"/>
    </style:style>
    <style:style style:name="TableCell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60" style:parent-style-name="DefaultParagraphFont" style:family="text">
      <style:text-properties fo:font-size="12pt" style:font-size-asian="12pt" style:font-size-complex="12pt" fo:language="et" fo:country="E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fo:font-size="12pt" style:font-size-asian="12pt" style:font-size-complex="12pt" fo:language="et" fo:country="EE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text-properties fo:language="et" fo:country="EE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67" style:parent-style-name="DefaultParagraphFont" style:family="text">
      <style:text-properties fo:font-size="12pt" style:font-size-asian="12pt" style:font-size-complex="12pt" fo:language="et" fo:country="EE"/>
    </style:style>
    <style:style style:name="P368" style:parent-style-name="Normal" style:family="paragraph">
      <style:text-properties fo:language="et" fo:country="EE"/>
    </style:style>
    <style:style style:name="P369" style:parent-style-name="Normal" style:family="paragraph">
      <style:text-properties fo:language="et" fo:country="EE"/>
    </style:style>
    <style:style style:name="P370" style:parent-style-name="Standard" style:family="paragraph">
      <style:text-properties fo:font-weight="bold" style:font-weight-asian="bold" fo:language="et" fo:country="EE"/>
    </style:style>
    <style:style style:name="P371" style:parent-style-name="Standard" style:list-style-name="LFO7" style:family="paragraph">
      <style:text-properties fo:language="et" fo:country="EE"/>
    </style:style>
    <style:style style:name="P372" style:parent-style-name="Standard" style:list-style-name="LFO7" style:family="paragraph">
      <style:text-properties fo:language="et" fo:country="EE"/>
    </style:style>
    <style:style style:name="P373" style:parent-style-name="Standard" style:list-style-name="LFO7" style:family="paragraph"/>
    <style:style style:name="T374" style:parent-style-name="DefaultParagraphFont" style:family="text">
      <style:text-properties fo:language="et" fo:country="EE"/>
    </style:style>
    <style:style style:name="T375" style:parent-style-name="DefaultParagraphFont" style:family="text">
      <style:text-properties fo:font-style="italic" style:font-style-asian="italic" fo:language="et" fo:country="EE"/>
    </style:style>
    <style:style style:name="T376" style:parent-style-name="DefaultParagraphFont" style:family="text">
      <style:text-properties fo:language="et" fo:country="EE"/>
    </style:style>
    <style:style style:name="T377" style:parent-style-name="DefaultParagraphFont" style:family="text">
      <style:text-properties fo:font-style="italic" style:font-style-asian="italic" fo:language="et" fo:country="EE"/>
    </style:style>
    <style:style style:name="T378" style:parent-style-name="DefaultParagraphFont" style:family="text">
      <style:text-properties fo:language="et" fo:country="EE"/>
    </style:style>
    <style:style style:name="P379" style:parent-style-name="Heading2" style:family="paragraph">
      <style:text-properties fo:language="et" fo:country="EE"/>
    </style:style>
    <style:style style:name="P380" style:parent-style-name="Normal" style:family="paragraph">
      <style:text-properties fo:color="#000000" fo:language="et" fo:country="EE"/>
    </style:style>
    <style:style style:name="P381" style:parent-style-name="Normal" style:family="paragraph">
      <style:text-properties fo:language="et" fo:country="EE"/>
    </style:style>
    <style:style style:name="P382" style:parent-style-name="Normal" style:family="paragraph">
      <style:text-properties fo:language="et" fo:country="EE"/>
    </style:style>
    <style:style style:name="TableColumn384" style:family="table-column">
      <style:table-column-properties style:column-width="2.0416in" style:use-optimal-column-width="false"/>
    </style:style>
    <style:style style:name="TableColumn385" style:family="table-column">
      <style:table-column-properties style:column-width="4.2583in" style:use-optimal-column-width="false"/>
    </style:style>
    <style:style style:name="Table383" style:family="table">
      <style:table-properties style:width="6.3in" fo:margin-left="0.0312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Cell389" style:family="table-cell">
      <style:table-cell-properties fo:border="0.0034in solid #000000" fo:padding-top="0.0381in" fo:padding-left="0.0381in" fo:padding-bottom="0.0381in" fo:padding-right="0.0381in"/>
    </style:style>
    <style:style style:name="P390" style:parent-style-name="ListParagraph" style:family="paragraph">
      <style:paragraph-properties fo:margin-left="0in">
        <style:tab-stops/>
      </style:paragraph-properties>
      <style:text-properties fo:font-weight="bold" style:font-weight-asian="bold" style:font-weight-complex="bold" fo:language="et" fo:country="EE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5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5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0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5" style:parent-style-name="ListParagraph" style:family="paragraph">
      <style:paragraph-properties fo:margin-left="0in">
        <style:tab-stops/>
      </style:paragraph-properties>
    </style:style>
    <style:style style:name="T416" style:parent-style-name="DefaultParagraphFont" style:family="text">
      <style:text-properties fo:language="et" fo:country="EE"/>
    </style:style>
    <style:style style:name="T417" style:parent-style-name="DefaultParagraphFont" style:family="text">
      <style:text-properties fo:font-style="italic" style:font-style-asian="italic" fo:language="et" fo:country="EE"/>
    </style:style>
    <style:style style:name="T418" style:parent-style-name="DefaultParagraphFont" style:family="text">
      <style:text-properties fo:language="et" fo:country="EE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1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3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8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29" style:parent-style-name="ListParagraph" style:family="paragraph">
      <style:paragraph-properties fo:margin-left="0in">
        <style:tab-stops/>
      </style:paragraph-properties>
      <style:text-properties fo:language="et" fo:country="EE"/>
    </style:style>
    <style:style style:name="P430" style:parent-style-name="Normal" style:family="paragraph">
      <style:paragraph-properties style:text-autospace="none" fo:background-color="#D6E3BC"/>
    </style:style>
    <style:style style:name="T431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432" style:parent-style-name="Normal" style:family="paragraph">
      <style:paragraph-properties style:text-autospace="none" fo:background-color="#D6E3BC"/>
    </style:style>
    <style:style style:name="T43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3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3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3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3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4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4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4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44" style:parent-style-name="Normal" style:family="paragraph">
      <style:paragraph-properties style:text-autospace="none" fo:background-color="#D6E3BC"/>
    </style:style>
    <style:style style:name="T44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4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4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4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5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5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5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5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57" style:parent-style-name="Normal" style:family="paragraph">
      <style:paragraph-properties style:text-autospace="none" fo:background-color="#D6E3BC"/>
    </style:style>
    <style:style style:name="T45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5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6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6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6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6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6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70" style:parent-style-name="Normal" style:family="paragraph">
      <style:paragraph-properties style:text-autospace="none" fo:background-color="#D6E3BC"/>
    </style:style>
    <style:style style:name="T47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7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7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7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7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7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7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7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8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83" style:parent-style-name="Normal" style:family="paragraph">
      <style:paragraph-properties style:text-autospace="none" fo:background-color="#D6E3BC"/>
    </style:style>
    <style:style style:name="T48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8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496" style:parent-style-name="Normal" style:family="paragraph">
      <style:paragraph-properties style:text-autospace="none" fo:background-color="#D6E3BC"/>
    </style:style>
    <style:style style:name="T49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0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11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12" style:parent-style-name="Normal" style:family="paragraph">
      <style:paragraph-properties style:text-autospace="none" fo:background-color="#D6E3BC"/>
    </style:style>
    <style:style style:name="T513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14" style:parent-style-name="Normal" style:family="paragraph">
      <style:paragraph-properties style:text-autospace="none" fo:background-color="#D6E3BC"/>
    </style:style>
    <style:style style:name="T51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1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1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1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2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2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27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28" style:parent-style-name="Normal" style:family="paragraph">
      <style:paragraph-properties style:text-autospace="none" fo:background-color="#D6E3BC"/>
    </style:style>
    <style:style style:name="T529" style:parent-style-name="DefaultParagraphFont" style:family="text">
      <style:text-properties style:font-name="Courier New" style:font-name-complex="Courier New" fo:color="#3F5FBF" fo:font-size="8pt" style:font-size-asian="8pt" style:font-size-complex="8pt" fo:language="et" fo:country="EE" style:language-complex="ar" style:country-complex="SA"/>
    </style:style>
    <style:style style:name="P530" style:parent-style-name="Normal" style:family="paragraph">
      <style:paragraph-properties style:text-autospace="none" fo:background-color="#D6E3BC"/>
    </style:style>
    <style:style style:name="T53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3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3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3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3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3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4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43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44" style:parent-style-name="Normal" style:family="paragraph">
      <style:paragraph-properties style:text-autospace="none" fo:background-color="#D6E3BC"/>
    </style:style>
    <style:style style:name="T54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4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4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5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5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5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53" style:parent-style-name="Normal" style:family="paragraph">
      <style:paragraph-properties style:text-autospace="none" fo:background-color="#D6E3BC"/>
    </style:style>
    <style:style style:name="T55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5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5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58" style:parent-style-name="Normal" style:family="paragraph">
      <style:paragraph-properties style:text-autospace="none" fo:background-color="#D6E3BC"/>
    </style:style>
    <style:style style:name="T55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6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6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6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6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6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67" style:parent-style-name="Normal" style:family="paragraph">
      <style:paragraph-properties style:text-autospace="none" fo:background-color="#D6E3BC"/>
    </style:style>
    <style:style style:name="T56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6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7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7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7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76" style:parent-style-name="Normal" style:family="paragraph">
      <style:paragraph-properties style:text-autospace="none" fo:background-color="#D6E3BC"/>
    </style:style>
    <style:style style:name="T57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7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7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8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81" style:parent-style-name="Normal" style:family="paragraph">
      <style:paragraph-properties style:text-autospace="none" fo:background-color="#D6E3BC"/>
    </style:style>
    <style:style style:name="T58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8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8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85" style:parent-style-name="Normal" style:family="paragraph">
      <style:paragraph-properties style:text-autospace="none" fo:background-color="#D6E3BC"/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86" style:parent-style-name="Normal" style:family="paragraph">
      <style:paragraph-properties style:text-autospace="none" fo:background-color="#D6E3BC"/>
    </style:style>
    <style:style style:name="T58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58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9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59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59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59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599" style:parent-style-name="Normal" style:family="paragraph">
      <style:paragraph-properties style:text-autospace="none" fo:background-color="#D6E3BC"/>
    </style:style>
    <style:style style:name="T60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0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0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0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0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0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1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12" style:parent-style-name="Normal" style:family="paragraph">
      <style:paragraph-properties style:text-autospace="none" fo:background-color="#D6E3BC"/>
    </style:style>
    <style:style style:name="T61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1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1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1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2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2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2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2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25" style:parent-style-name="Normal" style:family="paragraph">
      <style:paragraph-properties style:text-autospace="none" fo:background-color="#D6E3BC"/>
    </style:style>
    <style:style style:name="T62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2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2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3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3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3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3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3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38" style:parent-style-name="Normal" style:family="paragraph">
      <style:paragraph-properties style:text-autospace="none" fo:background-color="#D6E3BC"/>
    </style:style>
    <style:style style:name="T63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4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4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42" style:parent-style-name="Normal" style:family="paragraph">
      <style:paragraph-properties style:text-autospace="none" fo:background-color="#D6E3BC"/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P643" style:parent-style-name="Normal" style:family="paragraph">
      <style:paragraph-properties style:text-autospace="none" fo:background-color="#D6E3BC"/>
    </style:style>
    <style:style style:name="T64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4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4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4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5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55" style:parent-style-name="Normal" style:family="paragraph">
      <style:paragraph-properties style:text-autospace="none" fo:background-color="#D6E3BC"/>
    </style:style>
    <style:style style:name="T65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5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5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6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6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6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6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68" style:parent-style-name="Normal" style:family="paragraph">
      <style:paragraph-properties style:text-autospace="none" fo:background-color="#D6E3BC"/>
    </style:style>
    <style:style style:name="T66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7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7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81" style:parent-style-name="Normal" style:family="paragraph">
      <style:paragraph-properties style:text-autospace="none" fo:background-color="#D6E3BC"/>
    </style:style>
    <style:style style:name="T68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8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8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8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6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69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9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694" style:parent-style-name="Normal" style:family="paragraph">
      <style:paragraph-properties style:text-autospace="none" fo:background-color="#D6E3BC"/>
    </style:style>
    <style:style style:name="T69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69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69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69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0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0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0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07" style:parent-style-name="Normal" style:family="paragraph">
      <style:paragraph-properties style:text-autospace="none" fo:background-color="#D6E3BC"/>
    </style:style>
    <style:style style:name="T70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1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1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1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1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1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20" style:parent-style-name="Normal" style:family="paragraph">
      <style:paragraph-properties style:text-autospace="none" fo:background-color="#D6E3BC"/>
    </style:style>
    <style:style style:name="T72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22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2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2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3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33" style:parent-style-name="Normal" style:family="paragraph">
      <style:paragraph-properties style:text-autospace="none" fo:background-color="#D6E3BC"/>
    </style:style>
    <style:style style:name="T73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35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3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3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1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4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4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46" style:parent-style-name="Normal" style:family="paragraph">
      <style:paragraph-properties style:text-autospace="none" fo:background-color="#D6E3BC"/>
    </style:style>
    <style:style style:name="T74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48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4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5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5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5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59" style:parent-style-name="Normal" style:family="paragraph">
      <style:paragraph-properties style:text-autospace="none" fo:background-color="#D6E3BC"/>
    </style:style>
    <style:style style:name="T76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61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6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6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67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6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70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1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72" style:parent-style-name="Normal" style:family="paragraph">
      <style:paragraph-properties style:text-autospace="none" fo:background-color="#D6E3BC"/>
    </style:style>
    <style:style style:name="T77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7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7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7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7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8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8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85" style:parent-style-name="Normal" style:family="paragraph">
      <style:paragraph-properties style:text-autospace="none" fo:background-color="#D6E3BC"/>
    </style:style>
    <style:style style:name="T78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78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78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9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3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794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7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796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797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798" style:parent-style-name="Normal" style:family="paragraph">
      <style:paragraph-properties style:text-autospace="none" fo:background-color="#D6E3BC"/>
    </style:style>
    <style:style style:name="T79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0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0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0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0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0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0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11" style:parent-style-name="Normal" style:family="paragraph">
      <style:paragraph-properties style:text-autospace="none" fo:background-color="#D6E3BC"/>
    </style:style>
    <style:style style:name="T812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13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14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5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18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19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20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22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24" style:parent-style-name="Normal" style:family="paragraph">
      <style:paragraph-properties style:text-autospace="none" fo:background-color="#D6E3BC"/>
    </style:style>
    <style:style style:name="T825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26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27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28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29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3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3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3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37" style:parent-style-name="Normal" style:family="paragraph">
      <style:paragraph-properties style:text-autospace="none" fo:background-color="#D6E3BC"/>
    </style:style>
    <style:style style:name="T838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39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40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41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43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4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4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4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4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0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51" style:parent-style-name="Normal" style:family="paragraph">
      <style:paragraph-properties style:text-autospace="none" fo:background-color="#D6E3BC"/>
    </style:style>
    <style:style style:name="T852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53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54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55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56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0" style:parent-style-name="DefaultParagraphFont" style:family="text">
      <style:text-properties style:font-name="Courier New" style:font-name-complex="Courier New" fo:color="#7F007F" fo:font-size="8pt" style:font-size-asian="8pt" style:font-size-complex="8pt" fo:language="et" fo:country="EE" style:language-complex="ar" style:country-complex="SA"/>
    </style:style>
    <style:style style:name="T861" style:parent-style-name="DefaultParagraphFont" style:family="text">
      <style:text-properties style:font-name="Courier New" style:font-name-complex="Courier New" fo:color="#000000" fo:font-size="8pt" style:font-size-asian="8pt" style:font-size-complex="8pt" fo:language="et" fo:country="EE" style:language-complex="ar" style:country-complex="SA"/>
    </style:style>
    <style:style style:name="T86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8pt" style:font-size-asian="8pt" style:font-size-complex="8pt" fo:language="et" fo:country="EE" style:language-complex="ar" style:country-complex="SA"/>
    </style:style>
    <style:style style:name="T863" style:parent-style-name="DefaultParagraphFont" style:family="text">
      <style:text-properties style:font-name="Courier New" style:font-name-complex="Courier New" fo:font-size="8pt" style:font-size-asian="8pt" style:font-size-complex="8pt" fo:language="et" fo:country="EE" style:language-complex="ar" style:country-complex="SA"/>
    </style:style>
    <style:style style:name="T864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65" style:parent-style-name="Normal" style:family="paragraph">
      <style:paragraph-properties fo:background-color="#D6E3BC"/>
    </style:style>
    <style:style style:name="T866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T867" style:parent-style-name="DefaultParagraphFont" style:family="text">
      <style:text-properties style:font-name="Courier New" style:font-name-complex="Courier New" fo:color="#3F7F7F" fo:font-size="8pt" style:font-size-asian="8pt" style:font-size-complex="8pt" fo:language="et" fo:country="EE" style:language-complex="ar" style:country-complex="SA"/>
    </style:style>
    <style:style style:name="T868" style:parent-style-name="DefaultParagraphFont" style:family="text">
      <style:text-properties style:font-name="Courier New" style:font-name-complex="Courier New" fo:color="#008080" fo:font-size="8pt" style:font-size-asian="8pt" style:font-size-complex="8pt" fo:language="et" fo:country="EE" style:language-complex="ar" style:country-complex="SA"/>
    </style:style>
    <style:style style:name="P869" style:parent-style-name="Heading3" style:family="paragraph">
      <style:text-properties fo:language="et" fo:country="EE"/>
    </style:style>
    <style:style style:name="P870" style:parent-style-name="Normal" style:family="paragraph">
      <style:text-properties fo:language="et" fo:country="EE"/>
    </style:style>
    <style:style style:name="T87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72" style:parent-style-name="DefaultParagraphFont" style:family="text">
      <style:text-properties fo:font-weight="bold" style:font-weight-asian="bold" fo:language="et" fo:country="EE"/>
    </style:style>
    <style:style style:name="T873" style:parent-style-name="DefaultParagraphFont" style:family="text">
      <style:text-properties fo:language="et" fo:country="EE"/>
    </style:style>
    <style:style style:name="P874" style:parent-style-name="Normal" style:family="paragraph">
      <style:text-properties fo:language="et" fo:country="EE"/>
    </style:style>
    <style:style style:name="T87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76" style:parent-style-name="DefaultParagraphFont" style:family="text">
      <style:text-properties fo:language="et" fo:country="EE"/>
    </style:style>
    <style:style style:name="T877" style:parent-style-name="DefaultParagraphFont" style:family="text">
      <style:text-properties fo:language="et" fo:country="EE"/>
    </style:style>
    <style:style style:name="T878" style:parent-style-name="DefaultParagraphFont" style:family="text">
      <style:text-properties fo:language="et" fo:country="EE"/>
    </style:style>
    <style:style style:name="P879" style:parent-style-name="Normal" style:family="paragraph">
      <style:text-properties fo:language="et" fo:country="EE"/>
    </style:style>
    <style:style style:name="T88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81" style:parent-style-name="DefaultParagraphFont" style:family="text">
      <style:text-properties fo:language="et" fo:country="EE"/>
    </style:style>
    <style:style style:name="T882" style:parent-style-name="DefaultParagraphFont" style:family="text">
      <style:text-properties fo:font-style="italic" style:font-style-asian="italic" fo:language="et" fo:country="EE"/>
    </style:style>
    <style:style style:name="P883" style:parent-style-name="Normal" style:family="paragraph">
      <style:text-properties fo:font-style="italic" style:font-style-asian="italic" fo:language="et" fo:country="EE"/>
    </style:style>
    <style:style style:name="T88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85" style:parent-style-name="DefaultParagraphFont" style:family="text">
      <style:text-properties fo:language="et" fo:country="EE"/>
    </style:style>
    <style:style style:name="T886" style:parent-style-name="DefaultParagraphFont" style:family="text">
      <style:text-properties fo:language="et" fo:country="EE"/>
    </style:style>
    <style:style style:name="P887" style:parent-style-name="Normal" style:family="paragraph">
      <style:text-properties fo:language="et" fo:country="EE"/>
    </style:style>
    <style:style style:name="T88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89" style:parent-style-name="DefaultParagraphFont" style:family="text">
      <style:text-properties fo:language="et" fo:country="EE"/>
    </style:style>
    <style:style style:name="T890" style:parent-style-name="DefaultParagraphFont" style:family="text">
      <style:text-properties fo:language="et" fo:country="EE"/>
    </style:style>
    <style:style style:name="P891" style:parent-style-name="Normal" style:family="paragraph">
      <style:text-properties fo:language="et" fo:country="EE"/>
    </style:style>
    <style:style style:name="T89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93" style:parent-style-name="DefaultParagraphFont" style:family="text">
      <style:text-properties fo:language="et" fo:country="EE"/>
    </style:style>
    <style:style style:name="T894" style:parent-style-name="DefaultParagraphFont" style:family="text">
      <style:text-properties fo:language="et" fo:country="EE"/>
    </style:style>
    <style:style style:name="P895" style:parent-style-name="Normal" style:family="paragraph">
      <style:text-properties fo:language="et" fo:country="EE"/>
    </style:style>
    <style:style style:name="T89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897" style:parent-style-name="DefaultParagraphFont" style:family="text">
      <style:text-properties fo:language="et" fo:country="EE"/>
    </style:style>
    <style:style style:name="T898" style:parent-style-name="DefaultParagraphFont" style:family="text">
      <style:text-properties fo:language="et" fo:country="EE"/>
    </style:style>
    <style:style style:name="T899" style:parent-style-name="DefaultParagraphFont" style:family="text">
      <style:text-properties fo:language="et" fo:country="EE"/>
    </style:style>
    <style:style style:name="T900" style:parent-style-name="DefaultParagraphFont" style:family="text">
      <style:text-properties fo:language="et" fo:country="EE"/>
    </style:style>
    <style:style style:name="T901" style:parent-style-name="DefaultParagraphFont" style:family="text">
      <style:text-properties fo:language="et" fo:country="EE"/>
    </style:style>
    <style:style style:name="P902" style:parent-style-name="Normal" style:family="paragraph">
      <style:text-properties fo:font-style="italic" style:font-style-asian="italic" fo:language="et" fo:country="EE"/>
    </style:style>
    <style:style style:name="T903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04" style:parent-style-name="DefaultParagraphFont" style:family="text">
      <style:text-properties fo:language="et" fo:country="EE" style:language-complex="ar" style:country-complex="SA"/>
    </style:style>
    <style:style style:name="P905" style:parent-style-name="Normal" style:family="paragraph">
      <style:text-properties fo:font-style="italic" style:font-style-asian="italic" fo:language="et" fo:country="EE"/>
    </style:style>
    <style:style style:name="T90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07" style:parent-style-name="DefaultParagraphFont" style:family="text">
      <style:text-properties fo:font-style="italic" style:font-style-asian="italic" fo:language="et" fo:country="EE"/>
    </style:style>
    <style:style style:name="T908" style:parent-style-name="DefaultParagraphFont" style:family="text">
      <style:text-properties fo:language="et" fo:country="EE"/>
    </style:style>
    <style:style style:name="P909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1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11" style:parent-style-name="DefaultParagraphFont" style:family="text">
      <style:text-properties fo:font-style="italic" style:font-style-asian="italic" fo:language="et" fo:country="EE"/>
    </style:style>
    <style:style style:name="T912" style:parent-style-name="DefaultParagraphFont" style:family="text">
      <style:text-properties fo:language="et" fo:country="EE"/>
    </style:style>
    <style:style style:name="T913" style:parent-style-name="DefaultParagraphFont" style:family="text">
      <style:text-properties fo:language="et" fo:country="EE"/>
    </style:style>
    <style:style style:name="T914" style:parent-style-name="DefaultParagraphFont" style:family="text">
      <style:text-properties fo:language="et" fo:country="EE"/>
    </style:style>
    <style:style style:name="P915" style:parent-style-name="Normal" style:family="paragraph">
      <style:text-properties fo:font-weight="bold" style:font-weight-asian="bold" fo:font-style="italic" style:font-style-asian="italic" fo:language="et" fo:country="EE"/>
    </style:style>
    <style:style style:name="T91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17" style:parent-style-name="DefaultParagraphFont" style:family="text">
      <style:text-properties fo:font-style="italic" style:font-style-asian="italic" fo:language="et" fo:country="EE"/>
    </style:style>
    <style:style style:name="T918" style:parent-style-name="DefaultParagraphFont" style:family="text">
      <style:text-properties fo:language="et" fo:country="EE"/>
    </style:style>
    <style:style style:name="T919" style:parent-style-name="DefaultParagraphFont" style:family="text">
      <style:text-properties fo:language="et" fo:country="EE"/>
    </style:style>
    <style:style style:name="P920" style:parent-style-name="Normal" style:family="paragraph">
      <style:text-properties fo:language="et" fo:country="EE"/>
    </style:style>
    <style:style style:name="T92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2" style:parent-style-name="DefaultParagraphFont" style:family="text">
      <style:text-properties fo:font-style="italic" style:font-style-asian="italic" fo:language="et" fo:country="EE"/>
    </style:style>
    <style:style style:name="T923" style:parent-style-name="DefaultParagraphFont" style:family="text">
      <style:text-properties fo:language="et" fo:country="EE"/>
    </style:style>
    <style:style style:name="T924" style:parent-style-name="DefaultParagraphFont" style:family="text">
      <style:text-properties fo:language="et" fo:country="EE"/>
    </style:style>
    <style:style style:name="T925" style:parent-style-name="DefaultParagraphFont" style:family="text">
      <style:text-properties fo:language="et" fo:country="EE"/>
    </style:style>
    <style:style style:name="T926" style:parent-style-name="DefaultParagraphFont" style:family="text">
      <style:text-properties fo:language="et" fo:country="EE"/>
    </style:style>
    <style:style style:name="P927" style:parent-style-name="Normal" style:family="paragraph">
      <style:text-properties fo:font-style="italic" style:font-style-asian="italic" fo:language="et" fo:country="EE"/>
    </style:style>
    <style:style style:name="T92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29" style:parent-style-name="DefaultParagraphFont" style:family="text">
      <style:text-properties fo:font-style="italic" style:font-style-asian="italic" fo:language="et" fo:country="EE"/>
    </style:style>
    <style:style style:name="T930" style:parent-style-name="DefaultParagraphFont" style:family="text">
      <style:text-properties fo:language="et" fo:country="EE"/>
    </style:style>
    <style:style style:name="T931" style:parent-style-name="DefaultParagraphFont" style:family="text">
      <style:text-properties fo:language="et" fo:country="EE"/>
    </style:style>
    <style:style style:name="T932" style:parent-style-name="DefaultParagraphFont" style:family="text">
      <style:text-properties fo:language="et" fo:country="EE"/>
    </style:style>
    <style:style style:name="T933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4" style:parent-style-name="DefaultParagraphFont" style:family="text">
      <style:text-properties fo:font-weight="bold" style:font-weight-asian="bold" fo:language="et" fo:country="EE"/>
    </style:style>
    <style:style style:name="T935" style:parent-style-name="DefaultParagraphFont" style:family="text">
      <style:text-properties fo:language="et" fo:country="EE"/>
    </style:style>
    <style:style style:name="P936" style:parent-style-name="Normal" style:family="paragraph">
      <style:text-properties fo:language="et" fo:country="EE"/>
    </style:style>
    <style:style style:name="T93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38" style:parent-style-name="DefaultParagraphFont" style:family="text">
      <style:text-properties fo:language="et" fo:country="EE"/>
    </style:style>
    <style:style style:name="P939" style:parent-style-name="Normal" style:family="paragraph">
      <style:text-properties fo:font-style="italic" style:font-style-asian="italic" fo:language="et" fo:country="EE"/>
    </style:style>
    <style:style style:name="T94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41" style:parent-style-name="DefaultParagraphFont" style:family="text">
      <style:text-properties fo:language="et" fo:country="EE" style:language-complex="ar" style:country-complex="SA"/>
    </style:style>
    <style:style style:name="T942" style:parent-style-name="DefaultParagraphFont" style:family="text">
      <style:text-properties fo:language="et" fo:country="EE" style:language-complex="ar" style:country-complex="SA"/>
    </style:style>
    <style:style style:name="P943" style:parent-style-name="Normal" style:family="paragraph">
      <style:text-properties fo:language="et" fo:country="EE" style:language-complex="ar" style:country-complex="SA"/>
    </style:style>
    <style:style style:name="T94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45" style:parent-style-name="DefaultParagraphFont" style:family="text">
      <style:text-properties fo:language="et" fo:country="EE" style:language-complex="ar" style:country-complex="SA"/>
    </style:style>
    <style:style style:name="T946" style:parent-style-name="DefaultParagraphFont" style:family="text">
      <style:text-properties fo:language="et" fo:country="EE" style:language-complex="ar" style:country-complex="SA"/>
    </style:style>
    <style:style style:name="P947" style:parent-style-name="Normal" style:family="paragraph">
      <style:text-properties fo:language="et" fo:country="EE" style:language-complex="ar" style:country-complex="SA"/>
    </style:style>
    <style:style style:name="T94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49" style:parent-style-name="DefaultParagraphFont" style:family="text">
      <style:text-properties fo:language="et" fo:country="EE" style:language-complex="ar" style:country-complex="SA"/>
    </style:style>
    <style:style style:name="T950" style:parent-style-name="DefaultParagraphFont" style:family="text">
      <style:text-properties fo:language="et" fo:country="EE" style:language-complex="ar" style:country-complex="SA"/>
    </style:style>
    <style:style style:name="P951" style:parent-style-name="Normal" style:family="paragraph">
      <style:text-properties fo:language="et" fo:country="EE" style:language-complex="ar" style:country-complex="SA"/>
    </style:style>
    <style:style style:name="T95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53" style:parent-style-name="DefaultParagraphFont" style:family="text">
      <style:text-properties fo:language="et" fo:country="EE" style:language-complex="ar" style:country-complex="SA"/>
    </style:style>
    <style:style style:name="T954" style:parent-style-name="DefaultParagraphFont" style:family="text">
      <style:text-properties fo:language="et" fo:country="EE" style:language-complex="ar" style:country-complex="SA"/>
    </style:style>
    <style:style style:name="P955" style:parent-style-name="Normal" style:family="paragraph">
      <style:text-properties fo:language="et" fo:country="EE" style:language-complex="ar" style:country-complex="SA"/>
    </style:style>
    <style:style style:name="T95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57" style:parent-style-name="DefaultParagraphFont" style:family="text">
      <style:text-properties fo:language="et" fo:country="EE" style:language-complex="ar" style:country-complex="SA"/>
    </style:style>
    <style:style style:name="T958" style:parent-style-name="DefaultParagraphFont" style:family="text">
      <style:text-properties fo:language="et" fo:country="EE" style:language-complex="ar" style:country-complex="SA"/>
    </style:style>
    <style:style style:name="P959" style:parent-style-name="Normal" style:family="paragraph">
      <style:text-properties fo:language="et" fo:country="EE" style:language-complex="ar" style:country-complex="SA"/>
    </style:style>
    <style:style style:name="T96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61" style:parent-style-name="DefaultParagraphFont" style:family="text">
      <style:text-properties fo:language="et" fo:country="EE" style:language-complex="ar" style:country-complex="SA"/>
    </style:style>
    <style:style style:name="T962" style:parent-style-name="DefaultParagraphFont" style:family="text">
      <style:text-properties fo:language="et" fo:country="EE" style:language-complex="ar" style:country-complex="SA"/>
    </style:style>
    <style:style style:name="P963" style:parent-style-name="Normal" style:family="paragraph">
      <style:text-properties fo:language="et" fo:country="EE" style:language-complex="ar" style:country-complex="SA"/>
    </style:style>
    <style:style style:name="T96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65" style:parent-style-name="DefaultParagraphFont" style:family="text">
      <style:text-properties fo:language="et" fo:country="EE" style:language-complex="ar" style:country-complex="SA"/>
    </style:style>
    <style:style style:name="T966" style:parent-style-name="DefaultParagraphFont" style:family="text">
      <style:text-properties fo:language="et" fo:country="EE" style:language-complex="ar" style:country-complex="SA"/>
    </style:style>
    <style:style style:name="P967" style:parent-style-name="Normal" style:family="paragraph">
      <style:text-properties fo:language="et" fo:country="EE" style:language-complex="ar" style:country-complex="SA"/>
    </style:style>
    <style:style style:name="T96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69" style:parent-style-name="DefaultParagraphFont" style:family="text">
      <style:text-properties fo:language="et" fo:country="EE" style:language-complex="ar" style:country-complex="SA"/>
    </style:style>
    <style:style style:name="T970" style:parent-style-name="DefaultParagraphFont" style:family="text">
      <style:text-properties fo:language="et" fo:country="EE" style:language-complex="ar" style:country-complex="SA"/>
    </style:style>
    <style:style style:name="P971" style:parent-style-name="Normal" style:family="paragraph">
      <style:text-properties fo:language="et" fo:country="EE" style:language-complex="ar" style:country-complex="SA"/>
    </style:style>
    <style:style style:name="T97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73" style:parent-style-name="DefaultParagraphFont" style:family="text">
      <style:text-properties fo:language="et" fo:country="EE" style:language-complex="ar" style:country-complex="SA"/>
    </style:style>
    <style:style style:name="T974" style:parent-style-name="DefaultParagraphFont" style:family="text">
      <style:text-properties fo:language="et" fo:country="EE" style:language-complex="ar" style:country-complex="SA"/>
    </style:style>
    <style:style style:name="P975" style:parent-style-name="Normal" style:family="paragraph">
      <style:text-properties fo:language="et" fo:country="EE" style:language-complex="ar" style:country-complex="SA"/>
    </style:style>
    <style:style style:name="T97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77" style:parent-style-name="DefaultParagraphFont" style:family="text">
      <style:text-properties fo:language="et" fo:country="EE" style:language-complex="ar" style:country-complex="SA"/>
    </style:style>
    <style:style style:name="T978" style:parent-style-name="DefaultParagraphFont" style:family="text">
      <style:text-properties fo:language="et" fo:country="EE" style:language-complex="ar" style:country-complex="SA"/>
    </style:style>
    <style:style style:name="P979" style:parent-style-name="Normal" style:family="paragraph">
      <style:text-properties fo:language="et" fo:country="EE" style:language-complex="ar" style:country-complex="SA"/>
    </style:style>
    <style:style style:name="T98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1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983" style:parent-style-name="DefaultParagraphFont" style:family="text">
      <style:text-properties fo:language="et" fo:country="EE" style:language-complex="ar" style:country-complex="SA"/>
    </style:style>
    <style:style style:name="T984" style:parent-style-name="DefaultParagraphFont" style:family="text">
      <style:text-properties fo:language="et" fo:country="EE" style:language-complex="ar" style:country-complex="SA"/>
    </style:style>
    <style:style style:name="T985" style:parent-style-name="DefaultParagraphFont" style:family="text">
      <style:text-properties fo:language="et" fo:country="EE" style:language-complex="ar" style:country-complex="SA"/>
    </style:style>
    <style:style style:name="P986" style:parent-style-name="Normal" style:family="paragraph">
      <style:text-properties fo:language="et" fo:country="EE" style:language-complex="ar" style:country-complex="SA"/>
    </style:style>
    <style:style style:name="P987" style:parent-style-name="Normal" style:family="paragraph">
      <style:text-properties fo:language="et" fo:country="EE" style:language-complex="ar" style:country-complex="SA"/>
    </style:style>
    <style:style style:name="P988" style:parent-style-name="Heading3" style:family="paragraph">
      <style:text-properties fo:language="et" fo:country="EE"/>
    </style:style>
    <style:style style:name="P989" style:parent-style-name="Normal" style:family="paragraph">
      <style:text-properties fo:language="et" fo:country="EE" style:language-complex="ar" style:country-complex="SA"/>
    </style:style>
    <style:style style:name="T990" style:parent-style-name="DefaultParagraphFont" style:family="text">
      <style:text-properties fo:language="et" fo:country="EE"/>
    </style:style>
    <style:style style:name="T991" style:parent-style-name="DefaultParagraphFont" style:family="text">
      <style:text-properties fo:language="et" fo:country="EE"/>
    </style:style>
    <style:style style:name="T99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993" style:parent-style-name="DefaultParagraphFont" style:family="text">
      <style:text-properties fo:language="et" fo:country="EE"/>
    </style:style>
    <style:style style:name="P994" style:parent-style-name="Normal" style:family="paragraph">
      <style:text-properties fo:language="et" fo:country="EE"/>
    </style:style>
    <style:style style:name="P995" style:parent-style-name="Normal" style:family="paragraph">
      <style:paragraph-properties style:text-autospace="none" fo:background-color="#D6E3BC"/>
    </style:style>
    <style:style style:name="T9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997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99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9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0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07" style:parent-style-name="Normal" style:family="paragraph">
      <style:paragraph-properties style:text-autospace="none" fo:background-color="#D6E3BC"/>
    </style:style>
    <style:style style:name="T10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0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19" style:parent-style-name="Normal" style:family="paragraph">
      <style:paragraph-properties style:text-autospace="none" fo:background-color="#D6E3BC"/>
    </style:style>
    <style:style style:name="T102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21" style:parent-style-name="Normal" style:family="paragraph">
      <style:paragraph-properties style:text-autospace="none" fo:background-color="#D6E3BC"/>
    </style:style>
    <style:style style:name="T10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33" style:parent-style-name="Normal" style:family="paragraph">
      <style:paragraph-properties style:text-autospace="none" fo:background-color="#D6E3BC"/>
    </style:style>
    <style:style style:name="T103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35" style:parent-style-name="Normal" style:family="paragraph">
      <style:paragraph-properties style:text-autospace="none" fo:background-color="#D6E3BC"/>
    </style:style>
    <style:style style:name="T10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3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3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3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4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4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47" style:parent-style-name="Normal" style:family="paragraph">
      <style:paragraph-properties style:text-autospace="none" fo:background-color="#D6E3BC"/>
    </style:style>
    <style:style style:name="T10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49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0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51" style:parent-style-name="Normal" style:family="paragraph">
      <style:paragraph-properties style:text-autospace="none" fo:background-color="#D6E3BC"/>
    </style:style>
    <style:style style:name="T10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053" style:parent-style-name="Normal" style:family="paragraph">
      <style:paragraph-properties style:text-autospace="none" fo:background-color="#D6E3BC"/>
    </style:style>
    <style:style style:name="T10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5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5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6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6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65" style:parent-style-name="Normal" style:family="paragraph">
      <style:paragraph-properties style:text-autospace="none" fo:background-color="#D6E3BC"/>
    </style:style>
    <style:style style:name="T10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6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6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6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7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77" style:parent-style-name="Normal" style:family="paragraph">
      <style:paragraph-properties style:text-autospace="none" fo:background-color="#D6E3BC"/>
    </style:style>
    <style:style style:name="T107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79" style:parent-style-name="Normal" style:family="paragraph">
      <style:paragraph-properties style:text-autospace="none" fo:background-color="#D6E3BC"/>
    </style:style>
    <style:style style:name="T10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8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8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8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8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8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8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0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091" style:parent-style-name="Normal" style:family="paragraph">
      <style:paragraph-properties style:text-autospace="none" fo:background-color="#D6E3BC"/>
    </style:style>
    <style:style style:name="T109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093" style:parent-style-name="Normal" style:family="paragraph">
      <style:paragraph-properties style:text-autospace="none" fo:background-color="#D6E3BC"/>
    </style:style>
    <style:style style:name="T10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09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0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0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0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0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0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0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05" style:parent-style-name="Normal" style:family="paragraph">
      <style:paragraph-properties style:text-autospace="none" fo:background-color="#D6E3BC"/>
    </style:style>
    <style:style style:name="T11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0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09" style:parent-style-name="Normal" style:family="paragraph">
      <style:paragraph-properties style:text-autospace="none" fo:background-color="#D6E3BC"/>
    </style:style>
    <style:style style:name="T111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111" style:parent-style-name="Normal" style:family="paragraph">
      <style:paragraph-properties style:text-autospace="none" fo:background-color="#D6E3BC"/>
    </style:style>
    <style:style style:name="T111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1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1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1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1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1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2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2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23" style:parent-style-name="Normal" style:family="paragraph">
      <style:paragraph-properties style:text-autospace="none" fo:background-color="#D6E3BC"/>
    </style:style>
    <style:style style:name="T11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2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2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2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2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3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3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35" style:parent-style-name="Normal" style:family="paragraph">
      <style:paragraph-properties style:text-autospace="none" fo:background-color="#D6E3BC"/>
    </style:style>
    <style:style style:name="T113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37" style:parent-style-name="Normal" style:family="paragraph">
      <style:paragraph-properties style:text-autospace="none" fo:background-color="#D6E3BC"/>
    </style:style>
    <style:style style:name="T113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3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4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4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4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4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4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4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4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49" style:parent-style-name="Normal" style:family="paragraph">
      <style:paragraph-properties style:text-autospace="none" fo:background-color="#D6E3BC"/>
    </style:style>
    <style:style style:name="T1150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51" style:parent-style-name="Normal" style:family="paragraph">
      <style:paragraph-properties style:text-autospace="none" fo:background-color="#D6E3BC"/>
    </style:style>
    <style:style style:name="T11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5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6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63" style:parent-style-name="Normal" style:family="paragraph">
      <style:paragraph-properties style:text-autospace="none" fo:background-color="#D6E3BC"/>
    </style:style>
    <style:style style:name="T11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6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67" style:parent-style-name="Normal" style:family="paragraph">
      <style:paragraph-properties style:text-autospace="none" fo:background-color="#D6E3BC"/>
    </style:style>
    <style:style style:name="T11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169" style:parent-style-name="Normal" style:family="paragraph">
      <style:paragraph-properties style:text-autospace="none" fo:background-color="#D6E3BC"/>
    </style:style>
    <style:style style:name="T11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7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7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7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8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81" style:parent-style-name="Normal" style:family="paragraph">
      <style:paragraph-properties style:text-autospace="none" fo:background-color="#D6E3BC"/>
    </style:style>
    <style:style style:name="T11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8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8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8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19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19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19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193" style:parent-style-name="Normal" style:family="paragraph">
      <style:paragraph-properties style:text-autospace="none" fo:background-color="#D6E3BC"/>
    </style:style>
    <style:style style:name="T1194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195" style:parent-style-name="Normal" style:family="paragraph">
      <style:paragraph-properties style:text-autospace="none" fo:background-color="#D6E3BC"/>
    </style:style>
    <style:style style:name="T119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19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19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1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0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0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07" style:parent-style-name="Normal" style:family="paragraph">
      <style:paragraph-properties style:text-autospace="none" fo:background-color="#D6E3BC"/>
    </style:style>
    <style:style style:name="T120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09" style:parent-style-name="Normal" style:family="paragraph">
      <style:paragraph-properties style:text-autospace="none" fo:background-color="#D6E3BC"/>
    </style:style>
    <style:style style:name="T121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1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1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1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1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1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21" style:parent-style-name="Normal" style:family="paragraph">
      <style:paragraph-properties style:text-autospace="none" fo:background-color="#D6E3BC"/>
    </style:style>
    <style:style style:name="T12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25" style:parent-style-name="Normal" style:family="paragraph">
      <style:paragraph-properties style:text-autospace="none" fo:background-color="#D6E3BC"/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226" style:parent-style-name="Normal" style:family="paragraph">
      <style:paragraph-properties style:text-autospace="none" fo:background-color="#D6E3BC"/>
    </style:style>
    <style:style style:name="T122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28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2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3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38" style:parent-style-name="Normal" style:family="paragraph">
      <style:paragraph-properties style:text-autospace="none" fo:background-color="#D6E3BC"/>
    </style:style>
    <style:style style:name="T12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4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4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4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4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4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4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4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4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4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51" style:parent-style-name="Normal" style:family="paragraph">
      <style:paragraph-properties style:text-autospace="none" fo:background-color="#D6E3BC"/>
    </style:style>
    <style:style style:name="T12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53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54" style:parent-style-name="Normal" style:family="paragraph">
      <style:paragraph-properties style:text-autospace="none" fo:background-color="#D6E3BC"/>
    </style:style>
    <style:style style:name="T125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67" style:parent-style-name="Normal" style:family="paragraph">
      <style:paragraph-properties style:text-autospace="none" fo:background-color="#D6E3BC"/>
    </style:style>
    <style:style style:name="T12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69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270" style:parent-style-name="Normal" style:family="paragraph">
      <style:paragraph-properties style:text-autospace="none" fo:background-color="#D6E3BC"/>
    </style:style>
    <style:style style:name="T127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7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7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7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7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7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7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83" style:parent-style-name="Normal" style:family="paragraph">
      <style:paragraph-properties style:text-autospace="none" fo:background-color="#D6E3BC"/>
    </style:style>
    <style:style style:name="T128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85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2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287" style:parent-style-name="Normal" style:family="paragraph">
      <style:paragraph-properties style:text-autospace="none" fo:background-color="#D6E3BC"/>
    </style:style>
    <style:style style:name="T128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P1289" style:parent-style-name="Normal" style:family="paragraph">
      <style:paragraph-properties style:text-autospace="none" fo:background-color="#D6E3BC"/>
    </style:style>
    <style:style style:name="T12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29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29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9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9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2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2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2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2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01" style:parent-style-name="Normal" style:family="paragraph">
      <style:paragraph-properties style:text-autospace="none" fo:background-color="#D6E3BC"/>
    </style:style>
    <style:style style:name="T130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0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0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0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0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0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1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1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14" style:parent-style-name="Normal" style:family="paragraph">
      <style:paragraph-properties style:text-autospace="none" fo:background-color="#D6E3BC"/>
    </style:style>
    <style:style style:name="T131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16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317" style:parent-style-name="Normal" style:family="paragraph">
      <style:paragraph-properties style:text-autospace="none" fo:background-color="#D6E3BC"/>
    </style:style>
    <style:style style:name="T13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1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2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2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2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2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2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2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30" style:parent-style-name="Normal" style:family="paragraph">
      <style:paragraph-properties style:text-autospace="none" fo:background-color="#D6E3BC"/>
    </style:style>
    <style:style style:name="T13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32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333" style:parent-style-name="Normal" style:family="paragraph">
      <style:paragraph-properties style:text-autospace="none" fo:background-color="#D6E3BC"/>
    </style:style>
    <style:style style:name="T13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3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4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46" style:parent-style-name="Normal" style:family="paragraph">
      <style:paragraph-properties style:text-autospace="none" fo:background-color="#D6E3BC"/>
    </style:style>
    <style:style style:name="T13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4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50" style:parent-style-name="Normal" style:family="paragraph">
      <style:paragraph-properties style:text-autospace="none" fo:background-color="#D6E3BC"/>
      <style:text-properties fo:language="et" fo:country="EE"/>
    </style:style>
    <style:style style:name="P1351" style:parent-style-name="Normal" style:family="paragraph">
      <style:paragraph-properties style:text-autospace="none" fo:background-color="#D6E3BC"/>
    </style:style>
    <style:style style:name="T13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5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6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63" style:parent-style-name="Normal" style:family="paragraph">
      <style:paragraph-properties style:text-autospace="none" fo:background-color="#D6E3BC"/>
    </style:style>
    <style:style style:name="T13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6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6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6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6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7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7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7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7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75" style:parent-style-name="Normal" style:family="paragraph">
      <style:paragraph-properties style:text-autospace="none" fo:background-color="#D6E3BC"/>
    </style:style>
    <style:style style:name="T13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7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7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8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8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8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87" style:parent-style-name="Normal" style:family="paragraph">
      <style:paragraph-properties style:text-autospace="none" fo:background-color="#D6E3BC"/>
    </style:style>
    <style:style style:name="T138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38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39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9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9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9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39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39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3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3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399" style:parent-style-name="Normal" style:family="paragraph">
      <style:paragraph-properties fo:background-color="#D6E3BC"/>
    </style:style>
    <style:style style:name="T14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0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0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04" style:parent-style-name="Normal" style:family="paragraph">
      <style:paragraph-properties style:text-autospace="none" fo:background-color="#D6E3BC"/>
    </style:style>
    <style:style style:name="T14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06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40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0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0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1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16" style:parent-style-name="Normal" style:family="paragraph">
      <style:paragraph-properties style:text-autospace="none" fo:background-color="#D6E3BC"/>
    </style:style>
    <style:style style:name="T14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1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29" style:parent-style-name="Normal" style:family="paragraph">
      <style:paragraph-properties style:text-autospace="none" fo:background-color="#D6E3BC"/>
    </style:style>
    <style:style style:name="T14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31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432" style:parent-style-name="Normal" style:family="paragraph">
      <style:paragraph-properties style:text-autospace="none" fo:background-color="#D6E3BC"/>
    </style:style>
    <style:style style:name="T143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3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3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3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4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4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4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4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4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45" style:parent-style-name="Normal" style:family="paragraph">
      <style:paragraph-properties style:text-autospace="none" fo:background-color="#D6E3BC"/>
    </style:style>
    <style:style style:name="T144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47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1448" style:parent-style-name="Normal" style:family="paragraph">
      <style:paragraph-properties style:text-autospace="none" fo:background-color="#D6E3BC"/>
    </style:style>
    <style:style style:name="T144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5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45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5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5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5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5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5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5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45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46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61" style:parent-style-name="Normal" style:family="paragraph">
      <style:paragraph-properties fo:background-color="#D6E3BC"/>
    </style:style>
    <style:style style:name="T146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63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4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465" style:parent-style-name="Normal" style:family="paragraph">
      <style:text-properties fo:font-style="italic" style:font-style-asian="italic" fo:language="et" fo:country="EE"/>
    </style:style>
    <style:style style:name="T146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67" style:parent-style-name="DefaultParagraphFont" style:family="text">
      <style:text-properties fo:language="et" fo:country="EE"/>
    </style:style>
    <style:style style:name="T146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69" style:parent-style-name="DefaultParagraphFont" style:family="text">
      <style:text-properties fo:language="et" fo:country="EE"/>
    </style:style>
    <style:style style:name="T147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71" style:parent-style-name="DefaultParagraphFont" style:family="text">
      <style:text-properties fo:language="et" fo:country="EE"/>
    </style:style>
    <style:style style:name="T147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73" style:parent-style-name="DefaultParagraphFont" style:family="text">
      <style:text-properties fo:language="et" fo:country="EE"/>
    </style:style>
    <style:style style:name="T147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75" style:parent-style-name="DefaultParagraphFont" style:family="text">
      <style:text-properties fo:language="et" fo:country="EE"/>
    </style:style>
    <style:style style:name="T147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77" style:parent-style-name="DefaultParagraphFont" style:family="text">
      <style:text-properties fo:language="et" fo:country="EE"/>
    </style:style>
    <style:style style:name="T147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79" style:parent-style-name="DefaultParagraphFont" style:family="text">
      <style:text-properties fo:language="et" fo:country="EE"/>
    </style:style>
    <style:style style:name="T1480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1" style:parent-style-name="DefaultParagraphFont" style:family="text">
      <style:text-properties fo:language="et" fo:country="EE"/>
    </style:style>
    <style:style style:name="P1482" style:parent-style-name="Normal" style:family="paragraph">
      <style:text-properties fo:language="et" fo:country="EE"/>
    </style:style>
    <style:style style:name="P1483" style:parent-style-name="Normal" style:family="paragraph">
      <style:text-properties fo:language="et" fo:country="EE"/>
    </style:style>
    <style:style style:name="P1484" style:parent-style-name="Normal" style:family="paragraph">
      <style:text-properties fo:language="et" fo:country="EE"/>
    </style:style>
    <style:style style:name="T148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6" style:parent-style-name="DefaultParagraphFont" style:family="text">
      <style:text-properties fo:language="et" fo:country="EE"/>
    </style:style>
    <style:style style:name="T1487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488" style:parent-style-name="DefaultParagraphFont" style:family="text">
      <style:text-properties fo:language="et" fo:country="EE"/>
    </style:style>
    <style:style style:name="P1489" style:parent-style-name="Heading3" style:family="paragraph">
      <style:text-properties fo:language="et" fo:country="EE"/>
    </style:style>
    <style:style style:name="P1490" style:parent-style-name="Normal" style:family="paragraph">
      <style:text-properties fo:language="et" fo:country="EE"/>
    </style:style>
    <style:style style:name="P1491" style:parent-style-name="Normal" style:family="paragraph">
      <style:text-properties fo:language="et" fo:country="EE"/>
    </style:style>
    <style:style style:name="P1492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493" style:parent-style-name="Normal" style:family="paragraph">
      <style:text-properties fo:language="et" fo:country="EE"/>
    </style:style>
    <style:style style:name="P1494" style:parent-style-name="Normal" style:family="paragraph">
      <style:paragraph-properties style:text-autospace="none" fo:background-color="#D6E3BC"/>
    </style:style>
    <style:style style:name="T149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496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4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4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4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0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0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0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06" style:parent-style-name="Normal" style:family="paragraph">
      <style:paragraph-properties style:text-autospace="none" fo:background-color="#D6E3BC"/>
    </style:style>
    <style:style style:name="T150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0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0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1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16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1517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15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21" style:parent-style-name="Normal" style:family="paragraph">
      <style:paragraph-properties style:text-autospace="none" fo:background-color="#D6E3BC"/>
    </style:style>
    <style:style style:name="T152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2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34" style:parent-style-name="Normal" style:family="paragraph">
      <style:paragraph-properties style:text-autospace="none" fo:background-color="#D6E3BC"/>
    </style:style>
    <style:style style:name="T15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3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47" style:parent-style-name="Normal" style:family="paragraph">
      <style:paragraph-properties style:text-autospace="none" fo:background-color="#D6E3BC"/>
    </style:style>
    <style:style style:name="T154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4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5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5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5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5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5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55" style:parent-style-name="Normal" style:family="paragraph">
      <style:paragraph-properties style:text-autospace="none" fo:background-color="#D6E3BC"/>
    </style:style>
    <style:style style:name="T155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5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6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6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6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6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67" style:parent-style-name="Normal" style:family="paragraph">
      <style:paragraph-properties style:text-autospace="none" fo:background-color="#D6E3BC"/>
    </style:style>
    <style:style style:name="T15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6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71" style:parent-style-name="Normal" style:family="paragraph">
      <style:paragraph-properties fo:background-color="#D6E3BC"/>
    </style:style>
    <style:style style:name="T15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73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5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75" style:parent-style-name="Normal" style:family="paragraph">
      <style:text-properties fo:language="et" fo:country="EE"/>
    </style:style>
    <style:style style:name="P1576" style:parent-style-name="ListParagraph" style:list-style-name="LFO8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577" style:parent-style-name="Normal" style:family="paragraph">
      <style:text-properties fo:language="et" fo:country="EE"/>
    </style:style>
    <style:style style:name="P1578" style:parent-style-name="Normal" style:family="paragraph">
      <style:paragraph-properties style:text-autospace="none" fo:background-color="#D6E3BC"/>
    </style:style>
    <style:style style:name="T157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80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58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8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8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8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8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8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8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590" style:parent-style-name="Normal" style:family="paragraph">
      <style:paragraph-properties style:text-autospace="none" fo:background-color="#D6E3BC"/>
    </style:style>
    <style:style style:name="T15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59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5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5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5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5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599" style:parent-style-name="DefaultParagraphFont" style:family="text">
      <style:text-properties style:font-name="Courier New" style:font-name-complex="Courier New" fo:color="#1F497D" fo:font-size="10pt" style:font-size-asian="10pt" style:font-size-complex="10pt" fo:language="et" fo:country="EE" style:language-complex="ar" style:country-complex="SA"/>
    </style:style>
    <style:style style:name="T1600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16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04" style:parent-style-name="Normal" style:family="paragraph">
      <style:paragraph-properties style:text-autospace="none" fo:background-color="#D6E3BC"/>
    </style:style>
    <style:style style:name="T16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0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0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0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0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1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1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1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1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17" style:parent-style-name="Normal" style:family="paragraph">
      <style:paragraph-properties style:text-autospace="none" fo:background-color="#D6E3BC"/>
    </style:style>
    <style:style style:name="T161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1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2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2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2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30" style:parent-style-name="Normal" style:family="paragraph">
      <style:paragraph-properties style:text-autospace="none" fo:background-color="#D6E3BC"/>
    </style:style>
    <style:style style:name="T16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3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3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3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3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3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38" style:parent-style-name="Normal" style:family="paragraph">
      <style:paragraph-properties style:text-autospace="none" fo:background-color="#D6E3BC"/>
    </style:style>
    <style:style style:name="T16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4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16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6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50" style:parent-style-name="Normal" style:family="paragraph">
      <style:paragraph-properties style:text-autospace="none" fo:background-color="#D6E3BC"/>
    </style:style>
    <style:style style:name="T16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5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165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54" style:parent-style-name="Normal" style:family="paragraph">
      <style:paragraph-properties fo:background-color="#D6E3BC"/>
    </style:style>
    <style:style style:name="T16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56" style:parent-style-name="DefaultParagraphFont" style:family="text">
      <style:text-properties style:font-name="Courier New" style:font-name-complex="Courier New" fo:color="#3F7F7F" fo:font-size="10pt" style:font-size-asian="10pt" style:font-size-complex="10pt" fo:background-color="#C0C0C0" fo:language="et" fo:country="EE" style:language-complex="ar" style:country-complex="SA"/>
    </style:style>
    <style:style style:name="T16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58" style:parent-style-name="Normal" style:family="paragraph">
      <style:text-properties fo:language="et" fo:country="EE"/>
    </style:style>
    <style:style style:name="T1659" style:parent-style-name="DefaultParagraphFont" style:family="text">
      <style:text-properties fo:font-style="italic" style:font-style-asian="italic" fo:language="et" fo:country="EE"/>
    </style:style>
    <style:style style:name="P1660" style:parent-style-name="Normal" style:family="paragraph">
      <style:text-properties fo:language="et" fo:country="EE"/>
    </style:style>
    <style:style style:name="P1661" style:parent-style-name="Normal" style:family="paragraph">
      <style:text-properties fo:language="et" fo:country="EE"/>
    </style:style>
    <style:style style:name="P1662" style:parent-style-name="Normal" style:family="paragraph">
      <style:text-properties fo:language="et" fo:country="EE"/>
    </style:style>
    <style:style style:name="P1663" style:parent-style-name="Normal" style:family="paragraph">
      <style:paragraph-properties fo:background-color="#D6E3BC"/>
    </style:style>
    <style:style style:name="T166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6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6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6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6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6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7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72" style:parent-style-name="Normal" style:family="paragraph">
      <style:paragraph-properties fo:background-color="#D6E3BC"/>
    </style:style>
    <style:style style:name="T167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7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7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7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7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7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7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8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8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82" style:parent-style-name="Normal" style:family="paragraph">
      <style:paragraph-properties fo:background-color="#D6E3BC"/>
    </style:style>
    <style:style style:name="T168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8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8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8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8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8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8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9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92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693" style:parent-style-name="Normal" style:family="paragraph">
      <style:paragraph-properties fo:background-color="#D6E3BC"/>
    </style:style>
    <style:style style:name="T169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9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69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69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6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69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0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0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03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04" style:parent-style-name="Normal" style:family="paragraph">
      <style:paragraph-properties fo:background-color="#D6E3BC"/>
    </style:style>
    <style:style style:name="T170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0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07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0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1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1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14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15" style:parent-style-name="Normal" style:family="paragraph">
      <style:paragraph-properties fo:background-color="#D6E3BC"/>
    </style:style>
    <style:style style:name="T171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1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2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25" style:parent-style-name="Normal" style:family="paragraph">
      <style:paragraph-properties fo:background-color="#D6E3BC"/>
    </style:style>
    <style:style style:name="T17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2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28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2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3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3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3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3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35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36" style:parent-style-name="Normal" style:family="paragraph">
      <style:paragraph-properties fo:background-color="#D6E3BC"/>
    </style:style>
    <style:style style:name="T17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3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4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4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4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46" style:parent-style-name="Normal" style:family="paragraph">
      <style:paragraph-properties fo:background-color="#D6E3BC"/>
    </style:style>
    <style:style style:name="T17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4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4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5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5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5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56" style:parent-style-name="Normal" style:family="paragraph">
      <style:paragraph-properties fo:background-color="#D6E3BC"/>
    </style:style>
    <style:style style:name="T175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5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59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6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6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6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6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66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67" style:parent-style-name="Normal" style:family="paragraph">
      <style:paragraph-properties fo:background-color="#D6E3BC"/>
    </style:style>
    <style:style style:name="T17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6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7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7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7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7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7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77" style:parent-style-name="Normal" style:family="paragraph">
      <style:paragraph-properties fo:background-color="#D6E3BC"/>
    </style:style>
    <style:style style:name="T17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7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80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8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8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8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84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8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8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87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88" style:parent-style-name="Normal" style:family="paragraph">
      <style:paragraph-properties fo:background-color="#D6E3BC"/>
    </style:style>
    <style:style style:name="T17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9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9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9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7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79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7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79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798" style:parent-style-name="Normal" style:family="paragraph">
      <style:paragraph-properties fo:background-color="#D6E3BC"/>
    </style:style>
    <style:style style:name="T179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0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0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0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0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0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0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0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0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08" style:parent-style-name="Normal" style:family="paragraph">
      <style:paragraph-properties fo:background-color="#D6E3BC"/>
    </style:style>
    <style:style style:name="T180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1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11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1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15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18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19" style:parent-style-name="Normal" style:family="paragraph">
      <style:paragraph-properties fo:background-color="#D6E3BC"/>
    </style:style>
    <style:style style:name="T182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22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2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26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2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29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30" style:parent-style-name="Normal" style:family="paragraph">
      <style:paragraph-properties fo:background-color="#D6E3BC"/>
    </style:style>
    <style:style style:name="T183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3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33" style:parent-style-name="DefaultParagraphFont" style:family="text">
      <style:text-properties style:font-name="Courier New" style:font-name-complex="Courier New" fo:font-style="italic" style:font-style-asian="italic" style:font-style-complex="italic" fo:font-size="10pt" style:font-size-asian="10pt" style:font-size-complex="10pt" fo:language="et" fo:country="EE" style:language-complex="ar" style:country-complex="SA"/>
    </style:style>
    <style:style style:name="T183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36" style:parent-style-name="Normal" style:family="paragraph">
      <style:paragraph-properties fo:background-color="#D6E3BC"/>
    </style:style>
    <style:style style:name="T18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3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184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18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84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44" style:parent-style-name="Normal" style:family="paragraph">
      <style:paragraph-properties fo:background-color="#D6E3BC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45" style:parent-style-name="Normal" style:family="paragraph">
      <style:paragraph-properties fo:background-color="#D6E3BC"/>
    </style:style>
    <style:style style:name="T184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1847" style:parent-style-name="Normal" style:family="paragraph">
      <style:text-properties fo:language="et" fo:country="EE"/>
    </style:style>
    <style:style style:name="P1848" style:parent-style-name="Normal" style:family="paragraph">
      <style:text-properties fo:language="et" fo:country="EE"/>
    </style:style>
    <style:style style:name="P1849" style:parent-style-name="Normal" style:family="paragraph">
      <style:text-properties fo:language="et" fo:country="EE"/>
    </style:style>
    <style:style style:name="P1850" style:parent-style-name="Heading3" style:family="paragraph">
      <style:text-properties fo:language="et" fo:country="EE"/>
    </style:style>
    <style:style style:name="P1851" style:parent-style-name="Normal" style:family="paragraph">
      <style:text-properties fo:language="et" fo:country="EE"/>
    </style:style>
    <style:style style:name="P1852" style:parent-style-name="Normal" style:family="paragraph">
      <style:text-properties fo:language="et" fo:country="EE"/>
    </style:style>
    <style:style style:name="P1853" style:parent-style-name="Normal" style:family="paragraph">
      <style:paragraph-properties style:text-autospace="none" fo:background-color="#D6E3BC"/>
    </style:style>
    <style:style style:name="T185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55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56" style:parent-style-name="Normal" style:family="paragraph">
      <style:paragraph-properties style:text-autospace="none" fo:background-color="#D6E3BC"/>
    </style:style>
    <style:style style:name="T18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58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T185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60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61" style:parent-style-name="Normal" style:family="paragraph">
      <style:paragraph-properties style:text-autospace="none" fo:background-color="#D6E3BC"/>
    </style:style>
    <style:style style:name="T186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63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64" style:parent-style-name="Normal" style:family="paragraph">
      <style:paragraph-properties style:text-autospace="none" fo:background-color="#D6E3BC"/>
    </style:style>
    <style:style style:name="T186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66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67" style:parent-style-name="Normal" style:family="paragraph">
      <style:paragraph-properties style:text-autospace="none" fo:background-color="#D6E3BC"/>
    </style:style>
    <style:style style:name="T186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69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70" style:parent-style-name="Normal" style:family="paragraph">
      <style:paragraph-properties fo:background-color="#D6E3BC"/>
    </style:style>
    <style:style style:name="T187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1872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1873" style:parent-style-name="Normal" style:family="paragraph">
      <style:text-properties fo:language="et" fo:country="EE"/>
    </style:style>
    <style:style style:name="P1874" style:parent-style-name="Normal" style:family="paragraph">
      <style:text-properties fo:language="et" fo:country="EE"/>
    </style:style>
    <style:style style:name="P1875" style:parent-style-name="Normal" style:family="paragraph">
      <style:text-properties fo:language="et" fo:country="EE"/>
    </style:style>
    <style:style style:name="T1876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77" style:parent-style-name="DefaultParagraphFont" style:family="text">
      <style:text-properties fo:language="et" fo:country="EE"/>
    </style:style>
    <style:style style:name="P1878" style:parent-style-name="Normal" style:family="paragraph">
      <style:text-properties fo:language="et" fo:country="EE"/>
    </style:style>
    <style:style style:name="T1879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80" style:parent-style-name="DefaultParagraphFont" style:family="text">
      <style:text-properties fo:language="et" fo:country="EE"/>
    </style:style>
    <style:style style:name="P1881" style:parent-style-name="Normal" style:family="paragraph">
      <style:text-properties fo:language="et" fo:country="EE"/>
    </style:style>
    <style:style style:name="T188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83" style:parent-style-name="DefaultParagraphFont" style:family="text">
      <style:text-properties fo:language="et" fo:country="EE"/>
    </style:style>
    <style:style style:name="P1884" style:parent-style-name="Normal" style:family="paragraph">
      <style:text-properties fo:language="et" fo:country="EE"/>
    </style:style>
    <style:style style:name="T188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86" style:parent-style-name="DefaultParagraphFont" style:family="text">
      <style:text-properties fo:language="et" fo:country="EE"/>
    </style:style>
    <style:style style:name="P1887" style:parent-style-name="Normal" style:family="paragraph">
      <style:text-properties fo:language="et" fo:country="EE"/>
    </style:style>
    <style:style style:name="T1888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89" style:parent-style-name="DefaultParagraphFont" style:family="text">
      <style:text-properties fo:language="et" fo:country="EE"/>
    </style:style>
    <style:style style:name="P1890" style:parent-style-name="Normal" style:family="paragraph">
      <style:text-properties fo:language="et" fo:country="EE"/>
    </style:style>
    <style:style style:name="T1891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892" style:parent-style-name="DefaultParagraphFont" style:family="text">
      <style:text-properties fo:language="et" fo:country="EE"/>
    </style:style>
    <style:style style:name="P1893" style:parent-style-name="Normal" style:family="paragraph">
      <style:text-properties fo:language="et" fo:country="EE"/>
    </style:style>
    <style:style style:name="P1894" style:parent-style-name="Heading2" style:family="paragraph">
      <style:text-properties fo:language="et" fo:country="EE"/>
    </style:style>
    <style:style style:name="P1895" style:parent-style-name="Normal" style:family="paragraph">
      <style:text-properties fo:language="et" fo:country="EE"/>
    </style:style>
    <style:style style:name="P1896" style:parent-style-name="Normal" style:family="paragraph">
      <style:text-properties fo:language="et" fo:country="EE"/>
    </style:style>
    <style:style style:name="P1897" style:parent-style-name="Normal" style:family="paragraph">
      <style:text-properties fo:language="et" fo:country="EE"/>
    </style:style>
    <style:style style:name="P1898" style:parent-style-name="Normal" style:family="paragraph">
      <style:text-properties fo:language="et" fo:country="EE"/>
    </style:style>
    <style:style style:name="P1899" style:parent-style-name="ListParagraph" style:list-style-name="LFO9" style:family="paragraph">
      <style:paragraph-properties fo:margin-left="0in" fo:text-indent="0in">
        <style:tab-stops/>
      </style:paragraph-properties>
    </style:style>
    <style:style style:name="T1900" style:parent-style-name="DefaultParagraphFont" style:family="text">
      <style:text-properties fo:language="et" fo:country="EE"/>
    </style:style>
    <style:style style:name="T1901" style:parent-style-name="DefaultParagraphFont" style:family="text">
      <style:text-properties fo:color="#FF0000" fo:language="et" fo:country="EE"/>
    </style:style>
    <style:style style:name="T1902" style:parent-style-name="DefaultParagraphFont" style:family="text">
      <style:text-properties fo:language="et" fo:country="EE"/>
    </style:style>
    <style:style style:name="P1903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1904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05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06" style:parent-style-name="Normal" style:family="paragraph">
      <style:paragraph-properties fo:margin-left="0.4916in" fo:background-color="#D6E3BC">
        <style:tab-stops/>
      </style:paragraph-properties>
    </style:style>
    <style:style style:name="T190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08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0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10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1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1912" style:parent-style-name="Normal" style:family="paragraph">
      <style:paragraph-properties fo:margin-left="0.4916in" fo:background-color="#D6E3BC">
        <style:tab-stops/>
      </style:paragraph-properties>
    </style:style>
    <style:style style:name="T191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14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T1916" style:parent-style-name="DefaultParagraphFont" style:family="text">
      <style:text-properties style:font-name="Courier New" style:font-name-complex="Courier New" fo:color="#4F81BD" fo:font-size="10pt" style:font-size-asian="10pt" style:font-size-complex="10pt" fo:language="et" fo:country="EE"/>
    </style:style>
    <style:style style:name="T191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/>
    </style:style>
    <style:style style:name="P1918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19" style:parent-style-name="Normal" style:family="paragraph">
      <style:paragraph-properties fo:margin-left="0.4916in" fo:background-color="#D6E3BC">
        <style:tab-stops/>
      </style:paragraph-properties>
      <style:text-properties style:font-name="Courier New" style:font-name-complex="Courier New" fo:font-size="10pt" style:font-size-asian="10pt" style:font-size-complex="10pt" fo:language="et" fo:country="EE"/>
    </style:style>
    <style:style style:name="P1920" style:parent-style-name="Normal" style:family="paragraph">
      <style:text-properties fo:language="et" fo:country="EE"/>
    </style:style>
    <style:style style:name="P1921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22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23" style:parent-style-name="Normal" style:family="paragraph">
      <style:paragraph-properties fo:margin-left="0.4916in">
        <style:tab-stops/>
      </style:paragraph-properties>
    </style:style>
    <style:style style:name="T1924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25" style:parent-style-name="DefaultParagraphFont" style:family="text">
      <style:text-properties fo:language="et" fo:country="EE"/>
    </style:style>
    <style:style style:name="T1926" style:parent-style-name="DefaultParagraphFont" style:family="text">
      <style:text-properties fo:font-style="italic" style:font-style-asian="italic" fo:language="et" fo:country="EE"/>
    </style:style>
    <style:style style:name="T1927" style:parent-style-name="DefaultParagraphFont" style:family="text">
      <style:text-properties fo:language="et" fo:country="EE"/>
    </style:style>
    <style:style style:name="T1928" style:parent-style-name="DefaultParagraphFont" style:family="text">
      <style:text-properties fo:font-style="italic" style:font-style-asian="italic" fo:language="et" fo:country="EE"/>
    </style:style>
    <style:style style:name="T1929" style:parent-style-name="DefaultParagraphFont" style:family="text">
      <style:text-properties fo:language="et" fo:country="EE"/>
    </style:style>
    <style:style style:name="T1930" style:parent-style-name="DefaultParagraphFont" style:family="text">
      <style:text-properties fo:font-style="italic" style:font-style-asian="italic" fo:language="et" fo:country="EE"/>
    </style:style>
    <style:style style:name="P1931" style:parent-style-name="Normal" style:family="paragraph">
      <style:paragraph-properties fo:margin-left="0.4916in">
        <style:tab-stops/>
      </style:paragraph-properties>
    </style:style>
    <style:style style:name="T1932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33" style:parent-style-name="DefaultParagraphFont" style:family="text">
      <style:text-properties fo:language="et" fo:country="EE"/>
    </style:style>
    <style:style style:name="P1934" style:parent-style-name="Normal" style:family="paragraph">
      <style:paragraph-properties fo:margin-left="0.4916in">
        <style:tab-stops/>
      </style:paragraph-properties>
    </style:style>
    <style:style style:name="T1935" style:parent-style-name="DefaultParagraphFont" style:family="text">
      <style:text-properties fo:font-weight="bold" style:font-weight-asian="bold" fo:font-style="italic" style:font-style-asian="italic" fo:language="et" fo:country="EE"/>
    </style:style>
    <style:style style:name="T1936" style:parent-style-name="DefaultParagraphFont" style:family="text">
      <style:text-properties fo:language="et" fo:country="EE"/>
    </style:style>
    <style:style style:name="P1937" style:parent-style-name="Normal" style:family="paragraph">
      <style:paragraph-properties fo:margin-left="0.4916in">
        <style:tab-stops/>
      </style:paragraph-properties>
      <style:text-properties fo:language="et" fo:country="EE"/>
    </style:style>
    <style:style style:name="P1938" style:parent-style-name="Normal" style:family="paragraph">
      <style:paragraph-properties fo:margin-left="0.4916in">
        <style:tab-stops/>
      </style:paragraph-properties>
    </style:style>
    <style:style style:name="T1939" style:parent-style-name="DefaultParagraphFont" style:family="text">
      <style:text-properties fo:language="et" fo:country="EE"/>
    </style:style>
    <style:style style:name="T1940" style:parent-style-name="DefaultParagraphFont" style:family="text">
      <style:text-properties fo:font-style="italic" style:font-style-asian="italic" fo:language="et" fo:country="EE"/>
    </style:style>
    <style:style style:name="T1941" style:parent-style-name="DefaultParagraphFont" style:family="text">
      <style:text-properties fo:language="et" fo:country="EE"/>
    </style:style>
    <style:style style:name="T1942" style:parent-style-name="DefaultParagraphFont" style:family="text">
      <style:text-properties fo:font-style="italic" style:font-style-asian="italic" fo:language="et" fo:country="EE"/>
    </style:style>
    <style:style style:name="T1943" style:parent-style-name="DefaultParagraphFont" style:family="text">
      <style:text-properties fo:language="et" fo:country="EE"/>
    </style:style>
    <style:style style:name="T19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1945" style:parent-style-name="DefaultParagraphFont" style:family="text">
      <style:text-properties fo:language="et" fo:country="EE"/>
    </style:style>
    <style:style style:name="P1946" style:parent-style-name="Normal" style:family="paragraph">
      <style:text-properties fo:language="et" fo:country="EE"/>
    </style:style>
    <style:style style:name="P1947" style:parent-style-name="Normal" style:family="paragraph">
      <style:paragraph-properties fo:margin-left="-0.4916in">
        <style:tab-stops/>
      </style:paragraph-properties>
      <style:text-properties fo:language="et" fo:country="EE"/>
    </style:style>
    <style:style style:name="P1948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949" style:parent-style-name="ListParagraph" style:list-style-name="LFO9" style:family="paragraph">
      <style:paragraph-properties fo:margin-left="0in" fo:text-indent="0in">
        <style:tab-stops/>
      </style:paragraph-properties>
      <style:text-properties fo:language="et" fo:country="EE"/>
    </style:style>
    <style:style style:name="P1950" style:parent-style-name="Normal" style:family="paragraph">
      <style:text-properties fo:language="et" fo:country="EE"/>
    </style:style>
    <style:style style:name="P1951" style:parent-style-name="Normal" style:family="paragraph">
      <style:text-properties fo:language="et" fo:country="EE"/>
    </style:style>
    <style:style style:name="P1952" style:parent-style-name="Heading2" style:family="paragraph">
      <style:text-properties fo:language="et" fo:country="EE"/>
    </style:style>
    <style:style style:name="P1953" style:parent-style-name="Normal" style:family="paragraph">
      <style:text-properties fo:language="et" fo:country="EE"/>
    </style:style>
    <style:style style:name="P1954" style:parent-style-name="Normal" style:family="paragraph">
      <style:text-properties fo:language="et" fo:country="EE"/>
    </style:style>
    <style:style style:name="P1955" style:parent-style-name="Normal" style:family="paragraph">
      <style:text-properties fo:language="et" fo:country="EE"/>
    </style:style>
    <style:style style:name="P1956" style:parent-style-name="ListParagraph" style:list-style-name="LFO10" style:family="paragraph">
      <style:text-properties fo:language="et" fo:country="EE"/>
    </style:style>
    <style:style style:name="P1957" style:parent-style-name="ListParagraph" style:list-style-name="LFO10" style:family="paragraph">
      <style:text-properties fo:language="et" fo:country="EE"/>
    </style:style>
    <style:style style:name="P1958" style:parent-style-name="ListParagraph" style:list-style-name="LFO10" style:family="paragraph"/>
    <style:style style:name="T1959" style:parent-style-name="DefaultParagraphFont" style:family="text">
      <style:text-properties fo:language="et" fo:country="EE"/>
    </style:style>
    <style:style style:name="T1960" style:parent-style-name="DefaultParagraphFont" style:family="text">
      <style:text-properties fo:font-weight="bold" style:font-weight-asian="bold" fo:language="et" fo:country="EE"/>
    </style:style>
    <style:style style:name="T1961" style:parent-style-name="DefaultParagraphFont" style:family="text">
      <style:text-properties fo:language="et" fo:country="EE"/>
    </style:style>
    <style:style style:name="P1962" style:parent-style-name="ListParagraph" style:list-style-name="LFO10" style:family="paragraph"/>
    <style:style style:name="T1963" style:parent-style-name="DefaultParagraphFont" style:family="text">
      <style:text-properties fo:language="et" fo:country="EE"/>
    </style:style>
    <style:style style:name="T1964" style:parent-style-name="DefaultParagraphFont" style:family="text">
      <style:text-properties fo:font-weight="bold" style:font-weight-asian="bold" fo:language="et" fo:country="EE"/>
    </style:style>
    <style:style style:name="T1965" style:parent-style-name="DefaultParagraphFont" style:family="text">
      <style:text-properties fo:language="et" fo:country="EE"/>
    </style:style>
    <style:style style:name="P1966" style:parent-style-name="Normal" style:family="paragraph">
      <style:text-properties fo:language="et" fo:country="EE"/>
    </style:style>
    <style:style style:name="P1967" style:parent-style-name="Normal" style:family="paragraph">
      <style:text-properties fo:language="et" fo:country="EE"/>
    </style:style>
    <style:style style:name="P1968" style:parent-style-name="Normal" style:family="paragraph">
      <style:text-properties fo:language="et" fo:country="EE"/>
    </style:style>
    <style:style style:name="P1969" style:parent-style-name="ListParagraph" style:list-style-name="LFO11" style:family="paragraph">
      <style:text-properties fo:language="et" fo:country="EE"/>
    </style:style>
    <style:style style:name="P1970" style:parent-style-name="ListParagraph" style:list-style-name="LFO10" style:family="paragraph"/>
    <style:style style:name="T1971" style:parent-style-name="DefaultParagraphFont" style:family="text">
      <style:text-properties fo:language="et" fo:country="EE"/>
    </style:style>
    <style:style style:name="T1972" style:parent-style-name="Hyperlink" style:family="text">
      <style:text-properties fo:language="et" fo:country="EE"/>
    </style:style>
    <style:style style:name="T1973" style:parent-style-name="DefaultParagraphFont" style:family="text">
      <style:text-properties fo:language="et" fo:country="EE"/>
    </style:style>
    <style:style style:name="T1974" style:parent-style-name="Hyperlink" style:family="text">
      <style:text-properties fo:language="et" fo:country="EE"/>
    </style:style>
    <style:style style:name="T1975" style:parent-style-name="DefaultParagraphFont" style:family="text">
      <style:text-properties fo:language="et" fo:country="EE"/>
    </style:style>
    <style:style style:name="P1976" style:parent-style-name="ListParagraph" style:list-style-name="LFO10" style:family="paragraph">
      <style:text-properties fo:language="et" fo:country="EE"/>
    </style:style>
    <style:style style:name="P1977" style:parent-style-name="ListParagraph" style:list-style-name="LFO10" style:family="paragraph">
      <style:text-properties fo:language="et" fo:country="EE"/>
    </style:style>
    <style:style style:name="P1978" style:parent-style-name="ListParagraph" style:list-style-name="LFO10" style:family="paragraph">
      <style:text-properties fo:language="et" fo:country="EE"/>
    </style:style>
    <style:style style:name="P1979" style:parent-style-name="ListParagraph" style:list-style-name="LFO10" style:family="paragraph">
      <style:text-properties fo:language="et" fo:country="EE"/>
    </style:style>
    <style:style style:name="P1980" style:parent-style-name="ListParagraph" style:list-style-name="LFO10" style:family="paragraph">
      <style:text-properties fo:language="et" fo:country="EE"/>
    </style:style>
    <style:style style:name="P1981" style:parent-style-name="ListParagraph" style:list-style-name="LFO10" style:family="paragraph">
      <style:text-properties fo:language="et" fo:country="EE"/>
    </style:style>
    <style:style style:name="P1982" style:parent-style-name="ListParagraph" style:list-style-name="LFO10" style:family="paragraph">
      <style:text-properties fo:language="et" fo:country="EE"/>
    </style:style>
    <style:style style:name="P1983" style:parent-style-name="ListParagraph" style:list-style-name="LFO10" style:family="paragraph">
      <style:text-properties fo:language="et" fo:country="EE"/>
    </style:style>
    <style:style style:name="P1984" style:parent-style-name="ListParagraph" style:list-style-name="LFO10" style:family="paragraph">
      <style:text-properties fo:language="et" fo:country="EE"/>
    </style:style>
    <style:style style:name="P1985" style:parent-style-name="ListParagraph" style:list-style-name="LFO10" style:family="paragraph">
      <style:text-properties fo:language="et" fo:country="EE"/>
    </style:style>
    <style:style style:name="P1986" style:parent-style-name="ListParagraph" style:list-style-name="LFO10" style:family="paragraph">
      <style:text-properties fo:language="et" fo:country="EE"/>
    </style:style>
    <style:style style:name="P1987" style:parent-style-name="ListParagraph" style:list-style-name="LFO10" style:family="paragraph">
      <style:text-properties fo:language="et" fo:country="EE"/>
    </style:style>
    <style:style style:name="P1988" style:parent-style-name="Normal" style:family="paragraph">
      <style:text-properties style:font-name="Courier New" style:font-name-complex="Courier New" fo:font-size="10pt" style:font-size-asian="10pt" style:font-size-complex="10pt" fo:language="et" fo:country="EE"/>
    </style:style>
    <style:style style:name="P1989" style:parent-style-name="Heading1" style:family="paragraph">
      <style:text-properties fo:language="et" fo:country="EE"/>
    </style:style>
    <style:style style:name="P1990" style:parent-style-name="Normal" style:family="paragraph">
      <style:text-properties fo:language="et" fo:country="EE"/>
    </style:style>
    <style:style style:name="P1991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1992" style:parent-style-name="Heading1" style:family="paragraph">
      <style:text-properties fo:language="et" fo:country="EE"/>
    </style:style>
    <style:style style:name="P1993" style:parent-style-name="Normal" style:family="paragraph">
      <style:text-properties fo:language="et" fo:country="EE"/>
    </style:style>
    <style:style style:name="P1994" style:parent-style-name="Normal" style:family="paragraph">
      <style:text-properties fo:language="et" fo:country="EE"/>
    </style:style>
    <style:style style:name="P1995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1996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1997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1998" style:parent-style-name="Normal" style:list-style-name="LFO12" style:family="paragraph">
      <style:paragraph-properties fo:margin-top="0.0395in" fo:margin-bottom="0.1388in"/>
      <style:text-properties fo:language="et" fo:country="EE"/>
    </style:style>
    <style:style style:name="P1999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2000" style:parent-style-name="Normal" style:list-style-name="LFO12" style:family="paragraph">
      <style:paragraph-properties fo:margin-left="0.9833in" fo:text-indent="-0.25in">
        <style:tab-stops/>
      </style:paragraph-properties>
      <style:text-properties fo:language="et" fo:country="EE"/>
    </style:style>
    <style:style style:name="P2001" style:parent-style-name="Normal" style:family="paragraph">
      <style:text-properties fo:language="et" fo:country="EE"/>
    </style:style>
    <style:style style:name="P2002" style:parent-style-name="Normal" style:family="paragraph">
      <style:text-properties fo:language="et" fo:country="EE"/>
    </style:style>
    <style:style style:name="T2003" style:parent-style-name="DefaultParagraphFont" style:family="text">
      <style:text-properties fo:language="et" fo:country="EE"/>
    </style:style>
    <style:style style:name="T2004" style:parent-style-name="DefaultParagraphFont" style:family="text">
      <style:text-properties fo:font-weight="bold" style:font-weight-asian="bold" style:font-weight-complex="bold" fo:language="et" fo:country="EE"/>
    </style:style>
    <style:style style:name="T2005" style:parent-style-name="DefaultParagraphFont" style:family="text">
      <style:text-properties fo:language="et" fo:country="EE"/>
    </style:style>
    <style:style style:name="P2006" style:parent-style-name="Normal" style:family="paragraph">
      <style:text-properties fo:language="et" fo:country="EE"/>
    </style:style>
    <style:style style:name="P2007" style:parent-style-name="Normal" style:family="paragraph">
      <style:paragraph-properties fo:margin-bottom="0.0784in"/>
      <style:text-properties fo:language="et" fo:country="EE"/>
    </style:style>
    <style:style style:name="P2008" style:parent-style-name="Normal" style:family="paragraph">
      <style:paragraph-properties style:text-autospace="none" fo:background-color="#D6E3BC"/>
    </style:style>
    <style:style style:name="T2009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10" style:parent-style-name="Normal" style:family="paragraph">
      <style:paragraph-properties style:text-autospace="none" fo:background-color="#D6E3BC"/>
    </style:style>
    <style:style style:name="T201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1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1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1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1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1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1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1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2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2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22" style:parent-style-name="Normal" style:family="paragraph">
      <style:paragraph-properties style:text-autospace="none" fo:background-color="#D6E3BC"/>
    </style:style>
    <style:style style:name="T202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2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2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2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2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2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2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3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3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34" style:parent-style-name="Normal" style:family="paragraph">
      <style:paragraph-properties style:text-autospace="none" fo:background-color="#D6E3BC"/>
    </style:style>
    <style:style style:name="T203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3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3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3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3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5" style:parent-style-name="DefaultParagraphFont" style:family="text">
      <style:text-properties style:font-name="Courier New" style:font-name-complex="Courier New" fo:font-style="italic" style:font-style-asian="italic" style:font-style-complex="italic" fo:color="#17365D" fo:font-size="10pt" style:font-size-asian="10pt" style:font-size-complex="10pt" fo:language="et" fo:country="EE" style:language-complex="ar" style:country-complex="SA"/>
    </style:style>
    <style:style style:name="T20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48" style:parent-style-name="Normal" style:family="paragraph">
      <style:paragraph-properties style:text-autospace="none" fo:background-color="#D6E3BC"/>
    </style:style>
    <style:style style:name="T20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5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5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5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5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5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5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60" style:parent-style-name="Normal" style:family="paragraph">
      <style:paragraph-properties style:text-autospace="none" fo:background-color="#D6E3BC"/>
    </style:style>
    <style:style style:name="T206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062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063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064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065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06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6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068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06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07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072" style:parent-style-name="Normal" style:family="paragraph">
      <style:paragraph-properties style:text-autospace="none" fo:background-color="#D6E3BC"/>
    </style:style>
    <style:style style:name="T207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7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7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7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7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7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7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8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8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8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3" style:parent-style-name="DefaultParagraphFont" style:family="text">
      <style:text-properties style:font-name="Courier New" style:font-name-complex="Courier New" fo:font-style="italic" style:font-style-asian="italic" style:font-style-complex="italic" fo:color="#1F497D" fo:font-size="10pt" style:font-size-asian="10pt" style:font-size-complex="10pt" fo:language="et" fo:country="EE" style:language-complex="ar" style:country-complex="SA"/>
    </style:style>
    <style:style style:name="T208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8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086" style:parent-style-name="Normal" style:family="paragraph">
      <style:paragraph-properties style:text-autospace="none" fo:background-color="#D6E3BC"/>
    </style:style>
    <style:style style:name="T208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8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089" style:parent-style-name="Normal" style:family="paragraph">
      <style:paragraph-properties style:text-autospace="none" fo:background-color="#D6E3BC"/>
    </style:style>
    <style:style style:name="T209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09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09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09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09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0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09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01" style:parent-style-name="Normal" style:family="paragraph">
      <style:paragraph-properties fo:background-color="#D6E3BC"/>
    </style:style>
    <style:style style:name="T21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0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05" style:parent-style-name="Normal" style:family="paragraph">
      <style:text-properties fo:language="et" fo:country="EE"/>
    </style:style>
    <style:style style:name="P2106" style:parent-style-name="Normal" style:family="paragraph">
      <style:text-properties fo:language="et" fo:country="EE"/>
    </style:style>
    <style:style style:name="P2107" style:parent-style-name="Normal" style:family="paragraph">
      <style:text-properties fo:language="et" fo:country="EE"/>
    </style:style>
    <style:style style:name="P2108" style:parent-style-name="Normal" style:family="paragraph">
      <style:text-properties fo:language="et" fo:country="EE"/>
    </style:style>
    <style:style style:name="P2109" style:parent-style-name="Normal" style:family="paragraph">
      <style:paragraph-properties fo:margin-bottom="0.0784in"/>
    </style:style>
    <style:style style:name="T2110" style:parent-style-name="DefaultParagraphFont" style:family="text">
      <style:text-properties fo:language="et" fo:country="EE"/>
    </style:style>
    <style:style style:name="T2111" style:parent-style-name="DefaultParagraphFont" style:family="text">
      <style:text-properties fo:font-weight="bold" style:font-weight-asian="bold" fo:language="et" fo:country="EE"/>
    </style:style>
    <style:style style:name="T2112" style:parent-style-name="DefaultParagraphFont" style:family="text">
      <style:text-properties fo:language="et" fo:country="EE"/>
    </style:style>
    <style:style style:name="P2113" style:parent-style-name="Normal" style:family="paragraph">
      <style:paragraph-properties style:text-autospace="none" fo:background-color="#D6E3BC"/>
    </style:style>
    <style:style style:name="T211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1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1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1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1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1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2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2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2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2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25" style:parent-style-name="Normal" style:family="paragraph">
      <style:paragraph-properties style:text-autospace="none" fo:background-color="#D6E3BC"/>
    </style:style>
    <style:style style:name="T21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1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1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3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37" style:parent-style-name="Normal" style:family="paragraph">
      <style:paragraph-properties style:text-autospace="none" fo:background-color="#D6E3BC"/>
    </style:style>
    <style:style style:name="T2138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39" style:parent-style-name="Normal" style:family="paragraph">
      <style:paragraph-properties style:text-autospace="none" fo:background-color="#D6E3BC"/>
    </style:style>
    <style:style style:name="T214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4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142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143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44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45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46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47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48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4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50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51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152" style:parent-style-name="Normal" style:family="paragraph">
      <style:paragraph-properties style:text-autospace="none" fo:background-color="#D6E3BC"/>
    </style:style>
    <style:style style:name="T2153" style:parent-style-name="DefaultParagraphFont" style:family="text">
      <style:text-properties style:font-name="Courier New" style:font-name-complex="Courier New" fo:color="#3F5FBF" fo:font-size="10pt" style:font-size-asian="10pt" style:font-size-complex="10pt" fo:language="et" fo:country="EE" style:language-complex="ar" style:country-complex="SA"/>
    </style:style>
    <style:style style:name="P2154" style:parent-style-name="Normal" style:family="paragraph">
      <style:paragraph-properties style:text-autospace="none" fo:background-color="#D6E3BC"/>
    </style:style>
    <style:style style:name="T215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56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T2157" style:parent-style-name="DefaultParagraphFont" style:family="text">
      <style:text-properties style:font-name="Courier New" style:font-name-complex="Courier New" fo:font-weight="bold" style:font-weight-asian="bold" style:font-weight-complex="bold" fo:color="#3F7F7F" fo:font-size="10pt" style:font-size-asian="10pt" style:font-size-complex="10pt" fo:language="et" fo:country="EE" style:language-complex="ar" style:country-complex="SA"/>
    </style:style>
    <style:style style:name="T2158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59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6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61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2" style:parent-style-name="DefaultParagraphFont" style:family="text">
      <style:text-properties style:font-name="Courier New" style:font-name-complex="Courier New" fo:font-weight="bold" style:font-weight-asian="bold" style:font-weight-complex="bold" fo:font-size="10pt" style:font-size-asian="10pt" style:font-size-complex="10pt" fo:language="et" fo:country="EE" style:language-complex="ar" style:country-complex="SA"/>
    </style:style>
    <style:style style:name="T2163" style:parent-style-name="DefaultParagraphFont" style:family="text">
      <style:text-properties style:font-name="Courier New" style:font-name-complex="Courier New" fo:font-weight="bold" style:font-weight-asian="bold" style:font-weight-complex="bold" fo:color="#7F007F" fo:font-size="10pt" style:font-size-asian="10pt" style:font-size-complex="10pt" fo:language="et" fo:country="EE" style:language-complex="ar" style:country-complex="SA"/>
    </style:style>
    <style:style style:name="T216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65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166" style:parent-style-name="DefaultParagraphFont" style:family="text">
      <style:text-properties style:font-name="Courier New" style:font-name-complex="Courier New" fo:font-weight="bold" style:font-weight-asian="bold" style:font-weight-complex="bold" fo:color="#008080" fo:font-size="10pt" style:font-size-asian="10pt" style:font-size-complex="10pt" fo:language="et" fo:country="EE" style:language-complex="ar" style:country-complex="SA"/>
    </style:style>
    <style:style style:name="P2167" style:parent-style-name="Normal" style:family="paragraph">
      <style:paragraph-properties fo:background-color="#D6E3BC"/>
    </style:style>
    <style:style style:name="T216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16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17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171" style:parent-style-name="Normal" style:family="paragraph">
      <style:text-properties fo:language="et" fo:country="EE"/>
    </style:style>
    <style:style style:name="P2172" style:parent-style-name="Normal" style:family="paragraph">
      <style:text-properties fo:language="et" fo:country="EE"/>
    </style:style>
    <style:style style:name="T2173" style:parent-style-name="DefaultParagraphFont" style:family="text">
      <style:text-properties fo:language="et" fo:country="EE"/>
    </style:style>
    <style:style style:name="T2174" style:parent-style-name="DefaultParagraphFont" style:family="text">
      <style:text-properties fo:font-style="italic" style:font-style-asian="italic" style:font-style-complex="italic" fo:language="et" fo:country="EE"/>
    </style:style>
    <style:style style:name="T2175" style:parent-style-name="DefaultParagraphFont" style:family="text">
      <style:text-properties fo:language="et" fo:country="EE"/>
    </style:style>
    <style:style style:name="T2176" style:parent-style-name="DefaultParagraphFont" style:family="text">
      <style:text-properties fo:font-style="italic" style:font-style-asian="italic" style:font-style-complex="italic" fo:language="et" fo:country="EE"/>
    </style:style>
    <style:style style:name="T2177" style:parent-style-name="DefaultParagraphFont" style:family="text">
      <style:text-properties fo:language="et" fo:country="EE"/>
    </style:style>
    <style:style style:name="P2178" style:parent-style-name="Normal" style:family="paragraph">
      <style:text-properties fo:language="et" fo:country="EE"/>
    </style:style>
    <style:style style:name="P2179" style:parent-style-name="Normal" style:family="paragraph">
      <style:text-properties fo:language="et" fo:country="EE"/>
    </style:style>
    <style:style style:name="P2180" style:parent-style-name="Normal" style:family="paragraph">
      <style:paragraph-properties fo:margin-bottom="0.0784in"/>
    </style:style>
    <style:style style:name="T2181" style:parent-style-name="DefaultParagraphFont" style:family="text">
      <style:text-properties fo:language="et" fo:country="EE"/>
    </style:style>
    <style:style style:name="T2182" style:parent-style-name="DefaultParagraphFont" style:family="text">
      <style:text-properties fo:font-weight="bold" style:font-weight-asian="bold" style:font-weight-complex="bold" fo:language="et" fo:country="EE"/>
    </style:style>
    <style:style style:name="P2183" style:parent-style-name="Normal" style:family="paragraph">
      <style:paragraph-properties style:text-autospace="none" fo:background-color="#D6E3BC"/>
    </style:style>
    <style:style style:name="T2184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85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186" style:parent-style-name="Normal" style:family="paragraph">
      <style:paragraph-properties style:text-autospace="none" fo:background-color="#D6E3BC"/>
    </style:style>
    <style:style style:name="T2187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88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T2189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190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191" style:parent-style-name="Normal" style:family="paragraph">
      <style:paragraph-properties style:text-autospace="none" fo:background-color="#D6E3BC"/>
    </style:style>
    <style:style style:name="T219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93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194" style:parent-style-name="Normal" style:family="paragraph">
      <style:paragraph-properties style:text-autospace="none" fo:background-color="#D6E3BC"/>
    </style:style>
    <style:style style:name="T21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96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197" style:parent-style-name="Normal" style:family="paragraph">
      <style:paragraph-properties style:text-autospace="none" fo:background-color="#D6E3BC"/>
    </style:style>
    <style:style style:name="T219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199" style:parent-style-name="DefaultParagraphFont" style:family="text">
      <style:text-properties style:font-name="Courier New" style:font-name-complex="Courier New" fo:color="#2A00FF" fo:font-size="10pt" style:font-size-asian="10pt" style:font-size-complex="10pt" fo:language="et" fo:country="EE" style:language-complex="ar" style:country-complex="SA"/>
    </style:style>
    <style:style style:name="P2200" style:parent-style-name="Normal" style:family="paragraph">
      <style:paragraph-properties fo:background-color="#D6E3BC"/>
    </style:style>
    <style:style style:name="T2201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 fo:language="et" fo:country="EE" style:language-complex="ar" style:country-complex="SA"/>
    </style:style>
    <style:style style:name="T2202" style:parent-style-name="DefaultParagraphFont" style:family="text">
      <style:text-properties style:font-name="Courier New" style:font-name-complex="Courier New" fo:font-weight="bold" style:font-weight-asian="bold" style:font-weight-complex="bold" fo:color="#2A00FF" fo:font-size="10pt" style:font-size-asian="10pt" style:font-size-complex="10pt" fo:language="et" fo:country="EE" style:language-complex="ar" style:country-complex="SA"/>
    </style:style>
    <style:style style:name="P2203" style:parent-style-name="Normal" style:family="paragraph">
      <style:text-properties fo:language="et" fo:country="EE"/>
    </style:style>
    <style:style style:name="T2204" style:parent-style-name="DefaultParagraphFont" style:family="text">
      <style:text-properties style:font-name-complex="Courier New" fo:language="et" fo:country="EE" style:language-complex="ar" style:country-complex="SA"/>
    </style:style>
    <style:style style:name="T2205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06" style:parent-style-name="DefaultParagraphFont" style:family="text">
      <style:text-properties style:font-name-complex="Courier New" fo:language="et" fo:country="EE" style:language-complex="ar" style:country-complex="SA"/>
    </style:style>
    <style:style style:name="T2207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08" style:parent-style-name="DefaultParagraphFont" style:family="text">
      <style:text-properties style:font-name-complex="Courier New" fo:language="et" fo:country="EE" style:language-complex="ar" style:country-complex="SA"/>
    </style:style>
    <style:style style:name="T2209" style:parent-style-name="DefaultParagraphFont" style:family="text">
      <style:text-properties style:font-name-complex="Courier New" fo:font-style="italic" style:font-style-asian="italic" style:font-style-complex="italic" fo:language="et" fo:country="EE" style:language-complex="ar" style:country-complex="SA"/>
    </style:style>
    <style:style style:name="T2210" style:parent-style-name="DefaultParagraphFont" style:family="text">
      <style:text-properties style:font-name-complex="Courier New" fo:language="et" fo:country="EE" style:language-complex="ar" style:country-complex="SA"/>
    </style:style>
    <style:style style:name="P2211" style:parent-style-name="Normal" style:family="paragraph">
      <style:text-properties fo:language="et" fo:country="EE"/>
    </style:style>
    <style:style style:name="P2212" style:parent-style-name="Heading1" style:family="paragraph">
      <style:text-properties fo:language="et" fo:country="EE"/>
    </style:style>
    <style:style style:name="T2213" style:parent-style-name="DefaultParagraphFont" style:family="text">
      <style:text-properties fo:language="et" fo:country="EE"/>
    </style:style>
    <style:style style:name="T2214" style:parent-style-name="Hyperlink" style:family="text">
      <style:text-properties fo:language="et" fo:country="EE"/>
    </style:style>
    <style:style style:name="T2215" style:parent-style-name="DefaultParagraphFont" style:family="text">
      <style:text-properties fo:language="et" fo:country="EE"/>
    </style:style>
    <style:style style:name="P2216" style:parent-style-name="Normal" style:family="paragraph">
      <style:text-properties fo:language="et" fo:country="EE"/>
    </style:style>
    <style:style style:name="P2217" style:parent-style-name="ListParagraph" style:list-style-name="LFO13" style:family="paragraph"/>
    <style:style style:name="T2218" style:parent-style-name="DefaultParagraphFont" style:family="text">
      <style:text-properties fo:language="et" fo:country="EE"/>
    </style:style>
    <style:style style:name="T2219" style:parent-style-name="Hyperlink" style:family="text">
      <style:text-properties fo:language="et" fo:country="EE"/>
    </style:style>
    <style:style style:name="T2220" style:parent-style-name="DefaultParagraphFont" style:family="text">
      <style:text-properties fo:language="et" fo:country="EE"/>
    </style:style>
    <style:style style:name="P2221" style:parent-style-name="ListParagraph" style:list-style-name="LFO13" style:family="paragraph"/>
    <style:style style:name="T2222" style:parent-style-name="DefaultParagraphFont" style:family="text">
      <style:text-properties fo:language="et" fo:country="EE"/>
    </style:style>
    <style:style style:name="T2223" style:parent-style-name="Hyperlink" style:family="text">
      <style:text-properties fo:language="et" fo:country="EE"/>
    </style:style>
    <style:style style:name="T2224" style:parent-style-name="DefaultParagraphFont" style:family="text">
      <style:text-properties fo:language="et" fo:country="EE"/>
    </style:style>
    <style:style style:name="P2225" style:parent-style-name="ListParagraph" style:list-style-name="LFO13" style:family="paragraph"/>
    <style:style style:name="T2226" style:parent-style-name="DefaultParagraphFont" style:family="text">
      <style:text-properties fo:language="et" fo:country="EE"/>
    </style:style>
    <style:style style:name="T2227" style:parent-style-name="Hyperlink" style:family="text">
      <style:text-properties fo:language="et" fo:country="EE"/>
    </style:style>
    <style:style style:name="T2228" style:parent-style-name="DefaultParagraphFont" style:family="text">
      <style:text-properties fo:language="et" fo:country="EE"/>
    </style:style>
    <style:style style:name="P2229" style:parent-style-name="Normal" style:family="paragraph">
      <style:text-properties fo:language="et" fo:country="EE"/>
    </style:style>
    <style:style style:name="P2230" style:parent-style-name="Heading2" style:family="paragraph">
      <style:text-properties fo:language="et" fo:country="EE" style:language-complex="ar" style:country-complex="SA"/>
    </style:style>
    <style:style style:name="P2231" style:parent-style-name="Normal" style:family="paragraph">
      <style:text-properties fo:language="et" fo:country="EE"/>
    </style:style>
    <style:style style:name="T2232" style:parent-style-name="DefaultParagraphFont" style:family="text">
      <style:text-properties fo:language="et" fo:country="EE"/>
    </style:style>
    <style:style style:name="T2233" style:parent-style-name="DefaultParagraphFont" style:family="text">
      <style:text-properties fo:font-weight="bold" style:font-weight-asian="bold" fo:language="et" fo:country="EE"/>
    </style:style>
    <style:style style:name="T2234" style:parent-style-name="DefaultParagraphFont" style:family="text">
      <style:text-properties fo:language="et" fo:country="EE"/>
    </style:style>
    <style:style style:name="P2235" style:parent-style-name="Normal" style:family="paragraph">
      <style:text-properties fo:language="et" fo:country="EE"/>
    </style:style>
    <style:style style:name="P2236" style:parent-style-name="Normal" style:family="paragraph">
      <style:paragraph-properties style:text-autospace="none" fo:background-color="#D6E3BC"/>
    </style:style>
    <style:style style:name="T22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3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3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4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4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4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4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4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4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4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4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48" style:parent-style-name="Normal" style:family="paragraph">
      <style:paragraph-properties style:text-autospace="none" fo:background-color="#D6E3BC"/>
    </style:style>
    <style:style style:name="T224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5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5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5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5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5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5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60" style:parent-style-name="Normal" style:family="paragraph">
      <style:paragraph-properties style:text-autospace="none" fo:background-color="#D6E3BC"/>
    </style:style>
    <style:style style:name="T226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6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6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6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6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6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6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6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6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7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7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73" style:parent-style-name="Normal" style:family="paragraph">
      <style:paragraph-properties style:text-autospace="none" fo:background-color="#D6E3BC"/>
    </style:style>
    <style:style style:name="T227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7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7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7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7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7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8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86" style:parent-style-name="Normal" style:family="paragraph">
      <style:paragraph-properties style:text-autospace="none" fo:background-color="#D6E3BC"/>
    </style:style>
    <style:style style:name="T228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28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28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9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9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2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2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2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29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299" style:parent-style-name="Normal" style:family="paragraph">
      <style:paragraph-properties style:text-autospace="none" fo:background-color="#D6E3BC"/>
    </style:style>
    <style:style style:name="T230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0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0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0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0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0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12" style:parent-style-name="Normal" style:family="paragraph">
      <style:paragraph-properties style:text-autospace="none" fo:background-color="#D6E3BC"/>
    </style:style>
    <style:style style:name="T231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14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1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1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1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1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2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25" style:parent-style-name="Normal" style:family="paragraph">
      <style:paragraph-properties style:text-autospace="none" fo:background-color="#D6E3BC"/>
    </style:style>
    <style:style style:name="T232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27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2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2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3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3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33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34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35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3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3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38" style:parent-style-name="Normal" style:family="paragraph">
      <style:paragraph-properties style:text-autospace="none" fo:background-color="#D6E3BC"/>
    </style:style>
    <style:style style:name="T233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40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4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4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4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46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47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48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4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51" style:parent-style-name="Normal" style:family="paragraph">
      <style:paragraph-properties style:text-autospace="none" fo:background-color="#D6E3BC"/>
    </style:style>
    <style:style style:name="T235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53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5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5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5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5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59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0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61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62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3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64" style:parent-style-name="Normal" style:family="paragraph">
      <style:paragraph-properties style:text-autospace="none" fo:background-color="#D6E3BC"/>
    </style:style>
    <style:style style:name="T236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66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6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6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6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7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2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73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74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75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76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77" style:parent-style-name="Normal" style:family="paragraph">
      <style:paragraph-properties style:text-autospace="none" fo:background-color="#D6E3BC"/>
    </style:style>
    <style:style style:name="T237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79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8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8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8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8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5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86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87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88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89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390" style:parent-style-name="Normal" style:family="paragraph">
      <style:paragraph-properties style:text-autospace="none" fo:background-color="#D6E3BC"/>
    </style:style>
    <style:style style:name="T2391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392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39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9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39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39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398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399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00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01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0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03" style:parent-style-name="Normal" style:family="paragraph">
      <style:paragraph-properties style:text-autospace="none" fo:background-color="#D6E3BC"/>
    </style:style>
    <style:style style:name="T2404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05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06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07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08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09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0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1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12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13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14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15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16" style:parent-style-name="Normal" style:family="paragraph">
      <style:paragraph-properties style:text-autospace="none" fo:background-color="#D6E3BC"/>
    </style:style>
    <style:style style:name="T2417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18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19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0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21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22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23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4" style:parent-style-name="DefaultParagraphFont" style:family="text">
      <style:text-properties style:font-name="Courier New" style:font-name-complex="Courier New" fo:color="#7F007F" fo:font-size="10pt" style:font-size-asian="10pt" style:font-size-complex="10pt" fo:language="et" fo:country="EE" style:language-complex="ar" style:country-complex="SA"/>
    </style:style>
    <style:style style:name="T2425" style:parent-style-name="DefaultParagraphFont" style:family="text">
      <style:text-properties style:font-name="Courier New" style:font-name-complex="Courier New" fo:color="#000000" fo:font-size="10pt" style:font-size-asian="10pt" style:font-size-complex="10pt" fo:language="et" fo:country="EE" style:language-complex="ar" style:country-complex="SA"/>
    </style:style>
    <style:style style:name="T2426" style:parent-style-name="DefaultParagraphFont" style:family="text">
      <style:text-properties style:font-name="Courier New" style:font-name-complex="Courier New" fo:font-style="italic" style:font-style-asian="italic" style:font-style-complex="italic" fo:color="#2A00FF" fo:font-size="10pt" style:font-size-asian="10pt" style:font-size-complex="10pt" fo:language="et" fo:country="EE" style:language-complex="ar" style:country-complex="SA"/>
    </style:style>
    <style:style style:name="T2427" style:parent-style-name="DefaultParagraphFont" style:family="text">
      <style:text-properties style:font-name="Courier New" style:font-name-complex="Courier New" fo:font-size="10pt" style:font-size-asian="10pt" style:font-size-complex="10pt" fo:language="et" fo:country="EE" style:language-complex="ar" style:country-complex="SA"/>
    </style:style>
    <style:style style:name="T2428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29" style:parent-style-name="Normal" style:family="paragraph">
      <style:paragraph-properties style:text-autospace="none" fo:background-color="#D6E3BC"/>
    </style:style>
    <style:style style:name="T2430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31" style:parent-style-name="DefaultParagraphFont" style:family="text">
      <style:text-properties style:font-name="Courier New" style:font-name-complex="Courier New" fo:color="#3F7F7F" fo:font-size="10pt" style:font-size-asian="10pt" style:font-size-complex="10pt" fo:language="et" fo:country="EE" style:language-complex="ar" style:country-complex="SA"/>
    </style:style>
    <style:style style:name="T2432" style:parent-style-name="DefaultParagraphFont" style:family="text"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P2433" style:parent-style-name="Normal" style:family="paragraph">
      <style:paragraph-properties style:text-autospace="none"/>
      <style:text-properties style:font-name="Courier New" style:font-name-complex="Courier New" fo:color="#008080" fo:font-size="10pt" style:font-size-asian="10pt" style:font-size-complex="10pt" fo:language="et" fo:country="EE" style:language-complex="ar" style:country-complex="SA"/>
    </style:style>
    <style:style style:name="T243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35" style:parent-style-name="DefaultParagraphFont" style:family="text">
      <style:text-properties fo:language="et" fo:country="EE" style:language-complex="ar" style:country-complex="SA"/>
    </style:style>
    <style:style style:name="T243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37" style:parent-style-name="DefaultParagraphFont" style:family="text">
      <style:text-properties fo:language="et" fo:country="EE" style:language-complex="ar" style:country-complex="SA"/>
    </style:style>
    <style:style style:name="T243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39" style:parent-style-name="DefaultParagraphFont" style:family="text">
      <style:text-properties fo:language="et" fo:country="EE" style:language-complex="ar" style:country-complex="SA"/>
    </style:style>
    <style:style style:name="T244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41" style:parent-style-name="DefaultParagraphFont" style:family="text">
      <style:text-properties fo:language="et" fo:country="EE" style:language-complex="ar" style:country-complex="SA"/>
    </style:style>
    <style:style style:name="T2442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43" style:parent-style-name="DefaultParagraphFont" style:family="text">
      <style:text-properties fo:language="et" fo:country="EE" style:language-complex="ar" style:country-complex="SA"/>
    </style:style>
    <style:style style:name="T244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45" style:parent-style-name="DefaultParagraphFont" style:family="text">
      <style:text-properties fo:language="et" fo:country="EE" style:language-complex="ar" style:country-complex="SA"/>
    </style:style>
    <style:style style:name="T244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47" style:parent-style-name="DefaultParagraphFont" style:family="text">
      <style:text-properties fo:language="et" fo:country="EE" style:language-complex="ar" style:country-complex="SA"/>
    </style:style>
    <style:style style:name="T244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49" style:parent-style-name="DefaultParagraphFont" style:family="text">
      <style:text-properties fo:language="et" fo:country="EE" style:language-complex="ar" style:country-complex="SA"/>
    </style:style>
    <style:style style:name="T245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1" style:parent-style-name="DefaultParagraphFont" style:family="text">
      <style:text-properties fo:language="et" fo:country="EE" style:language-complex="ar" style:country-complex="SA"/>
    </style:style>
    <style:style style:name="T2452" style:parent-style-name="DefaultParagraphFont" style:family="text">
      <style:text-properties fo:font-weight="bold" style:font-weight-asian="bold" fo:language="et" fo:country="EE" style:language-complex="ar" style:country-complex="SA"/>
    </style:style>
    <style:style style:name="T2453" style:parent-style-name="DefaultParagraphFont" style:family="text">
      <style:text-properties fo:language="et" fo:country="EE" style:language-complex="ar" style:country-complex="SA"/>
    </style:style>
    <style:style style:name="T2454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5" style:parent-style-name="DefaultParagraphFont" style:family="text">
      <style:text-properties fo:language="et" fo:country="EE" style:language-complex="ar" style:country-complex="SA"/>
    </style:style>
    <style:style style:name="T2456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7" style:parent-style-name="DefaultParagraphFont" style:family="text">
      <style:text-properties fo:language="et" fo:country="EE" style:language-complex="ar" style:country-complex="SA"/>
    </style:style>
    <style:style style:name="T2458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59" style:parent-style-name="DefaultParagraphFont" style:family="text">
      <style:text-properties fo:language="et" fo:country="EE" style:language-complex="ar" style:country-complex="SA"/>
    </style:style>
    <style:style style:name="T2460" style:parent-style-name="DefaultParagraphFont" style:family="text">
      <style:text-properties fo:font-weight="bold" style:font-weight-asian="bold" fo:font-style="italic" style:font-style-asian="italic" fo:language="et" fo:country="EE" style:language-complex="ar" style:country-complex="SA"/>
    </style:style>
    <style:style style:name="T2461" style:parent-style-name="DefaultParagraphFont" style:family="text">
      <style:text-properties fo:language="et" fo:country="EE" style:language-complex="ar" style:country-complex="SA"/>
    </style:style>
    <style:style style:name="P2462" style:parent-style-name="Normal" style:family="paragraph">
      <style:text-properties fo:language="et" fo:country="EE" style:language-complex="ar" style:country-complex="SA"/>
    </style:style>
    <style:style style:name="P2463" style:parent-style-name="Heading2" style:family="paragraph">
      <style:text-properties fo:language="et" fo:country="EE" style:language-complex="ar" style:country-complex="SA"/>
    </style:style>
    <style:style style:name="P2464" style:parent-style-name="Heading3" style:family="paragraph">
      <style:text-properties fo:language="et" fo:country="EE"/>
    </style:style>
    <style:style style:name="P2465" style:parent-style-name="Standard" style:family="paragraph">
      <style:text-properties fo:language="et" fo:country="EE"/>
    </style:style>
    <style:style style:name="P2466" style:parent-style-name="Heading3" style:family="paragraph">
      <style:text-properties fo:language="et" fo:country="EE"/>
    </style:style>
    <style:style style:name="P2467" style:parent-style-name="Standard" style:family="paragraph">
      <style:text-properties fo:language="et" fo:country="EE"/>
    </style:style>
    <style:style style:name="P2468" style:parent-style-name="Standard" style:family="paragraph">
      <style:text-properties fo:language="et" fo:country="EE"/>
    </style:style>
    <style:style style:name="P2469" style:parent-style-name="Normal" style:family="paragraph">
      <style:paragraph-properties fo:break-before="page" fo:margin-bottom="0.1388in" fo:line-height="115%"/>
      <style:text-properties fo:language="et" fo:country="EE"/>
    </style:style>
    <style:style style:name="P2470" style:parent-style-name="Standard" style:family="paragraph">
      <style:text-properties fo:language="et" fo:country="EE"/>
    </style:style>
    <style:style style:name="P2471" style:parent-style-name="Standard" style:family="paragraph">
      <style:text-properties fo:language="et" fo:country="EE"/>
    </style:style>
    <style:style style:name="P2472" style:parent-style-name="Normal" style:family="paragraph">
      <style:text-properties fo:language="et" fo:country="EE"/>
    </style:style>
    <style:style style:name="P2473" style:parent-style-name="Heading3" style:family="paragraph">
      <style:text-properties fo:language="et" fo:country="EE"/>
    </style:style>
    <style:style style:name="P2474" style:parent-style-name="Standard" style:family="paragraph">
      <style:text-properties fo:language="et" fo:country="EE"/>
    </style:style>
    <style:style style:name="P2475" style:parent-style-name="Standard" style:family="paragraph">
      <style:text-properties fo:language="et" fo:country="EE"/>
    </style:style>
    <style:style style:name="P2476" style:parent-style-name="Standard" style:family="paragraph">
      <style:text-properties fo:language="et" fo:country="EE"/>
    </style:style>
    <style:style style:name="P2477" style:parent-style-name="Standard" style:family="paragraph">
      <style:text-properties fo:language="et" fo:country="EE"/>
    </style:style>
    <style:style style:name="P2478" style:parent-style-name="Normal" style:family="paragraph">
      <style:text-properties fo:language="et" fo:country="EE" style:language-complex="ar" style:country-complex="SA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bookmark-start text:name="_Toc273352062"/><text:bookmark-start text:name="_Toc269040692"/><text:bookmark-start text:name="_Toc270420552"/><text:bookmark-start text:name="_Toc270429115"/><text:bookmark-start text:name="_Toc270430270"/><text:bookmark-start text:name="_Toc271529437"/><text:bookmark-start text:name="_Toc271531538"/><text:bookmark-start text:name="_Toc271538812"/><text:bookmark-start text:name="_Toc272232642"/><text:bookmark-start text:name="_Toc272832962"/><text:bookmark-start text:name="_Toc273108569"/><text:bookmark-start text:name="_Toc273123283"/><text:bookmark-start text:name="_Toc273123367"/><text:bookmark-start text:name="_Toc273126330"/><text:bookmark-start text:name="_Toc273126548"/><text:bookmark-start text:name="_Toc275181507"/><text:bookmark-start text:name="_Toc275764712"/><text:bookmark-start text:name="_Toc275765989"/><text:bookmark-start text:name="_Toc275770849"/><text:bookmark-start text:name="_Toc275771632"/>ADIT – Paigaldusjuhend<text:bookmark-end text:name="_Toc273352062"/><text:bookmark-end text:name="_Toc269040692"/><text:bookmark-end text:name="_Toc270420552"/><text:bookmark-end text:name="_Toc270429115"/><text:bookmark-end text:name="_Toc270430270"/><text:bookmark-end text:name="_Toc271529437"/><text:bookmark-end text:name="_Toc271531538"/><text:bookmark-end text:name="_Toc271538812"/><text:bookmark-end text:name="_Toc272232642"/><text:bookmark-end text:name="_Toc272832962"/><text:bookmark-end text:name="_Toc273108569"/><text:bookmark-end text:name="_Toc273123283"/><text:bookmark-end text:name="_Toc273123367"/><text:bookmark-end text:name="_Toc273126330"/><text:bookmark-end text:name="_Toc273126548"/><text:bookmark-end text:name="_Toc275181507"/><text:bookmark-end text:name="_Toc275764712"/><text:bookmark-end text:name="_Toc275765989"/><text:bookmark-end text:name="_Toc275770849"/><text:bookmark-end text:name="_Toc275771632"/></text:p>
      <text:p text:style-name="P14"/>
      <text:p text:style-name="P15">Versioon 1.4.2</text:p>
      <text:p text:style-name="P16"/>
      <text:p text:style-name="P1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75771632" office:target-frame-name="_top" xlink:show="replace"><text:span text:style-name="T19">ADIT – Paigaldusjuhend</text:span><text:span text:style-name="T20"><text:tab/>1</text:span></text:a></text:p>
          <text:p text:style-name="P21"><text:a xlink:href="#_Toc275771633" office:target-frame-name="_top" xlink:show="replace"><text:span text:style-name="T22">Sissejuhatus</text:span><text:span text:style-name="T23"><text:tab/>5</text:span></text:a></text:p>
          <text:p text:style-name="P24"><text:a xlink:href="#_Toc275771634" office:target-frame-name="_top" xlink:show="replace"><text:span text:style-name="T25">Nõuded keskkonnale</text:span><text:span text:style-name="T26"><text:tab/>5</text:span></text:a></text:p>
          <text:p text:style-name="P27"><text:a xlink:href="#_Toc275771635" office:target-frame-name="_top" xlink:show="replace"><text:span text:style-name="T28">ADIT-i andmebaas</text:span><text:span text:style-name="T29"><text:tab/>6</text:span></text:a></text:p>
          <text:p text:style-name="P30"><text:a xlink:href="#_Toc275771636" office:target-frame-name="_top" xlink:show="replace"><text:span text:style-name="T31">Paigaldus</text:span><text:span text:style-name="T32"><text:tab/>6</text:span></text:a></text:p>
          <text:p text:style-name="P33"><text:a xlink:href="#_Toc275771637" office:target-frame-name="_top" xlink:show="replace"><text:span text:style-name="T34">ADIT rakendus</text:span><text:span text:style-name="T35"><text:tab/>8</text:span></text:a></text:p>
          <text:p text:style-name="P36"><text:a xlink:href="#_Toc275771638" office:target-frame-name="_top" xlink:show="replace"><text:span text:style-name="T37">Rakenduse algkoodi allalaadimine</text:span><text:span text:style-name="T38"><text:tab/>8</text:span></text:a></text:p>
          <text:p text:style-name="P39"><text:a xlink:href="#_Toc275771639" office:target-frame-name="_top" xlink:show="replace"><text:span text:style-name="T40">Seadistamine</text:span><text:span text:style-name="T41"><text:tab/>9</text:span></text:a></text:p>
          <text:p text:style-name="P42"><text:a xlink:href="#_Toc275771640" office:target-frame-name="_top" xlink:show="replace"><text:span text:style-name="T43">Fail adit-servlet.xml</text:span><text:span text:style-name="T44"><text:tab/>9</text:span></text:a></text:p>
          <text:p text:style-name="P45"><text:a xlink:href="#_Toc275771641" office:target-frame-name="_top" xlink:show="replace"><text:span text:style-name="T46">Fail log4j.xml</text:span><text:span text:style-name="T47"><text:tab/>12</text:span></text:a></text:p>
          <text:p text:style-name="P48"><text:a xlink:href="#_Toc275771642" office:target-frame-name="_top" xlink:show="replace"><text:span text:style-name="T49">Fail xtee.properties</text:span><text:span text:style-name="T50"><text:tab/>13</text:span></text:a></text:p>
          <text:p text:style-name="P51"><text:a xlink:href="#_Toc275771643" office:target-frame-name="_top" xlink:show="replace"><text:span text:style-name="T52">Rakenduse paigaldamine Tomcat 6.x <text:s/>rakendusserverisse</text:span><text:span text:style-name="T53"><text:tab/>14</text:span></text:a></text:p>
          <text:p text:style-name="P54"><text:a xlink:href="#_Toc275771644" office:target-frame-name="_top" xlink:show="replace"><text:span text:style-name="T55">Rakenduse paigaldamine Weblogic 10.x rakendusserverisse</text:span><text:span text:style-name="T56"><text:tab/>14</text:span></text:a></text:p>
          <text:p text:style-name="P57"><text:a xlink:href="#_Toc275771645" office:target-frame-name="_top" xlink:show="replace"><text:span text:style-name="T58">DVK liidese seadistamine</text:span><text:span text:style-name="T59"><text:tab/>15</text:span></text:a></text:p>
          <text:p text:style-name="P60"><text:a xlink:href="#_Toc275771646" office:target-frame-name="_top" xlink:show="replace"><text:span text:style-name="T61">Teavituskalendri ja riigiportaali X-Tee liidese seadistamine</text:span><text:span text:style-name="T62"><text:tab/>16</text:span></text:a></text:p>
          <text:p text:style-name="P63"><text:a xlink:href="#_Toc275771647" office:target-frame-name="_top" xlink:show="replace"><text:span text:style-name="T64">Monitooringu rakendus ja rakenduse kontroll</text:span><text:span text:style-name="T65"><text:tab/>17</text:span></text:a></text:p>
          <text:p text:style-name="P66"><text:a xlink:href="#_Toc275771648" office:target-frame-name="_top" xlink:show="replace"><text:span text:style-name="T67">Seadistamine</text:span><text:span text:style-name="T68"><text:tab/>17</text:span></text:a></text:p>
          <text:p text:style-name="P69"><text:a xlink:href="#_Toc275771649" office:target-frame-name="_top" xlink:show="replace"><text:span text:style-name="T70">Nagiose seaded</text:span><text:span text:style-name="T71"><text:tab/>18</text:span></text:a></text:p>
          <text:p text:style-name="P72"><text:a xlink:href="#_Toc275771650" office:target-frame-name="_top" xlink:show="replace"><text:span text:style-name="T73">Rakenduse log4j-nagiosappender seadistus</text:span><text:span text:style-name="T74"><text:tab/>18</text:span></text:a></text:p>
          <text:p text:style-name="P75"><text:a xlink:href="#_Toc275771651" office:target-frame-name="_top" xlink:show="replace"><text:span text:style-name="T76">Nagiose seadistus – passiivne monitoring</text:span><text:span text:style-name="T77"><text:tab/>18</text:span></text:a></text:p>
          <text:p text:style-name="P78"><text:a xlink:href="#_Toc275771652" office:target-frame-name="_top" xlink:show="replace"><text:span text:style-name="T79">Nagiose seadistus – aktiivne monitooring</text:span><text:span text:style-name="T80"><text:tab/>19</text:span></text:a></text:p>
        </text:index-body>
      </text:table-of-content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Normal"><text:span text:style-name="T115">Kuupäev</text:span></text:p>
          </table:table-cell>
          <table:table-cell table:style-name="TableCell116">
            <text:p text:style-name="Normal"><text:span text:style-name="T117">Versioon</text:span></text:p>
          </table:table-cell>
          <table:table-cell table:style-name="TableCell118">
            <text:p text:style-name="Normal"><text:span text:style-name="T119">Kirjeldus</text:span></text:p>
          </table:table-cell>
          <table:table-cell table:style-name="TableCell120">
            <text:p text:style-name="Normal"><text:span text:style-name="T121">Autor</text:span></text:p>
          </table:table-cell>
        </table:table-row>
        <table:table-row table:style-name="TableRow122">
          <table:table-cell table:style-name="TableCell123">
            <text:p text:style-name="Normal"><text:span text:style-name="T124">08.08.2010</text:span></text:p>
          </table:table-cell>
          <table:table-cell table:style-name="TableCell125">
            <text:p text:style-name="Normal"><text:span text:style-name="T126">1.0</text:span></text:p>
          </table:table-cell>
          <table:table-cell table:style-name="TableCell127">
            <text:p text:style-name="Normal"><text:span text:style-name="T128">Dokumendi loomine</text:span></text:p>
          </table:table-cell>
          <table:table-cell table:style-name="TableCell129">
            <text:p text:style-name="Normal"><text:span text:style-name="T130">Marko Kurm</text:span></text:p>
          </table:table-cell>
        </table:table-row>
        <table:table-row table:style-name="TableRow131">
          <table:table-cell table:style-name="TableCell132">
            <text:p text:style-name="Normal"><text:span text:style-name="T133">06.09.2010</text:span></text:p>
          </table:table-cell>
          <table:table-cell table:style-name="TableCell134">
            <text:p text:style-name="Normal"><text:span text:style-name="T135">1.1</text:span></text:p>
          </table:table-cell>
          <table:table-cell table:style-name="TableCell136">
            <text:p text:style-name="Normal"><text:span text:style-name="T137">Täiendatud punkte „</text:span><text:span text:style-name="T138">Rakenduse paigaldamine</text:span><text:span text:style-name="T139">“ ja „</text:span><text:span text:style-name="T140">Rakenduse paigaldamine rakendusserverisse (Tomcat)“ -<text:s/></text:span><text:span text:style-name="T141">andmebaasi parameetrite seadistamisel <text:s/>kasutatakse JNDI-d.</text:span></text:p>
          </table:table-cell>
          <table:table-cell table:style-name="TableCell142">
            <text:p text:style-name="Normal"><text:span text:style-name="T143">Marko Kurm</text:span></text:p>
          </table:table-cell>
        </table:table-row>
        <table:table-row table:style-name="TableRow144">
          <table:table-cell table:style-name="TableCell145">
            <text:p text:style-name="Normal"><text:span text:style-name="T146">14.09.2010</text:span></text:p>
          </table:table-cell>
          <table:table-cell table:style-name="TableCell147">
            <text:p text:style-name="Normal"><text:span text:style-name="T148">1.2</text:span></text:p>
          </table:table-cell>
          <table:table-cell table:style-name="TableCell149">
            <text:p text:style-name="Normal"><text:span text:style-name="T150">Täiendatud punkti „Andmebaasi paigaldamine“, alampunkt 4 – skript „synonyms.sql“.</text:span></text:p>
          </table:table-cell>
          <table:table-cell table:style-name="TableCell151">
            <text:p text:style-name="Normal"><text:span text:style-name="T152">Marko Kurm</text:span></text:p>
          </table:table-cell>
        </table:table-row>
        <table:table-row table:style-name="TableRow153">
          <table:table-cell table:style-name="TableCell154">
            <text:p text:style-name="Normal"><text:span text:style-name="T155">21.09.2010</text:span></text:p>
          </table:table-cell>
          <table:table-cell table:style-name="TableCell156">
            <text:p text:style-name="Normal"><text:span text:style-name="T157">1.2.1</text:span></text:p>
          </table:table-cell>
          <table:table-cell table:style-name="TableCell158">
            <text:p text:style-name="Normal"><text:span text:style-name="T159">Täiendatud / parandatud punkti „Andmebaasi paigaldamine“:</text:span></text:p>
            <text:list text:style-name="LFO1" text:continue-numbering="true">
              <text:list-item>
                <text:p text:style-name="P160"><text:span text:style-name="T161">Vahetatud punktid 1. ja 2.</text:span></text:p>
              </text:list-item>
              <text:list-item>
                <text:p text:style-name="P162"><text:span text:style-name="T163">Täiendatud punkti 2.</text:span></text:p>
              </text:list-item>
            </text:list>
          </table:table-cell>
          <table:table-cell table:style-name="TableCell164">
            <text:p text:style-name="Normal"><text:span text:style-name="T165">Marko Kurm</text:span></text:p>
          </table:table-cell>
        </table:table-row>
        <table:table-row table:style-name="TableRow166">
          <table:table-cell table:style-name="TableCell167">
            <text:p text:style-name="Normal"><text:span text:style-name="T168">24.09.2010</text:span></text:p>
          </table:table-cell>
          <table:table-cell table:style-name="TableCell169">
            <text:p text:style-name="Normal"><text:span text:style-name="T170">1.2.2</text:span></text:p>
          </table:table-cell>
          <table:table-cell table:style-name="TableCell171">
            <text:p text:style-name="Normal"><text:span text:style-name="T172">- Asendatud failirajad relatiivsete teekondadega.</text:span></text:p>
            <text:p text:style-name="Normal"><text:span text:style-name="T173">- Täiendatud punkti „</text:span><text:span text:style-name="T174">Rakenduse paigaldamine rakendusserverisse (WebLogic)</text:span><text:span text:style-name="T175">“: <text:s/>- „Prepend classpath“</text:span></text:p>
            <text:p text:style-name="Normal"><text:span text:style-name="T176">- Lisatud joonis rakenduse komponentide kirjeldamiseks</text:span></text:p>
          </table:table-cell>
          <table:table-cell table:style-name="TableCell177">
            <text:p text:style-name="Normal"><text:span text:style-name="T178">Marko Kurm</text:span></text:p>
          </table:table-cell>
        </table:table-row>
        <table:table-row table:style-name="TableRow179">
          <table:table-cell table:style-name="TableCell180">
            <text:p text:style-name="Normal"><text:span text:style-name="T181">27.09.2010</text:span></text:p>
          </table:table-cell>
          <table:table-cell table:style-name="TableCell182">
            <text:p text:style-name="Normal"><text:span text:style-name="T183">1.2.3</text:span></text:p>
          </table:table-cell>
          <table:table-cell table:style-name="TableCell184">
            <text:p text:style-name="Normal"><text:span text:style-name="T185">Lisatud logimise alajaotusesse Nagios logimise konfiguratsiooni näide ja lühikirjeldus.</text:span></text:p>
          </table:table-cell>
          <table:table-cell table:style-name="TableCell186">
            <text:p text:style-name="Normal"><text:span text:style-name="T187">Jaak Lember</text:span></text:p>
          </table:table-cell>
        </table:table-row>
        <table:table-row table:style-name="TableRow188">
          <table:table-cell table:style-name="TableCell189">
            <text:p text:style-name="Normal"><text:span text:style-name="T190">15.09.2010</text:span></text:p>
          </table:table-cell>
          <table:table-cell table:style-name="TableCell191">
            <text:p text:style-name="Normal"><text:span text:style-name="T192">1.3</text:span></text:p>
          </table:table-cell>
          <table:table-cell table:style-name="TableCell193">
            <text:p text:style-name="Normal"><text:span text:style-name="T194">Muudetud punkti „ADIT rakendus“ – adit.ear / adit.war.</text:span></text:p>
            <text:p text:style-name="Normal"><text:span text:style-name="T195">Sissejuhatuses uus rakendust kirjeldav diagramm, lisatud monitooringu komponent.</text:span></text:p>
          </table:table-cell>
          <table:table-cell table:style-name="TableCell196">
            <text:p text:style-name="Normal"><text:span text:style-name="T197">Marko Kurm</text:span></text:p>
          </table:table-cell>
        </table:table-row>
        <table:table-row table:style-name="TableRow198">
          <table:table-cell table:style-name="TableCell199">
            <text:p text:style-name="Normal"><text:span text:style-name="T200">25.10.2010</text:span></text:p>
          </table:table-cell>
          <table:table-cell table:style-name="TableCell201">
            <text:p text:style-name="Normal"><text:span text:style-name="T202">1.4</text:span></text:p>
          </table:table-cell>
          <table:table-cell table:style-name="TableCell203">
            <text:p text:style-name="Normal"><text:span text:style-name="T204">Lisatud punkt “Monitooringu rakendus ja rakenduse kontroll”</text:span></text:p>
          </table:table-cell>
          <table:table-cell table:style-name="TableCell205">
            <text:p text:style-name="Normal"><text:span text:style-name="T206">Marko Kurm</text:span></text:p>
          </table:table-cell>
        </table:table-row>
        <table:table-row table:style-name="TableRow207">
          <table:table-cell table:style-name="TableCell208">
            <text:p text:style-name="Normal"><text:span text:style-name="T209">15.02.2011</text:span></text:p>
          </table:table-cell>
          <table:table-cell table:style-name="TableCell210">
            <text:p text:style-name="Normal"><text:span text:style-name="T211">1.4.1</text:span></text:p>
          </table:table-cell>
          <table:table-cell table:style-name="TableCell212">
            <text:p text:style-name="Normal"><text:span text:style-name="T213">Lisatud peatükki “Seadistamine” konfiguratsiooniparameetri “documentRetentionDeadlineDays” kirjeldus.</text:span></text:p>
          </table:table-cell>
          <table:table-cell table:style-name="TableCell214">
            <text:p text:style-name="Normal"><text:span text:style-name="T215">Jaak Lember</text:span></text:p>
          </table:table-cell>
        </table:table-row>
        <table:table-row table:style-name="TableRow216">
          <table:table-cell table:style-name="TableCell217">
            <text:p text:style-name="P218">02.03.2011</text:p>
          </table:table-cell>
          <table:table-cell table:style-name="TableCell219">
            <text:p text:style-name="P220">1.4.2</text:p>
          </table:table-cell>
          <table:table-cell table:style-name="TableCell221">
            <text:p text:style-name="P222">Lisatud<text:s/>adit-configuration.xml faili näitesse ja kirjeldusse mitme konfiguratsioonimuutuja kirjeldused, mis varem olid kirjeldamata jäänud.</text:p>
          </table:table-cell>
          <table:table-cell table:style-name="TableCell223">
            <text:p text:style-name="P224">Jaak Lember</text:p>
          </table:table-cell>
        </table:table-row>
      </table:table>
      <text:p text:style-name="P225"/>
      <text:h text:style-name="P226" text:outline-level="1"><text:bookmark-start text:name="__RefHeading__4244_1533963332"/><text:bookmark-start text:name="_Toc273352063"/><text:bookmark-start text:name="_Toc275181508"/><text:bookmark-start text:name="_Toc275764713"/><text:bookmark-start text:name="_Toc275765990"/><text:bookmark-start text:name="_Toc275770850"/><text:bookmark-start text:name="_Toc275771633"/><text:bookmark-end text:name="__RefHeading__4244_1533963332"/><text:soft-page-break/>Sissejuhatus<text:bookmark-end text:name="_Toc273352063"/><text:bookmark-end text:name="_Toc275181508"/><text:bookmark-end text:name="_Toc275764713"/><text:bookmark-end text:name="_Toc275765990"/><text:bookmark-end text:name="_Toc275770850"/><text:bookmark-end text:name="_Toc275771633"/></text:h>
      <text:p text:style-name="P227"/>
      <text:p text:style-name="P228">ADIT rakenduse paigaldamine koosneb järgmistest sammudest:</text:p>
      <text:p text:style-name="P229"/>
      <text:list text:style-name="LFO2" text:continue-numbering="true">
        <text:list-item>
          <text:p text:style-name="P230">Lähtekoodi laadimine SVN-ist</text:p>
        </text:list-item>
        <text:list-item>
          <text:p text:style-name="P231">Rakenduse seadistamine</text:p>
        </text:list-item>
        <text:list-item>
          <text:p text:style-name="P232">Rakenduse ehitamine</text:p>
        </text:list-item>
        <text:list-item>
          <text:p text:style-name="P233">Andmebaasi paigaldamine</text:p>
        </text:list-item>
        <text:list-item>
          <text:p text:style-name="P234">Rakenduse paigaldamine</text:p>
        </text:list-item>
      </text:list>
      <text:p text:style-name="P235"/>
      <text:p text:style-name="P236">Rakenduse komponendid:</text:p>
      <text:p text:style-name="P237"/>
      <text:list text:style-name="LFO3" text:continue-numbering="true">
        <text:list-item>
          <text:p text:style-name="P238">Andmebaas</text:p>
        </text:list-item>
        <text:list-item>
          <text:p text:style-name="P239">Veebiteenused</text:p>
        </text:list-item>
        <text:list-item>
          <text:p text:style-name="P240">DVK liides</text:p>
        </text:list-item>
        <text:list-item>
          <text:p text:style-name="P241">X-tee teavituskalendri liides</text:p>
        </text:list-item>
        <text:list-item>
          <text:p text:style-name="P242">Monitooringu komponent</text:p>
        </text:list-item>
      </text:list>
      <text:p text:style-name="P243"/>
      <text:p text:style-name="P244"/>
      <text:h text:style-name="P245" text:outline-level="2"><text:bookmark-start text:name="__RefHeading__4248_1533963332"/><text:bookmark-start text:name="_Toc273352064"/><text:bookmark-start text:name="_Toc269115269"/><text:bookmark-start text:name="_Toc269040693"/><text:bookmark-start text:name="_Toc269996962"/><text:bookmark-start text:name="_Toc270420553"/><text:bookmark-start text:name="_Toc270429116"/><text:bookmark-start text:name="_Toc270430271"/><text:bookmark-start text:name="_Toc271529438"/><text:bookmark-start text:name="_Toc271531539"/><text:bookmark-start text:name="_Toc271538813"/><text:bookmark-start text:name="_Toc272232643"/><text:bookmark-start text:name="_Toc272832963"/><text:bookmark-start text:name="_Toc273108570"/><text:bookmark-start text:name="_Toc273123284"/><text:bookmark-start text:name="_Toc273123368"/><text:bookmark-start text:name="_Toc273126331"/><text:bookmark-start text:name="_Toc273126549"/><text:bookmark-start text:name="_Toc275181509"/><text:bookmark-start text:name="_Toc275764714"/><text:bookmark-start text:name="_Toc275765991"/><text:bookmark-start text:name="_Toc275770851"/><text:bookmark-start text:name="_Toc275771634"/><text:bookmark-end text:name="__RefHeading__4248_1533963332"/>Nõuded keskkonnale<text:bookmark-end text:name="_Toc273352064"/><text:bookmark-end text:name="_Toc269115269"/><text:bookmark-end text:name="_Toc269040693"/><text:bookmark-end text:name="_Toc269996962"/><text:bookmark-end text:name="_Toc270420553"/><text:bookmark-end text:name="_Toc270429116"/><text:bookmark-end text:name="_Toc270430271"/><text:bookmark-end text:name="_Toc271529438"/><text:bookmark-end text:name="_Toc271531539"/><text:bookmark-end text:name="_Toc271538813"/><text:bookmark-end text:name="_Toc272232643"/><text:bookmark-end text:name="_Toc272832963"/><text:bookmark-end text:name="_Toc273108570"/><text:bookmark-end text:name="_Toc273123284"/><text:bookmark-end text:name="_Toc273123368"/><text:bookmark-end text:name="_Toc273126331"/><text:bookmark-end text:name="_Toc273126549"/><text:bookmark-end text:name="_Toc275181509"/><text:bookmark-end text:name="_Toc275764714"/><text:bookmark-end text:name="_Toc275765991"/><text:bookmark-end text:name="_Toc275770851"/><text:bookmark-end text:name="_Toc275771634"/></text:h>
      <text:p text:style-name="P246"/>
      <text:list text:style-name="LFO4" text:continue-numbering="true">
        <text:list-item>
          <text:p text:style-name="P247">Java Runtime Environment 1.6</text:p>
        </text:list-item>
        <text:list-item>
          <text:p text:style-name="P248">Rakendusserver Tomcat 6.x / WebLogic 10g/11g</text:p>
        </text:list-item>
        <text:list-item>
          <text:p text:style-name="P249">Andmebaas Oracle 10g/11g (UTF-8)</text:p>
        </text:list-item>
        <text:list-item>
          <text:p text:style-name="P250">Ligipääs X-tee turvaserverile (X-tee teenuste publitseerimiseks ja tarbimiseks)</text:p>
        </text:list-item>
        <text:list-item>
          <text:p text:style-name="P251"><text:span text:style-name="T252">Eraldiseisev DVK universaalklient ADIT-ile kasutamiseks. DVK universaalkliendi paigaldamiseks vaata dokumenti „Dokumendivahetuskeskus – Kliendi paigaldamisjuhend“ <text:s/>(</text:span><text:a xlink:href="http://www.ria.ee/dokumendivahetus" office:target-frame-name="_top" xlink:show="replace"><text:span text:style-name="T253">http://www.ria.ee/dokumendivahetus</text:span></text:a><text:span text:style-name="T254">). Lisanõudena on vajalik lülitada välja DVK universaalkliendi andmebaasipäästik “tr_dhl_message_id”.</text:span></text:p>
        </text:list-item>
      </text:list>
      <text:p text:style-name="P255"><text:bookmark-start text:name="__RefHeading__4250_1533963332"/><text:bookmark-end text:name="__RefHeading__4250_1533963332"/></text:p>
      <text:h text:style-name="P256" text:outline-level="1"><text:bookmark-start text:name="__RefHeading__4384_1533963332"/><text:bookmark-start text:name="_Toc269115270"/><text:bookmark-start text:name="_Toc269040694"/><text:bookmark-start text:name="_Toc269996963"/><text:bookmark-start text:name="_Toc270420554"/><text:bookmark-start text:name="_Toc270429117"/><text:bookmark-start text:name="_Toc270430272"/><text:bookmark-start text:name="_Toc271529439"/><text:bookmark-start text:name="_Toc271531540"/><text:bookmark-start text:name="_Toc271538814"/><text:bookmark-start text:name="_Toc272232644"/><text:bookmark-start text:name="_Toc272832964"/><text:bookmark-start text:name="_Toc273108571"/><text:bookmark-start text:name="_Toc273123285"/><text:bookmark-start text:name="_Toc273123369"/><text:bookmark-start text:name="_Toc273126332"/><text:bookmark-start text:name="_Toc273126550"/><text:bookmark-start text:name="_Toc273352065"/><text:bookmark-start text:name="_Toc275181510"/><text:bookmark-start text:name="_Toc275764715"/><text:bookmark-start text:name="_Toc275765992"/><text:bookmark-start text:name="_Toc275770852"/><text:bookmark-start text:name="_Toc275771635"/><text:bookmark-end text:name="__RefHeading__4384_1533963332"/><text:soft-page-break/>A<text:bookmark-end text:name="_Toc269115270"/><text:bookmark-end text:name="_Toc269040694"/><text:bookmark-end text:name="_Toc269996963"/><text:bookmark-end text:name="_Toc270420554"/><text:bookmark-end text:name="_Toc270429117"/><text:bookmark-end text:name="_Toc270430272"/><text:bookmark-end text:name="_Toc271529439"/><text:bookmark-end text:name="_Toc271531540"/><text:bookmark-end text:name="_Toc271538814"/><text:bookmark-end text:name="_Toc272232644"/><text:bookmark-end text:name="_Toc272832964"/><text:bookmark-end text:name="_Toc273108571"/><text:bookmark-end text:name="_Toc273123285"/><text:bookmark-end text:name="_Toc273123369"/><text:bookmark-end text:name="_Toc273126332"/><text:bookmark-end text:name="_Toc273126550"/>DIT-i andmebaas<text:bookmark-end text:name="_Toc273352065"/><text:bookmark-end text:name="_Toc275181510"/><text:bookmark-end text:name="_Toc275764715"/><text:bookmark-end text:name="_Toc275765992"/><text:bookmark-end text:name="_Toc275770852"/><text:bookmark-end text:name="_Toc275771635"/></text:h>
      <text:h text:style-name="P257" text:outline-level="2"><text:bookmark-start text:name="__RefHeading__4386_1533963332"/><text:bookmark-start text:name="_Toc273352066"/><text:bookmark-start text:name="_Toc275181511"/><text:bookmark-start text:name="_Toc275764716"/><text:bookmark-start text:name="_Toc275765993"/><text:bookmark-start text:name="_Toc275770853"/><text:bookmark-start text:name="_Toc275771636"/><text:bookmark-end text:name="__RefHeading__4386_1533963332"/>Paigaldus<text:bookmark-end text:name="_Toc273352066"/><text:bookmark-end text:name="_Toc275181511"/><text:bookmark-end text:name="_Toc275764716"/><text:bookmark-end text:name="_Toc275765993"/><text:bookmark-end text:name="_Toc275770853"/><text:bookmark-end text:name="_Toc275771636"/></text:h>
      <text:p text:style-name="P258"><text:span text:style-name="T259">Andmebaasiskeemi loomise SQL skriptid asuvad paigalduspaketis kataloogis „/sql“. Enne aga, kui skripte käivitada, tuleb luua andmebaasiskeem / kasutaja (</text:span><text:span text:style-name="T260">schema</text:span><text:span text:style-name="T261">) ning tabeliruumid (</text:span><text:span text:style-name="T262">tablespace</text:span><text:span text:style-name="T263">) ADIT andmetabelite ja indeksite (</text:span><text:span text:style-name="T264">index</text:span><text:span text:style-name="T265">) jaoks. Paigaldamise sammud on järgmised:</text:span></text:p>
      <text:list text:style-name="LFO5" text:continue-numbering="true">
        <text:list-item>
          <text:p text:style-name="P266">Loo tabeliruumid andmetabelite ja indeksite jaoks. Näidis SQL:</text:p>
        </text:list-item>
      </text:list>
      <text:p text:style-name="P267"><text:span text:style-name="T268">create tablespace<text:s/></text:span><text:span text:style-name="T269">ADIT_INDX</text:span><text:span text:style-name="T270"><text:line-break/><text:s text:c="2"/>logging</text:span><text:span text:style-name="T271"><text:line-break/><text:s text:c="2"/>datafile 'adit_indx.dbf'<text:s/></text:span><text:span text:style-name="T272"><text:line-break/><text:s text:c="2"/>size 32m<text:s/></text:span><text:span text:style-name="T273"><text:line-break/><text:s text:c="2"/>autoextend on<text:s/></text:span><text:span text:style-name="T274"><text:line-break/><text:s text:c="2"/>next 32m maxsize 2048m</text:span><text:span text:style-name="T275"><text:line-break/><text:s text:c="2"/>extent management local;</text:span></text:p>
      <text:p text:style-name="P276"><text:span text:style-name="T277">create tablespace<text:s/></text:span><text:span text:style-name="T278">ADIT_DATA</text:span><text:span text:style-name="T279"><text:line-break/><text:s text:c="2"/>logging</text:span><text:span text:style-name="T280"><text:line-break/><text:s text:c="2"/>datafile 'adit_data.dbf'<text:s/></text:span><text:span text:style-name="T281"><text:line-break/><text:s text:c="2"/>size 32m<text:s/></text:span><text:span text:style-name="T282"><text:line-break/><text:s text:c="2"/>autoextend on<text:s/></text:span><text:span text:style-name="T283"><text:line-break/><text:s text:c="2"/>next 32m maxsize 2048m</text:span><text:span text:style-name="T284"><text:line-break/><text:s text:c="2"/>extent management local;</text:span></text:p>
      <text:list text:style-name="LFO5" text:continue-numbering="true">
        <text:list-item>
          <text:p text:style-name="P285">Loo andmebaasiskeemid / kasutajad:</text:p>
          <text:list text:continue-numbering="true">
            <text:list-item>
              <text:p text:style-name="P286">ADIT – kasutaja, kelle skeemi luuakse kõik tabelid / protseduurid / triggerid ja muud andmebaasiobjektid.</text:p>
            </text:list-item>
            <text:list-item>
              <text:p text:style-name="P287">ADIT_APP – kasutaja, kelle abil rakendus andmebaasiga suhtleb. Andmebaasiobjektide kasutab läbi sünonüümide. Sünonüümid tekitatakse skriptiga „synonyms.sql“ punktis 4.</text:p>
            </text:list-item>
          </text:list>
        </text:list-item>
        <text:list-item>
          <text:p text:style-name="P288">Käivita SQL skript „run.sql“ (ADIT andmebaasi ja klassifikaatorite andmete loomine). Skript tuleb käivitada Oracle SYSDBA õigustes oleva kasutaja poolt, kellel on tabelite, päästikute ja protseduuride loomise õigused.</text:p>
        </text:list-item>
        <text:list-item>
          <text:p text:style-name="P289">Käivita SQL skript „synonyms.sql“ – skript tuleb käivitada kasutaja „ADIT_APP“ õigustes. Skript loob kasutajale ADIT_APP sünonüümid, mis viitavad kasutaja ADIT objektidele.</text:p>
        </text:list-item>
        <text:list-item>
          <text:p text:style-name="P290">Kontrolli, kas tabelid on loodud ning kas klassifikaatorid on määratud (tabelid DOCUMENT_DVK_STATUS, DOCUMENT_HISTORY_TYPE, DOCUMENT_SHARING_TYPE, DOCUMENT_TYPE, NOTIFICATION_TYPE ja USERTYPE).</text:p>
        </text:list-item>
      </text:list>
      <text:p text:style-name="P291">Andmebaasikasutajal, kelle skeemi tabelid loodi, peavad olema järgmised õigused:</text:p>
      <text:list text:style-name="LFO6" text:continue-numbering="true">
        <text:list-item>
          <text:p text:style-name="P292">Kõikidesse tabelitesse kirjutamise õigus</text:p>
        </text:list-item>
        <text:list-item>
          <text:p text:style-name="P293">Kõikide tabelite lugemisõigus</text:p>
        </text:list-item>
        <text:list-item>
          <text:p text:style-name="P294">Kõikide tabelite andmete muutmise õigus</text:p>
        </text:list-item>
        <text:list-item>
          <text:p text:style-name="P295">Kõikide SEQUENCE-te ja TRIGGER-ite käivitamise õigus</text:p>
        </text:list-item>
      </text:list>
      <text:h text:style-name="P296" text:outline-level="1"><text:bookmark-start text:name="__RefHeading__4254_1533963332"/><text:bookmark-start text:name="_Toc273352067"/><text:bookmark-start text:name="_Toc275181512"/><text:bookmark-start text:name="_Toc275764717"/><text:bookmark-start text:name="_Toc275765994"/><text:bookmark-start text:name="_Toc275770854"/><text:bookmark-start text:name="_Toc275771637"/><text:bookmark-end text:name="__RefHeading__4254_1533963332"/><text:soft-page-break/>ADIT rakendus<text:bookmark-end text:name="_Toc273352067"/><text:bookmark-end text:name="_Toc275181512"/><text:bookmark-end text:name="_Toc275764717"/><text:bookmark-end text:name="_Toc275765994"/><text:bookmark-end text:name="_Toc275770854"/><text:bookmark-end text:name="_Toc275771637"/></text:h>
      <text:h text:style-name="P297" text:outline-level="2"><text:bookmark-start text:name="__RefHeading__4258_1533963332"/><text:bookmark-start text:name="__RefHeading__4256_1533963332"/><text:bookmark-start text:name="_Toc273352068"/><text:bookmark-start text:name="_Toc275181513"/><text:bookmark-start text:name="_Toc275764718"/><text:bookmark-start text:name="_Toc275765995"/><text:bookmark-start text:name="_Toc275770855"/><text:bookmark-start text:name="_Toc275771638"/><text:bookmark-end text:name="__RefHeading__4258_1533963332"/><text:bookmark-end text:name="__RefHeading__4256_1533963332"/>Rakenduse algkoodi allalaadimine<text:bookmark-end text:name="_Toc273352068"/><text:bookmark-end text:name="_Toc275181513"/><text:bookmark-end text:name="_Toc275764718"/><text:bookmark-end text:name="_Toc275765995"/><text:bookmark-end text:name="_Toc275770855"/><text:bookmark-end text:name="_Toc275771638"/></text:h>
      <text:p text:style-name="P298">Rakenduse algkood on saadaval RIA SVN-ist:</text:p>
      <text:p text:style-name="P299">svn export https://svn.eesti.ee/projektid/adit/src/tags/$VERSIOON$</text:p>
      <text:p text:style-name="Standard"><text:span text:style-name="T300"><text:line-break/>Rakenduse ehitamiseks ning erinevate pakete koostamiseks on kasutusel<text:s/></text:span><text:span text:style-name="T301">Maven</text:span><text:span text:style-name="T302"><text:s/>2.x nimeline tarkvara (</text:span><text:a xlink:href="http://maven.apache.org/" office:target-frame-name="_top" xlink:show="replace"><text:span text:style-name="T303">http://maven.apache.org/</text:span></text:a><text:span text:style-name="T304"><text:s/>). Rakendus koosneb<text:s/></text:span><text:span text:style-name="T305">Maven</text:span><text:span text:style-name="T306"><text:s/>mõistes kahest alamprojektist:<text:s/></text:span><text:span text:style-name="T307">adit-war</text:span><text:span text:style-name="T308"><text:s/>ja<text:s/></text:span><text:span text:style-name="T309">adit-ear</text:span><text:span text:style-name="T310">. Selline alajaotus on vajalik selleks, et koostada pake, mis sobiks<text:s/></text:span><text:span text:style-name="T311">Weblogic</text:span><text:span text:style-name="T312"><text:s/>rakendusserverisse paigaldamiseks. Rakenduse sisuline osa paikneb alamprojektis<text:s/></text:span><text:span text:style-name="T313">adit-war</text:span><text:span text:style-name="T314"><text:s/>ning<text:s/></text:span><text:span text:style-name="T315">Weblogic</text:span><text:span text:style-name="T316"><text:s/>rakendusserveri jaoks vajalikud metaandmeid sisaldavad failid paiknevad<text:s/></text:span><text:span text:style-name="T317">adit-ear</text:span><text:span text:style-name="T318"><text:s/>alamprojektis. Projekti ehitamiseks vajalikud seadistused paiknevad nö ülemprojektis ehk otse ADIT projekti juurkaustas asuvas<text:s/></text:span><text:span text:style-name="T319">pom.xml</text:span><text:span text:style-name="T320"><text:s/>failis.</text:span></text:p>
      <text:p text:style-name="Standard"><text:span text:style-name="T321">Selleks, et koostada rakenduse pake, tuleb määrata seadistused projekti kirjeldavas failis<text:s/></text:span><text:span text:style-name="T322">pom.xml</text:span><text:span text:style-name="T323">. Seadistatavad parameetrid on järgmised:</text:span></text:p>
      <text:p text:style-name="Standard"><text:span text:style-name="T324">&lt;</text:span><text:span text:style-name="T325">resourceDir</text:span><text:span text:style-name="T326"><text:s/>/&gt; <text:s/>- määrab ära, millisele keskkonnale omased rakenduse seadistusfailid pakkesse lisatakse (arenduskeskkond, testkeskkond, tootekeskkond).</text:span></text:p>
      <text:p text:style-name="P327"><text:bookmark-start text:name="__RefHeading__4260_1533963332"/><text:bookmark-end text:name="__RefHeading__4260_1533963332"/>Algkoodiga tulevad kaasa seadistusfailide näidised erinevate keskkondade tarbeks:</text:p>
      <text:p text:style-name="P328"/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Nimi</text:p>
          </table:table-cell>
          <table:table-cell table:style-name="TableCell336">
            <text:p text:style-name="P337">Failirada</text:p>
          </table:table-cell>
          <table:table-cell table:style-name="TableCell338">
            <text:p text:style-name="P339">Kirjeldus</text:p>
          </table:table-cell>
        </table:table-row>
        <table:table-row table:style-name="TableRow340">
          <table:table-cell table:style-name="TableCell341">
            <text:p text:style-name="P342">ria-test-weblogic</text:p>
          </table:table-cell>
          <table:table-cell table:style-name="TableCell343">
            <text:p text:style-name="P344">adit-war/src/main/resources/ria-test-weblogic/</text:p>
          </table:table-cell>
          <table:table-cell table:style-name="TableCell345">
            <text:p text:style-name="P346">RIA testkeskkond (WebLogic)</text:p>
          </table:table-cell>
        </table:table-row>
        <table:table-row table:style-name="TableRow347">
          <table:table-cell table:style-name="TableCell348">
            <text:p text:style-name="P349">dev-dev-weblogic</text:p>
          </table:table-cell>
          <table:table-cell table:style-name="TableCell350">
            <text:p text:style-name="P351">adit-war/src/main/resources/dev-dev-weblogic/</text:p>
          </table:table-cell>
          <table:table-cell table:style-name="TableCell352">
            <text:p text:style-name="P353">Arendaja arenduskeskkond (Weblogic)</text:p>
          </table:table-cell>
        </table:table-row>
        <table:table-row table:style-name="TableRow354">
          <table:table-cell table:style-name="TableCell355">
            <text:p text:style-name="P356">ria-dev-weblogic</text:p>
          </table:table-cell>
          <table:table-cell table:style-name="TableCell357">
            <text:p text:style-name="P358">adit-war/src/main/resources/ria-dev-weblogic</text:p>
          </table:table-cell>
          <table:table-cell table:style-name="TableCell359">
            <text:p text:style-name="TableContents"><text:span text:style-name="T360">RIA arenduskeskkond (WebLogic)</text:span></text:p>
          </table:table-cell>
        </table:table-row>
        <table:table-row table:style-name="TableRow361">
          <table:table-cell table:style-name="TableCell362">
            <text:p text:style-name="P363">ria-dev-tomcat</text:p>
          </table:table-cell>
          <table:table-cell table:style-name="TableCell364">
            <text:p text:style-name="P365">adit-war/src/main/resources/ria-dev-tomcat</text:p>
          </table:table-cell>
          <table:table-cell table:style-name="TableCell366">
            <text:p text:style-name="TableContents"><text:span text:style-name="T367">RIA arenduskeskkond (Tomcat)</text:span></text:p>
          </table:table-cell>
        </table:table-row>
      </table:table>
      <text:p text:style-name="P368"/>
      <text:p text:style-name="P369"/>
      <text:p text:style-name="P370"><text:bookmark-start text:name="__RefHeading__4262_1533963332"/><text:bookmark-end text:name="__RefHeading__4262_1533963332"/>Rakenduse ehitamine:</text:p>
      <text:list text:style-name="LFO7" text:continue-numbering="true">
        <text:list-item>
          <text:p text:style-name="P371">Lisa Maven2 /bin kataloog keskkonnamuutujasse „PATH“ – see on vajalik selleks, et Maven-i käske mugavalt välja kutsuda (soovitatav).</text:p>
        </text:list-item>
        <text:list-item>
          <text:p text:style-name="P372">Käivita käsklus „mvn clean“ – kustutab eelmise rakenduse ehitamise ajutised tööfailid ning rakenduse paketi. Välistab ajutistest tööfailidest tekkida võivad vead.</text:p>
        </text:list-item>
        <text:list-item>
          <text:p text:style-name="P373"><text:span text:style-name="T374">Käivita käsklus „mvn package“ – paneb kokku paigalduspaketid. Tekivad failid<text:s/></text:span><text:span text:style-name="T375">/adit-ear/target/adit.ear<text:s/></text:span><text:span text:style-name="T376">(sobib Weblogic rakendusserverisse paigaldamiseks) <text:s/>ning <text:s/></text:span><text:span text:style-name="T377">/adit-war/target/adit.war<text:s/></text:span><text:span text:style-name="T378">(sobib Tomcat rakendusserverisse paigaldamiseks).</text:span></text:p>
        </text:list-item>
      </text:list>
      <text:h text:style-name="P379" text:outline-level="2"><text:bookmark-start text:name="__RefHeading__4264_1533963332"/><text:bookmark-start text:name="_Toc269115272"/><text:bookmark-start text:name="_Toc269040696"/><text:bookmark-start text:name="_Toc269996965"/><text:bookmark-start text:name="_Toc270420556"/><text:bookmark-start text:name="_Toc270429119"/><text:bookmark-start text:name="_Toc270430274"/><text:bookmark-start text:name="_Toc271529441"/><text:bookmark-start text:name="_Toc271531542"/><text:bookmark-start text:name="_Toc271538816"/><text:bookmark-start text:name="_Toc272232646"/><text:bookmark-start text:name="_Toc272832966"/><text:bookmark-start text:name="_Toc273108573"/><text:bookmark-start text:name="_Toc273123287"/><text:bookmark-start text:name="_Toc273123371"/><text:bookmark-start text:name="_Toc273126334"/><text:bookmark-start text:name="_Toc273126552"/><text:bookmark-start text:name="_Toc273352070"/><text:bookmark-start text:name="_Toc275181514"/><text:bookmark-start text:name="_Toc275764719"/><text:bookmark-start text:name="_Toc275765996"/><text:bookmark-start text:name="_Toc275770856"/><text:bookmark-start text:name="_Toc275771639"/><text:bookmark-end text:name="__RefHeading__4264_1533963332"/><text:soft-page-break/>S<text:bookmark-end text:name="_Toc269115272"/><text:bookmark-end text:name="_Toc269040696"/><text:bookmark-end text:name="_Toc269996965"/><text:bookmark-end text:name="_Toc270420556"/><text:bookmark-end text:name="_Toc270429119"/><text:bookmark-end text:name="_Toc270430274"/><text:bookmark-end text:name="_Toc271529441"/><text:bookmark-end text:name="_Toc271531542"/><text:bookmark-end text:name="_Toc271538816"/><text:bookmark-end text:name="_Toc272232646"/><text:bookmark-end text:name="_Toc272832966"/><text:bookmark-end text:name="_Toc273108573"/><text:bookmark-end text:name="_Toc273123287"/><text:bookmark-end text:name="_Toc273123371"/><text:bookmark-end text:name="_Toc273126334"/><text:bookmark-end text:name="_Toc273126552"/>eadistamine<text:bookmark-end text:name="_Toc273352070"/><text:bookmark-end text:name="_Toc275181514"/><text:bookmark-end text:name="_Toc275764719"/><text:bookmark-end text:name="_Toc275765996"/><text:bookmark-end text:name="_Toc275770856"/><text:bookmark-end text:name="_Toc275771639"/></text:h>
      <text:p text:style-name="P380">ADIT rakenduse seadistamine koosneb mitmest failist, mis on järgnevalt toodud välja koos seletustega:</text:p>
      <text:p text:style-name="P381"/>
      <text:p text:style-name="P382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Faili nimi</text:p>
          </table:table-cell>
          <table:table-cell table:style-name="TableCell389">
            <text:p text:style-name="P390">Kirjeldus</text:p>
          </table:table-cell>
        </table:table-row>
        <table:table-row table:style-name="TableRow391">
          <table:table-cell table:style-name="TableCell392">
            <text:p text:style-name="P393">adit-configuration.xml</text:p>
          </table:table-cell>
          <table:table-cell table:style-name="TableCell394">
            <text:p text:style-name="P395">rakenduse peamine seadistusfail</text:p>
          </table:table-cell>
        </table:table-row>
        <table:table-row table:style-name="TableRow396">
          <table:table-cell table:style-name="TableCell397">
            <text:p text:style-name="P398">log4j.xml</text:p>
          </table:table-cell>
          <table:table-cell table:style-name="TableCell399">
            <text:p text:style-name="P400">logimise seadistus</text:p>
          </table:table-cell>
        </table:table-row>
        <table:table-row table:style-name="TableRow401">
          <table:table-cell table:style-name="TableCell402">
            <text:p text:style-name="P403">messages_et.properties</text:p>
          </table:table-cell>
          <table:table-cell table:style-name="TableCell404">
            <text:p text:style-name="P405">Eestikeelsete (vea)teadete seadistusfail</text:p>
          </table:table-cell>
        </table:table-row>
        <table:table-row table:style-name="TableRow406">
          <table:table-cell table:style-name="TableCell407">
            <text:p text:style-name="P408">messages_en.properties</text:p>
          </table:table-cell>
          <table:table-cell table:style-name="TableCell409">
            <text:p text:style-name="P410">inglisekeelsete (vea)teadete seadistusfail</text:p>
          </table:table-cell>
        </table:table-row>
        <table:table-row table:style-name="TableRow411">
          <table:table-cell table:style-name="TableCell412">
            <text:p text:style-name="P413">DVKresponseMessage.xsl</text:p>
          </table:table-cell>
          <table:table-cell table:style-name="TableCell414">
            <text:p text:style-name="P415"><text:span text:style-name="T416">DVK vastuskirja<text:s/></text:span><text:span text:style-name="T417">XSL</text:span><text:span text:style-name="T418"><text:s/>stiilileht</text:span></text:p>
          </table:table-cell>
        </table:table-row>
        <table:table-row table:style-name="TableRow419">
          <table:table-cell table:style-name="TableCell420">
            <text:p text:style-name="P421">jdigidoc.cfg</text:p>
          </table:table-cell>
          <table:table-cell table:style-name="TableCell422">
            <text:p text:style-name="P423">Jdigidoc teegi seadistusfail ( vajalik digiallkirjastamise funktsionaalsuse jaoks)</text:p>
          </table:table-cell>
        </table:table-row>
        <table:table-row table:style-name="TableRow424">
          <table:table-cell table:style-name="TableCell425">
            <text:p text:style-name="P426">xtee.properties</text:p>
          </table:table-cell>
          <table:table-cell table:style-name="TableCell427">
            <text:p text:style-name="P428">X-Tee seadistus (vajalik X-Tee teavituskalendri funktsionaalsuse jaoks)</text:p>
          </table:table-cell>
        </table:table-row>
      </table:table>
      <text:p text:style-name="P429"/>
      <text:p text:style-name="P430"><text:span text:style-name="T431">&lt;!-- Configuration --&gt;</text:span></text:p>
      <text:p text:style-name="P432"><text:span text:style-name="T433">&lt;</text:span><text:span text:style-name="T434">bean</text:span><text:span text:style-name="T435"><text:s/></text:span><text:span text:style-name="T436">id</text:span><text:span text:style-name="T437">=</text:span><text:span text:style-name="T438">"configuration"</text:span><text:span text:style-name="T439"><text:s/></text:span><text:span text:style-name="T440">class</text:span><text:span text:style-name="T441">=</text:span><text:span text:style-name="T442">"ee.adit.util.Configuration"</text:span><text:span text:style-name="T443">&gt;</text:span></text:p>
      <text:p text:style-name="P444"><text:span text:style-name="T445"><text:s text:c="2"/>&lt;</text:span><text:span text:style-name="T446">property</text:span><text:span text:style-name="T447"><text:s/></text:span><text:span text:style-name="T448">name</text:span><text:span text:style-name="T449">=</text:span><text:span text:style-name="T450">"getJoinedMaxResults"</text:span><text:span text:style-name="T451"><text:s/></text:span><text:span text:style-name="T452">value</text:span><text:span text:style-name="T453">=</text:span><text:span text:style-name="T454">"10"</text:span><text:span text:style-name="T455"><text:s/></text:span><text:span text:style-name="T456">/&gt;</text:span></text:p>
      <text:p text:style-name="P457"><text:span text:style-name="T458"><text:s text:c="2"/>&lt;</text:span><text:span text:style-name="T459">property</text:span><text:span text:style-name="T460"><text:s/></text:span><text:span text:style-name="T461">name</text:span><text:span text:style-name="T462">=</text:span><text:span text:style-name="T463">"tempDir"</text:span><text:span text:style-name="T464"><text:s/></text:span><text:span text:style-name="T465">value</text:span><text:span text:style-name="T466">=</text:span><text:span text:style-name="T467">"tmp"</text:span><text:span text:style-name="T468"><text:s/></text:span><text:span text:style-name="T469">/&gt;</text:span></text:p>
      <text:p text:style-name="P470"><text:span text:style-name="T471"><text:s text:c="2"/>&lt;</text:span><text:span text:style-name="T472">property</text:span><text:span text:style-name="T473"><text:s/></text:span><text:span text:style-name="T474">name</text:span><text:span text:style-name="T475">=</text:span><text:span text:style-name="T476">"deleteTemporaryFiles"</text:span><text:span text:style-name="T477"><text:s/></text:span><text:span text:style-name="T478">value</text:span><text:span text:style-name="T479">=</text:span><text:span text:style-name="T480">"true"</text:span><text:span text:style-name="T481"><text:s/></text:span><text:span text:style-name="T482">/&gt;</text:span></text:p>
      <text:p text:style-name="P483"><text:span text:style-name="T484"><text:s text:c="2"/>&lt;</text:span><text:span text:style-name="T485">property</text:span><text:span text:style-name="T486"><text:s/></text:span><text:span text:style-name="T487">name</text:span><text:span text:style-name="T488">=</text:span><text:span text:style-name="T489">"schedulerEventTypeName"</text:span><text:span text:style-name="T490"><text:s/></text:span><text:span text:style-name="T491">value</text:span><text:span text:style-name="T492">=</text:span><text:span text:style-name="T493">"Minu dokumentide teavitus"</text:span><text:span text:style-name="T494"><text:s/></text:span><text:span text:style-name="T495">/&gt;</text:span></text:p>
      <text:p text:style-name="P496"><text:span text:style-name="T497"><text:s text:c="2"/>&lt;</text:span><text:span text:style-name="T498">property</text:span><text:span text:style-name="T499"><text:s/></text:span><text:span text:style-name="T500">name</text:span><text:span text:style-name="T501">=</text:span><text:span text:style-name="T502">"dvkResponseMessageStylesheet"</text:span><text:span text:style-name="T503"><text:s/></text:span><text:span text:style-name="T504">va</text:span><text:span text:style-name="T505">l</text:span><text:span text:style-name="T506">ue</text:span><text:span text:style-name="T507">=</text:span><text:span text:style-name="T508">"DVKresponseMessage.xsl"</text:span><text:span text:style-name="T509"><text:s/></text:span><text:span text:style-name="T510">/&gt;</text:span></text:p>
      <text:p text:style-name="P511"/>
      <text:p text:style-name="P512"><text:span text:style-name="T513"><text:s text:c="2"/>&lt;!-- Üldine kettamahu piirang ühe kasutaja kohta baitides --&gt;</text:span></text:p>
      <text:p text:style-name="P514"><text:span text:style-name="T515"><text:s text:c="2"/>&lt;</text:span><text:span text:style-name="T516">property</text:span><text:span text:style-name="T517"><text:s/></text:span><text:span text:style-name="T518">name</text:span><text:span text:style-name="T519">=</text:span><text:span text:style-name="T520">"globalDiskQuota"</text:span><text:span text:style-name="T521"><text:s/></text:span><text:span text:style-name="T522">value</text:span><text:span text:style-name="T523">=</text:span><text:span text:style-name="T524">"10240000"</text:span><text:span text:style-name="T525"><text:s/></text:span><text:span text:style-name="T526">/&gt;</text:span></text:p>
      <text:p text:style-name="P527"/>
      <text:p text:style-name="P528"><text:span text:style-name="T529"><text:s text:c="2"/>&lt;!-- Dokumentide säilitustähtaeg päevades --&gt;</text:span></text:p>
      <text:p text:style-name="P530"><text:span text:style-name="T531"><text:s text:c="2"/>&lt;</text:span><text:span text:style-name="T532">property</text:span><text:span text:style-name="T533"><text:s/></text:span><text:span text:style-name="T534">name</text:span><text:span text:style-name="T535">=</text:span><text:span text:style-name="T536">"documentRetentionDeadlineDays"</text:span><text:span text:style-name="T537"><text:s/></text:span><text:span text:style-name="T538">value</text:span><text:span text:style-name="T539">=</text:span><text:span text:style-name="T540">"365"</text:span><text:span text:style-name="T541"><text:s/></text:span><text:span text:style-name="T542">/&gt;</text:span></text:p>
      <text:p text:style-name="P543"/>
      <text:p text:style-name="P544"><text:span text:style-name="T545"><text:s text:c="2"/></text:span><text:span text:style-name="T546">&lt;</text:span><text:span text:style-name="T547">property</text:span><text:span text:style-name="T548"><text:s/></text:span><text:span text:style-name="T549">name</text:span><text:span text:style-name="T550">=</text:span><text:span text:style-name="T551">"locales"</text:span><text:span text:style-name="T552">&gt;</text:span></text:p>
      <text:p text:style-name="P553"><text:span text:style-name="T554"><text:s text:c="4"/></text:span><text:span text:style-name="T555">&lt;</text:span><text:span text:style-name="T556">list</text:span><text:span text:style-name="T557">&gt;</text:span></text:p>
      <text:p text:style-name="P558"><text:span text:style-name="T559"><text:tab/></text:span><text:span text:style-name="T560">&lt;</text:span><text:span text:style-name="T561">value</text:span><text:span text:style-name="T562">&gt;</text:span><text:span text:style-name="T563">en_us</text:span><text:span text:style-name="T564">&lt;/</text:span><text:span text:style-name="T565">value</text:span><text:span text:style-name="T566">&gt;</text:span></text:p>
      <text:p text:style-name="P567"><text:span text:style-name="T568"><text:tab/></text:span><text:span text:style-name="T569">&lt;</text:span><text:span text:style-name="T570">value</text:span><text:span text:style-name="T571">&gt;</text:span><text:span text:style-name="T572">et_ee</text:span><text:span text:style-name="T573">&lt;/</text:span><text:span text:style-name="T574">value</text:span><text:span text:style-name="T575">&gt;</text:span></text:p>
      <text:p text:style-name="P576"><text:span text:style-name="T577"><text:s text:c="4"/></text:span><text:span text:style-name="T578">&lt;/</text:span><text:span text:style-name="T579">list</text:span><text:span text:style-name="T580">&gt;</text:span></text:p>
      <text:p text:style-name="P581"><text:span text:style-name="T582"><text:s text:c="2"/>&lt;/</text:span><text:span text:style-name="T583">property</text:span><text:span text:style-name="T584">&gt;</text:span></text:p>
      <text:p text:style-name="P585"/>
      <text:p text:style-name="P586"><text:span text:style-name="T587"><text:s text:c="2"/>&lt;</text:span><text:span text:style-name="T588">property</text:span><text:span text:style-name="T589"><text:s/></text:span><text:span text:style-name="T590">name</text:span><text:span text:style-name="T591">=</text:span><text:span text:style-name="T592">"dvkOrgCode"</text:span><text:span text:style-name="T593"><text:s/></text:span><text:span text:style-name="T594">value</text:span><text:span text:style-name="T595">=</text:span><text:span text:style-name="T596">"70000007"</text:span><text:span text:style-name="T597"><text:s/></text:span><text:span text:style-name="T598">/&gt;</text:span></text:p>
      <text:p text:style-name="P599"><text:span text:style-name="T600"><text:s text:c="2"/>&lt;</text:span><text:span text:style-name="T601">property</text:span><text:span text:style-name="T602"><text:s/></text:span><text:span text:style-name="T603">name</text:span><text:span text:style-name="T604">=</text:span><text:span text:style-name="T605">"xteeInstitution"</text:span><text:span text:style-name="T606"><text:s/></text:span><text:span text:style-name="T607">value</text:span><text:span text:style-name="T608">=</text:span><text:span text:style-name="T609">"70000007"</text:span><text:span text:style-name="T610"><text:s/></text:span><text:span text:style-name="T611">/&gt;</text:span></text:p>
      <text:p text:style-name="P612"><text:span text:style-name="T613"><text:s text:c="2"/>&lt;</text:span><text:span text:style-name="T614">property</text:span><text:span text:style-name="T615"><text:s/></text:span><text:span text:style-name="T616">name</text:span><text:span text:style-name="T617">=</text:span><text:span text:style-name="T618">"xteeSecurityServer"</text:span><text:span text:style-name="T619"><text:s/></text:span><text:span text:style-name="T620">value</text:span><text:span text:style-name="T621">=</text:span><text:span text:style-name="T622">"http://10.0.15.1/cgi-bin/consumer_proxy"</text:span><text:span text:style-name="T623"><text:s/></text:span><text:span text:style-name="T624">/&gt;</text:span></text:p>
      <text:p text:style-name="P625"><text:span text:style-name="T626"><text:s text:c="2"/>&lt;</text:span><text:span text:style-name="T627">property</text:span><text:span text:style-name="T628"><text:s/></text:span><text:span text:style-name="T629">name</text:span><text:span text:style-name="T630">=</text:span><text:span text:style-name="T631">"xteeIdCode"</text:span><text:span text:style-name="T632"><text:s/></text:span><text:span text:style-name="T633">value</text:span><text:span text:style-name="T634">=</text:span><text:span text:style-name="T635">"00000000000"</text:span><text:span text:style-name="T636"><text:s/></text:span><text:span text:style-name="T637">/&gt;</text:span></text:p>
      <text:p text:style-name="P638"><text:span text:style-name="T639">&lt;/</text:span><text:span text:style-name="T640">bean</text:span><text:span text:style-name="T641">&gt;</text:span></text:p>
      <text:p text:style-name="P642"/>
      <text:p text:style-name="P643"><text:span text:style-name="T644">&lt;</text:span><text:span text:style-name="T645">bean</text:span><text:span text:style-name="T646"><text:s/></text:span><text:span text:style-name="T647">id</text:span><text:span text:style-name="T648">=</text:span><text:span text:style-name="T649">"monitorConfiguration"</text:span><text:span text:style-name="T650"><text:s/></text:span><text:span text:style-name="T651">class</text:span><text:span text:style-name="T652">=</text:span><text:span text:style-name="T653">"ee.adit.util.MonitorConfiguration"</text:span><text:span text:style-name="T654">&gt;</text:span></text:p>
      <text:p text:style-name="P655"><text:span text:style-name="T656"><text:s text:c="2"/>&lt;</text:span><text:span text:style-name="T657">property</text:span><text:span text:style-name="T658"><text:s/></text:span><text:span text:style-name="T659">name</text:span><text:span text:style-name="T660">=</text:span><text:span text:style-name="T661">"aditServiceUrl"</text:span><text:span text:style-name="T662"><text:s/></text:span><text:span text:style-name="T663">value</text:span><text:span text:style-name="T664">=</text:span><text:span text:style-name="T665">"http://localhost:7001/adit/service"</text:span><text:span text:style-name="T666"><text:s/></text:span><text:span text:style-name="T667">/&gt;</text:span></text:p>
      <text:p text:style-name="P668"><text:span text:style-name="T669"><text:s text:c="2"/>&lt;</text:span><text:span text:style-name="T670">property</text:span><text:span text:style-name="T671"><text:s/></text:span><text:span text:style-name="T672">name</text:span><text:span text:style-name="T673">=</text:span><text:span text:style-name="T674">"remoteApplicationShortName"</text:span><text:span text:style-name="T675"><text:s/></text:span><text:span text:style-name="T676">value</text:span><text:span text:style-name="T677">=</text:span><text:span text:style-name="T678">"MONITOR_TEST_APP"</text:span><text:span text:style-name="T679"><text:s/></text:span><text:span text:style-name="T680">/&gt;</text:span></text:p>
      <text:p text:style-name="P681"><text:span text:style-name="T682"><text:s text:c="2"/>&lt;</text:span><text:span text:style-name="T683">property</text:span><text:span text:style-name="T684"><text:s/></text:span><text:span text:style-name="T685">name</text:span><text:span text:style-name="T686">=</text:span><text:span text:style-name="T687">"userCode"</text:span><text:span text:style-name="T688"><text:s/></text:span><text:span text:style-name="T689">value</text:span><text:span text:style-name="T690">=</text:span><text:span text:style-name="T691">"EE00000000000"</text:span><text:span text:style-name="T692"><text:s/></text:span><text:span text:style-name="T693">/&gt;</text:span></text:p>
      <text:p text:style-name="P694"><text:span text:style-name="T695"><text:s text:c="2"/>&lt;</text:span><text:span text:style-name="T696">property</text:span><text:span text:style-name="T697"><text:s/></text:span><text:span text:style-name="T698">name</text:span><text:span text:style-name="T699">=</text:span><text:span text:style-name="T700">"institutionCode"</text:span><text:span text:style-name="T701"><text:s/></text:span><text:span text:style-name="T702">value</text:span><text:span text:style-name="T703">=</text:span><text:span text:style-name="T704">"123456789"</text:span><text:span text:style-name="T705"><text:s/></text:span><text:span text:style-name="T706">/&gt;</text:span></text:p>
      <text:p text:style-name="P707"><text:span text:style-name="T708"><text:s text:c="2"/>&lt;</text:span><text:span text:style-name="T709">property</text:span><text:span text:style-name="T710"><text:s/></text:span><text:span text:style-name="T711">name</text:span><text:span text:style-name="T712">=</text:span><text:span text:style-name="T713">"testDocumentId"</text:span><text:span text:style-name="T714"><text:s/></text:span><text:span text:style-name="T715">value</text:span><text:span text:style-name="T716">=</text:span><text:span text:style-name="T717">"999999999999"</text:span><text:span text:style-name="T718"><text:s/></text:span><text:span text:style-name="T719">/&gt;</text:span></text:p>
      <text:p text:style-name="P720"><text:span text:style-name="T721"><text:s text:c="2"/>&lt;</text:span><text:span text:style-name="T722">property</text:span><text:span text:style-name="T723"><text:s/></text:span><text:span text:style-name="T724">name</text:span><text:span text:style-name="T725">=</text:span><text:span text:style-name="T726">"dvkTestDocumentID"</text:span><text:span text:style-name="T727"><text:s/></text:span><text:span text:style-name="T728">value</text:span><text:span text:style-name="T729">=</text:span><text:span text:style-name="T730">"9999999999"</text:span><text:span text:style-name="T731"><text:s/></text:span><text:span text:style-name="T732">/&gt;</text:span></text:p>
      <text:p text:style-name="P733"><text:span text:style-name="T734"><text:s text:c="2"/>&lt;</text:span><text:span text:style-name="T735">property</text:span><text:span text:style-name="T736"><text:s/></text:span><text:span text:style-name="T737">name</text:span><text:span text:style-name="T738">=</text:span><text:span text:style-name="T739">"testDocumentFileId"</text:span><text:span text:style-name="T740"><text:s/></text:span><text:span text:style-name="T741">value</text:span><text:span text:style-name="T742">=</text:span><text:span text:style-name="T743">"999999999999"</text:span><text:span text:style-name="T744"><text:s/></text:span><text:span text:style-name="T745">/&gt;</text:span></text:p>
      <text:p text:style-name="P746"><text:span text:style-name="T747"><text:s text:c="2"/>&lt;</text:span><text:span text:style-name="T748">property</text:span><text:span text:style-name="T749"><text:s/></text:span><text:span text:style-name="T750">name</text:span><text:span text:style-name="T751">=</text:span><text:span text:style-name="T752">"testUserCode"</text:span><text:span text:style-name="T753"><text:s/></text:span><text:span text:style-name="T754">value</text:span><text:span text:style-name="T755">=</text:span><text:span text:style-name="T756">"EE00000000000"</text:span><text:span text:style-name="T757"><text:s/></text:span><text:span text:style-name="T758">/&gt;</text:span></text:p>
      <text:p text:style-name="P759"><text:span text:style-name="T760"><text:s text:c="2"/>&lt;</text:span><text:span text:style-name="T761">property</text:span><text:span text:style-name="T762"><text:s/></text:span><text:span text:style-name="T763">name</text:span><text:span text:style-name="T764">=</text:span><text:span text:style-name="T765">"documentSaveInterval"</text:span><text:span text:style-name="T766"><text:s/></text:span><text:span text:style-name="T767">value</text:span><text:span text:style-name="T768">=</text:span><text:span text:style-name="T769">"60000"</text:span><text:span text:style-name="T770"><text:s/></text:span><text:span text:style-name="T771">/&gt;</text:span></text:p>
      <text:p text:style-name="P772"><text:span text:style-name="T773"><text:s text:c="2"/>&lt;</text:span><text:span text:style-name="T774">property</text:span><text:span text:style-name="T775"><text:s/></text:span><text:span text:style-name="T776">name</text:span><text:span text:style-name="T777">=</text:span><text:span text:style-name="T778">"documentSendToDvkInterval"</text:span><text:span text:style-name="T779"><text:s/></text:span><text:span text:style-name="T780">value</text:span><text:span text:style-name="T781">=</text:span><text:span text:style-name="T782">"60000"</text:span><text:span text:style-name="T783"><text:s/></text:span><text:span text:style-name="T784">/&gt;</text:span></text:p>
      <text:p text:style-name="P785"><text:span text:style-name="T786"><text:s text:c="2"/>&lt;</text:span><text:span text:style-name="T787">property</text:span><text:span text:style-name="T788"><text:s/></text:span><text:span text:style-name="T789">name</text:span><text:span text:style-name="T790">=</text:span><text:span text:style-name="T791">"documentSendToDvkServerInterval"</text:span><text:span text:style-name="T792"><text:s/></text:span><text:span text:style-name="T793">value</text:span><text:span text:style-name="T794">=</text:span><text:span text:style-name="T795">"60000"</text:span><text:span text:style-name="T796"><text:s/></text:span><text:span text:style-name="T797">/&gt;</text:span></text:p>
      <text:p text:style-name="P798"><text:span text:style-name="T799"><text:s text:c="2"/>&lt;</text:span><text:span text:style-name="T800">property</text:span><text:span text:style-name="T801"><text:s/></text:span><text:span text:style-name="T802">name</text:span><text:span text:style-name="T803">=</text:span><text:span text:style-name="T804">"documentSendToDvkFromDvkServerInterval"</text:span><text:span text:style-name="T805"><text:s/></text:span><text:span text:style-name="T806">value</text:span><text:span text:style-name="T807">=</text:span><text:span text:style-name="T808">"60000"</text:span><text:span text:style-name="T809"><text:s/></text:span><text:span text:style-name="T810">/&gt;</text:span></text:p>
      <text:p text:style-name="P811"><text:span text:style-name="T812"><text:s text:c="2"/>&lt;</text:span><text:span text:style-name="T813">property</text:span><text:span text:style-name="T814"><text:s/></text:span><text:span text:style-name="T815">name</text:span><text:span text:style-name="T816">=</text:span><text:span text:style-name="T817">"documentSendToAditInterval"</text:span><text:span text:style-name="T818"><text:s/></text:span><text:span text:style-name="T819">value</text:span><text:span text:style-name="T820">=</text:span><text:span text:style-name="T821">"60000"</text:span><text:span text:style-name="T822"><text:s/></text:span><text:span text:style-name="T823">/&gt;</text:span></text:p>
      <text:p text:style-name="P824"><text:span text:style-name="T825"><text:s text:c="2"/>&lt;</text:span><text:span text:style-name="T826">property</text:span><text:span text:style-name="T827"><text:s/></text:span><text:span text:style-name="T828">name</text:span><text:span text:style-name="T829">=</text:span><text:span text:style-name="T830">"notificationSendInterval"</text:span><text:span text:style-name="T831"><text:s/></text:span><text:span text:style-name="T832">value</text:span><text:span text:style-name="T833">=</text:span><text:span text:style-name="T834">"60000"</text:span><text:span text:style-name="T835"><text:s/></text:span><text:span text:style-name="T836">/&gt;</text:span></text:p>
      <text:p text:style-name="P837"><text:span text:style-name="T838"><text:s text:c="2"/></text:span><text:span text:style-name="T839">&lt;</text:span><text:span text:style-name="T840">property</text:span><text:span text:style-name="T841"><text:s/></text:span><text:span text:style-name="T842">name</text:span><text:span text:style-name="T843">=</text:span><text:span text:style-name="T844">"errorInterval"</text:span><text:span text:style-name="T845"><text:s/></text:span><text:span text:style-name="T846">value</text:span><text:span text:style-name="T847">=</text:span><text:span text:style-name="T848">"60000"</text:span><text:span text:style-name="T849"><text:s/></text:span><text:span text:style-name="T850">/&gt;</text:span></text:p>
      <text:p text:style-name="P851"><text:span text:style-name="T852"><text:s text:c="2"/></text:span><text:span text:style-name="T853">&lt;</text:span><text:span text:style-name="T854">property</text:span><text:span text:style-name="T855"><text:s/></text:span><text:span text:style-name="T856">name</text:span><text:span text:style-name="T857">=</text:span><text:span text:style-name="T858">"errorLevel"</text:span><text:span text:style-name="T859"><text:s/></text:span><text:span text:style-name="T860">value</text:span><text:span text:style-name="T861">=</text:span><text:span text:style-name="T862">"FATAL"</text:span><text:span text:style-name="T863"><text:s/></text:span><text:span text:style-name="T864">/&gt;</text:span></text:p>
      <text:p text:style-name="P865"><text:span text:style-name="T866">&lt;/</text:span><text:span text:style-name="T867">bean</text:span><text:span text:style-name="T868">&gt;</text:span></text:p>
      <text:h text:style-name="P869" text:outline-level="3"><text:bookmark-start text:name="__RefHeading__4266_1533963332"/><text:bookmark-start text:name="_Toc273352071"/><text:bookmark-start text:name="_Toc275181515"/><text:bookmark-start text:name="_Toc275764720"/><text:bookmark-start text:name="_Toc275765997"/><text:bookmark-start text:name="_Toc275770857"/><text:bookmark-start text:name="_Toc275771640"/><text:bookmark-end text:name="__RefHeading__4266_1533963332"/>Fail adit-configuration.xml<text:bookmark-end text:name="_Toc273352071"/><text:bookmark-end text:name="_Toc275181515"/><text:bookmark-end text:name="_Toc275764720"/><text:bookmark-end text:name="_Toc275765997"/><text:bookmark-end text:name="_Toc275770857"/><text:bookmark-end text:name="_Toc275771640"/></text:h>
      <text:p text:style-name="P870"/>
      <text:soft-page-break/>
      <text:p text:style-name="Normal"><text:span text:style-name="T871">getJoinedMaxResults</text:span><text:span text:style-name="T872"><text:s/></text:span><text:span text:style-name="T873">– sätestab päringu „GetJoined“ maksimaalse tagastatavate tulemuste arvu.</text:span></text:p>
      <text:p text:style-name="P874"/>
      <text:p text:style-name="Normal"><text:span text:style-name="T875">tempDir</text:span><text:span text:style-name="T876"><text:s/>– kataloog, kuhu ADIT rakendus paigutab töötamise ajal loodud ajutised failid. Sellele kataloogile peab olema kasutajal, kellena käivitatakse rakendusserver, lugemis- ja ki</text:span><text:span text:style-name="T877">r</text:span><text:span text:style-name="T878">jutamisõigus.</text:span></text:p>
      <text:p text:style-name="P879"/>
      <text:p text:style-name="Normal"><text:span text:style-name="T880">deleteTemporaryFiles</text:span><text:span text:style-name="T881"><text:s/>– tõeväärtus tüüpi muutuja, mis näitab, kas ajutised failid kustutatakse peale nendega töötamist või mitte.<text:s/></text:span><text:span text:style-name="T882">PS! Testimise ajaks ja vigade otsimisel on soovitatav ajutised failid alles jätta.</text:span></text:p>
      <text:p text:style-name="P883"/>
      <text:p text:style-name="Normal"><text:span text:style-name="T884">schedulerEventTypeName</text:span><text:span text:style-name="T885"><text:s/>– X-Tee teavituskalendris kasutatav sündmuse nimi ADIT sündmuste jaoks</text:span><text:span text:style-name="T886">.</text:span></text:p>
      <text:p text:style-name="P887"/>
      <text:p text:style-name="Normal"><text:span text:style-name="T888">dvkResponseMessageStylesheet</text:span><text:span text:style-name="T889"><text:s/>– määrab ära, millist stiililehte kasutatakse DVK vastuskirja koostamiseks</text:span><text:span text:style-name="T890">.</text:span></text:p>
      <text:p text:style-name="P891"/>
      <text:p text:style-name="Normal"><text:span text:style-name="T892">globalDiskQuota</text:span><text:span text:style-name="T893"><text:s/>– üldine kettamahu piirang ühe kasutaja kohta baitides</text:span><text:span text:style-name="T894">.</text:span></text:p>
      <text:p text:style-name="P895"/>
      <text:p text:style-name="Normal"><text:span text:style-name="T896">documentRetentionDeadlineDays</text:span><text:span text:style-name="T897"><text:s/>–<text:s/></text:span><text:span text:style-name="T898">dokumentide säilitustähtaeg päevades.</text:span><text:span text:style-name="T899"><text:s/></text:span><text:span text:style-name="T900">Arvestatakse dokumendi viimase muutmise kuupäevast.</text:span><text:span text:style-name="T901"><text:s/>Reaalselt kasutatakse seda ainult getDocument ja getDocumentList päringute vastustes dokumendi eeldatava kustutamisaja arvutamiseks.</text:span></text:p>
      <text:p text:style-name="P902"/>
      <text:p text:style-name="Normal"><text:span text:style-name="T903">locales<text:s/></text:span><text:span text:style-name="T904">– nimekiri keeltest, milles tagastatakse päringute (vea)teated. Keele määramisel kasutatakse formaati [keelekood]_[riigikood]. Nt. „en_us“. Keele- ja riigikoodidena kasutatakse kahetähelisi ISO 639-1 formaadis koode.</text:span></text:p>
      <text:p text:style-name="P905"/>
      <text:p text:style-name="Normal"><text:span text:style-name="T906">dvkOrgCode</text:span><text:span text:style-name="T907"><text:s/>–<text:s/></text:span><text:span text:style-name="T908">asutuse kood, kelle nimel saadetakse dokumendid DVK-sse.</text:span></text:p>
      <text:p text:style-name="P909"/>
      <text:p text:style-name="Normal"><text:span text:style-name="T910">xteeInstitution<text:s/></text:span><text:span text:style-name="T911">–<text:s/></text:span><text:span text:style-name="T912">asutuse kood, kelle nimel saadetakse<text:s/></text:span><text:span text:style-name="T913">teavitusi teavituskalendrisse</text:span><text:span text:style-name="T914">.</text:span></text:p>
      <text:p text:style-name="P915"/>
      <text:p text:style-name="Normal"><text:span text:style-name="T916">xteeSecurityServer<text:s/></text:span><text:span text:style-name="T917">–<text:s/></text:span><text:span text:style-name="T918">turvaserveri aadress, mille kaudu saadetakse teavitusi teavituskalendrisse</text:span><text:span text:style-name="T919">.</text:span></text:p>
      <text:p text:style-name="P920"/>
      <text:p text:style-name="Normal"><text:span text:style-name="T921">xteeIdCode<text:s/></text:span><text:span text:style-name="T922">–<text:s/></text:span><text:span text:style-name="T923">Isikukood</text:span><text:span text:style-name="T924">, mida kasutatakse teavituskalendri x-tee päringute<text:s/></text:span><text:span text:style-name="T925">tegemiseks</text:span><text:span text:style-name="T926">.</text:span></text:p>
      <text:p text:style-name="P927"/>
      <text:p text:style-name="Normal"><text:span text:style-name="T928">aditServiceUrl<text:s/></text:span><text:span text:style-name="T929">–<text:s/></text:span><text:span text:style-name="T930">ADIT veebiteenuse URL (kui tahetakse monitoorida üle X-Tee, siis turvaserveri aadress)</text:span><text:span text:style-name="T931">.</text:span><text:span text:style-name="T932"><text:line-break/></text:span></text:p>
      <text:p text:style-name="Normal"><text:span text:style-name="T933">remoteApplicationShortName</text:span><text:span text:style-name="T934"><text:s/></text:span><text:span text:style-name="T935">– monitooringu päringute jaoks kasutatav test-infosüsteemi lühinimi. Selle väärtuse muutmisel peab olema veendunud, et andmebaasis on ka vastav kirje tabelis REMOTE_APPLICATION.</text:span></text:p>
      <text:p text:style-name="P936"/>
      <text:p text:style-name="Normal"><text:span text:style-name="T937">userCode</text:span><text:span text:style-name="T938"><text:s/>– monitooringu päringute kasutaja kood.</text:span></text:p>
      <text:p text:style-name="P939"/>
      <text:p text:style-name="Normal"><text:span text:style-name="T940">institutionCode</text:span><text:span text:style-name="T941"><text:s/>– monitooringu päringute asutuse kood</text:span><text:span text:style-name="T942">.</text:span></text:p>
      <text:p text:style-name="P943"/>
      <text:p text:style-name="Normal"><text:span text:style-name="T944">testDocumentId</text:span><text:span text:style-name="T945"><text:s/>– monitooringu päringute testdokumendi ID</text:span><text:span text:style-name="T946">.</text:span></text:p>
      <text:p text:style-name="P947"/>
      <text:p text:style-name="Normal"><text:span text:style-name="T948">dvkTestDocumentID</text:span><text:span text:style-name="T949"><text:s/>– monitooringu päringute DVK testdokumendi ID</text:span><text:span text:style-name="T950">.</text:span></text:p>
      <text:p text:style-name="P951"/>
      <text:soft-page-break/>
      <text:p text:style-name="Normal"><text:span text:style-name="T952">testDocumentFileId</text:span><text:span text:style-name="T953"><text:s/>– monitooringu päringute testdokumendi faili ID</text:span><text:span text:style-name="T954">.</text:span></text:p>
      <text:p text:style-name="P955"/>
      <text:p text:style-name="Normal"><text:span text:style-name="T956">testUserCode</text:span><text:span text:style-name="T957"><text:s/>– monitooringu kasutajate nimekirja päringu testkasutaja kood</text:span><text:span text:style-name="T958">.</text:span></text:p>
      <text:p text:style-name="P959"/>
      <text:p text:style-name="Normal"><text:span text:style-name="T960">documentSaveInterval</text:span><text:span text:style-name="T961"><text:s/>– päringu „saveDocument“ testimise periood millisekundites</text:span><text:span text:style-name="T962">.</text:span></text:p>
      <text:p text:style-name="P963"/>
      <text:p text:style-name="Normal"><text:span text:style-name="T964">documentSendToDvkInterval</text:span><text:span text:style-name="T965"><text:s/>– dokumentide DVK-sse saatmise periood</text:span><text:span text:style-name="T966">.</text:span></text:p>
      <text:p text:style-name="P967"/>
      <text:p text:style-name="Normal"><text:span text:style-name="T968">documentSendToAditInterval</text:span><text:span text:style-name="T969"><text:s/>– dokumentide ADIT-isse importimise periood</text:span><text:span text:style-name="T970">.</text:span></text:p>
      <text:p text:style-name="P971"/>
      <text:p text:style-name="Normal"><text:span text:style-name="T972">notificationSendInterval</text:span><text:span text:style-name="T973"><text:s/>– teavituste saatmise intervall</text:span><text:span text:style-name="T974">.</text:span></text:p>
      <text:p text:style-name="P975"/>
      <text:p text:style-name="Normal"><text:span text:style-name="T976">errorInterval</text:span><text:span text:style-name="T977"><text:s/>– rakenduse vigade tabeli kontrollimise periood</text:span><text:span text:style-name="T978">.</text:span></text:p>
      <text:p text:style-name="P979"/>
      <text:p text:style-name="Normal"><text:span text:style-name="T980">error</text:span><text:span text:style-name="T981">Level</text:span><text:span text:style-name="T982">l</text:span><text:span text:style-name="T983"><text:s/>–<text:s/></text:span><text:span text:style-name="T984">määrab vaadeldavate vigade taseme<text:s/></text:span><text:span text:style-name="T985">vigade tabelis. Võimalikud väärtused – WARN, ERROR, FATAL.</text:span></text:p>
      <text:p text:style-name="P986"/>
      <text:p text:style-name="P987"/>
      <text:h text:style-name="P988" text:outline-level="3">Fail adit-jobs.xml</text:h>
      <text:p text:style-name="P989"/>
      <text:p text:style-name="Normal"><text:span text:style-name="T990">Ajatatud toimingud<text:s/></text:span><text:span text:style-name="T991">(DVK-ga suhtlemine ja teavituste saatmine X-Tee teavituskalendrisse) on seadistatud<text:s/></text:span><text:span text:style-name="T992">adit-jobs.xml</text:span><text:span text:style-name="T993"><text:s/>failis:</text:span></text:p>
      <text:p text:style-name="P994"/>
      <text:p text:style-name="P995"><text:span text:style-name="T996">&lt;</text:span><text:span text:style-name="T997">bean</text:span><text:span text:style-name="T998"><text:s/></text:span><text:span text:style-name="T999">id</text:span><text:span text:style-name="T1000">=</text:span><text:span text:style-name="T1001">"dvkSendTrigger"</text:span><text:span text:style-name="T1002"><text:s/></text:span><text:span text:style-name="T1003">class</text:span><text:span text:style-name="T1004">=</text:span><text:span text:style-name="T1005">"org.springframework.scheduling.quartz.SimpleTriggerBean"</text:span><text:span text:style-name="T1006">&gt;</text:span></text:p>
      <text:p text:style-name="P1007"><text:span text:style-name="T1008"><text:s text:c="2"/>&lt;</text:span><text:span text:style-name="T1009">property</text:span><text:span text:style-name="T1010"><text:s/></text:span><text:span text:style-name="T1011">name</text:span><text:span text:style-name="T1012">=</text:span><text:span text:style-name="T1013">"jobDetail"</text:span><text:span text:style-name="T1014"><text:s/></text:span><text:span text:style-name="T1015">ref</text:span><text:span text:style-name="T1016">=</text:span><text:span text:style-name="T1017">"sendJobDetails"</text:span><text:span text:style-name="T1018">/&gt;</text:span></text:p>
      <text:p text:style-name="P1019"><text:span text:style-name="T1020"><text:s text:c="2"/>&lt;!-- 10 seconds --&gt;</text:span></text:p>
      <text:p text:style-name="P1021"><text:span text:style-name="T1022"><text:s text:c="2"/>&lt;</text:span><text:span text:style-name="T1023">property</text:span><text:span text:style-name="T1024"><text:s/></text:span><text:span text:style-name="T1025">name</text:span><text:span text:style-name="T1026">=</text:span><text:span text:style-name="T1027">"startDelay"</text:span><text:span text:style-name="T1028"><text:s/></text:span><text:span text:style-name="T1029">value</text:span><text:span text:style-name="T1030">=</text:span><text:span text:style-name="T1031">"60000"</text:span><text:span text:style-name="T1032">/&gt;</text:span></text:p>
      <text:p text:style-name="P1033"><text:span text:style-name="T1034"><text:s text:c="2"/>&lt;!-- repeat every 20 seconds --&gt;</text:span></text:p>
      <text:p text:style-name="P1035"><text:span text:style-name="T1036"><text:s text:c="2"/>&lt;</text:span><text:span text:style-name="T1037">property</text:span><text:span text:style-name="T1038"><text:s/></text:span><text:span text:style-name="T1039">name</text:span><text:span text:style-name="T1040">=</text:span><text:span text:style-name="T1041">"repeatInterval"</text:span><text:span text:style-name="T1042"><text:s/></text:span><text:span text:style-name="T1043">value</text:span><text:span text:style-name="T1044">=</text:span><text:span text:style-name="T1045">"60000"</text:span><text:span text:style-name="T1046">/&gt;</text:span></text:p>
      <text:p text:style-name="P1047"><text:span text:style-name="T1048">&lt;/</text:span><text:span text:style-name="T1049">bean</text:span><text:span text:style-name="T1050">&gt;</text:span></text:p>
      <text:p text:style-name="P1051"><text:span text:style-name="T1052"><text:tab/></text:span></text:p>
      <text:p text:style-name="P1053"><text:span text:style-name="T1054">&lt;</text:span><text:span text:style-name="T1055">bean</text:span><text:span text:style-name="T1056"><text:s/></text:span><text:span text:style-name="T1057">id</text:span><text:span text:style-name="T1058">=</text:span><text:span text:style-name="T1059">"dvkReceiveTrigger"</text:span><text:span text:style-name="T1060"><text:s/></text:span><text:span text:style-name="T1061">class</text:span><text:span text:style-name="T1062">=</text:span><text:span text:style-name="T1063">"org.springframework.scheduling.quartz.SimpleTriggerBean"</text:span><text:span text:style-name="T1064">&gt;</text:span></text:p>
      <text:p text:style-name="P1065"><text:span text:style-name="T1066"><text:s text:c="2"/>&lt;</text:span><text:span text:style-name="T1067">property</text:span><text:span text:style-name="T1068"><text:s/></text:span><text:span text:style-name="T1069">name</text:span><text:span text:style-name="T1070">=</text:span><text:span text:style-name="T1071">"jobDetail"</text:span><text:span text:style-name="T1072"><text:s/></text:span><text:span text:style-name="T1073">ref</text:span><text:span text:style-name="T1074">=</text:span><text:span text:style-name="T1075">"receiveJobDetails"</text:span><text:span text:style-name="T1076">/&gt;</text:span></text:p>
      <text:p text:style-name="P1077"><text:span text:style-name="T1078"><text:s text:c="2"/>&lt;!-- 10 seconds --&gt;</text:span></text:p>
      <text:p text:style-name="P1079"><text:span text:style-name="T1080"><text:s text:c="2"/>&lt;</text:span><text:span text:style-name="T1081">property</text:span><text:span text:style-name="T1082"><text:s/></text:span><text:span text:style-name="T1083">name</text:span><text:span text:style-name="T1084">=</text:span><text:span text:style-name="T1085">"startDelay"</text:span><text:span text:style-name="T1086"><text:s/></text:span><text:span text:style-name="T1087">value</text:span><text:span text:style-name="T1088">=</text:span><text:span text:style-name="T1089">"120000"</text:span><text:span text:style-name="T1090">/&gt;</text:span></text:p>
      <text:p text:style-name="P1091"><text:span text:style-name="T1092"><text:s text:c="2"/>&lt;!-- repeat every 20 seconds --&gt;</text:span></text:p>
      <text:p text:style-name="P1093"><text:span text:style-name="T1094"><text:s text:c="2"/>&lt;</text:span><text:span text:style-name="T1095">property</text:span><text:span text:style-name="T1096"><text:s/></text:span><text:span text:style-name="T1097">name</text:span><text:span text:style-name="T1098">=</text:span><text:span text:style-name="T1099">"repeatInterval"</text:span><text:span text:style-name="T1100"><text:s/></text:span><text:span text:style-name="T1101">value</text:span><text:span text:style-name="T1102">=</text:span><text:span text:style-name="T1103">"60000"</text:span><text:span text:style-name="T1104">/&gt;</text:span></text:p>
      <text:p text:style-name="P1105"><text:span text:style-name="T1106">&lt;/</text:span><text:span text:style-name="T1107">bean</text:span><text:span text:style-name="T1108">&gt;</text:span></text:p>
      <text:p text:style-name="P1109"><text:span text:style-name="T1110"><text:tab/></text:span></text:p>
      <text:p text:style-name="P1111"><text:span text:style-name="T1112">&lt;</text:span><text:span text:style-name="T1113">bean</text:span><text:span text:style-name="T1114"><text:s/></text:span><text:span text:style-name="T1115">id</text:span><text:span text:style-name="T1116">=</text:span><text:span text:style-name="T1117">"dvkUpdateStatusTrigger"</text:span><text:span text:style-name="T1118"><text:s/></text:span><text:span text:style-name="T1119">class</text:span><text:span text:style-name="T1120">=</text:span><text:span text:style-name="T1121">"org.springframework.scheduling.quartz.SimpleTriggerBean"</text:span><text:span text:style-name="T1122">&gt;</text:span></text:p>
      <text:p text:style-name="P1123"><text:span text:style-name="T1124"><text:s text:c="2"/>&lt;</text:span><text:span text:style-name="T1125">property</text:span><text:span text:style-name="T1126"><text:s/></text:span><text:span text:style-name="T1127">name</text:span><text:span text:style-name="T1128">=</text:span><text:span text:style-name="T1129">"jobDetail"</text:span><text:span text:style-name="T1130"><text:s/></text:span><text:span text:style-name="T1131">ref</text:span><text:span text:style-name="T1132">=</text:span><text:span text:style-name="T1133">"updateStatusJobDetails"</text:span><text:span text:style-name="T1134">/&gt;</text:span></text:p>
      <text:p text:style-name="P1135"><text:span text:style-name="T1136"><text:s text:c="2"/>&lt;!-- 10 seconds --&gt;</text:span></text:p>
      <text:p text:style-name="P1137"><text:span text:style-name="T1138"><text:s text:c="2"/>&lt;</text:span><text:span text:style-name="T1139">property</text:span><text:span text:style-name="T1140"><text:s/></text:span><text:span text:style-name="T1141">name</text:span><text:span text:style-name="T1142">=</text:span><text:span text:style-name="T1143">"startDelay"</text:span><text:span text:style-name="T1144"><text:s/></text:span><text:span text:style-name="T1145">value</text:span><text:span text:style-name="T1146">=</text:span><text:span text:style-name="T1147">"180000"</text:span><text:span text:style-name="T1148">/&gt;</text:span></text:p>
      <text:p text:style-name="P1149"><text:span text:style-name="T1150"><text:s text:c="2"/>&lt;!-- repeat every 20 seconds --&gt;</text:span></text:p>
      <text:p text:style-name="P1151"><text:span text:style-name="T1152"><text:s text:c="2"/>&lt;</text:span><text:span text:style-name="T1153">property</text:span><text:span text:style-name="T1154"><text:s/></text:span><text:span text:style-name="T1155">name</text:span><text:span text:style-name="T1156">=</text:span><text:span text:style-name="T1157">"repeatInterval"</text:span><text:span text:style-name="T1158"><text:s/></text:span><text:span text:style-name="T1159">value</text:span><text:span text:style-name="T1160">=</text:span><text:span text:style-name="T1161">"60000"</text:span><text:span text:style-name="T1162">/&gt;</text:span></text:p>
      <text:p text:style-name="P1163"><text:span text:style-name="T1164">&lt;/</text:span><text:span text:style-name="T1165">bean</text:span><text:span text:style-name="T1166">&gt;</text:span></text:p>
      <text:p text:style-name="P1167"><text:span text:style-name="T1168"><text:tab/></text:span></text:p>
      <text:p text:style-name="P1169"><text:span text:style-name="T1170">&lt;</text:span><text:span text:style-name="T1171">bean</text:span><text:span text:style-name="T1172"><text:s/></text:span><text:span text:style-name="T1173">id</text:span><text:span text:style-name="T1174">=</text:span><text:span text:style-name="T1175">"dvkUpdateStatusToDVKTrigger"</text:span><text:span text:style-name="T1176"><text:s/></text:span><text:span text:style-name="T1177">class</text:span><text:span text:style-name="T1178">=</text:span><text:span text:style-name="T1179">"org.springframework.scheduling.quartz.SimpleTriggerBean"</text:span><text:span text:style-name="T1180">&gt;</text:span></text:p>
      <text:p text:style-name="P1181"><text:span text:style-name="T1182"><text:s text:c="2"/>&lt;</text:span><text:span text:style-name="T1183">property</text:span><text:span text:style-name="T1184"><text:s/></text:span><text:span text:style-name="T1185">name</text:span><text:span text:style-name="T1186">=</text:span><text:span text:style-name="T1187">"jobDetail"</text:span><text:span text:style-name="T1188"><text:s/></text:span><text:span text:style-name="T1189">ref</text:span><text:span text:style-name="T1190">=</text:span><text:span text:style-name="T1191">"UpdateStatusToDVKJobDetails"</text:span><text:span text:style-name="T1192">/&gt;</text:span></text:p>
      <text:p text:style-name="P1193"><text:span text:style-name="T1194"><text:s text:c="2"/>&lt;!-- 10 seconds --&gt;</text:span></text:p>
      <text:p text:style-name="P1195"><text:span text:style-name="T1196"><text:s text:c="2"/>&lt;</text:span><text:span text:style-name="T1197">property</text:span><text:span text:style-name="T1198"><text:s/></text:span><text:span text:style-name="T1199">name</text:span><text:span text:style-name="T1200">=</text:span><text:span text:style-name="T1201">"startDelay"</text:span><text:span text:style-name="T1202"><text:s/></text:span><text:span text:style-name="T1203">value</text:span><text:span text:style-name="T1204">=</text:span><text:span text:style-name="T1205">"240000"</text:span><text:span text:style-name="T1206">/&gt;</text:span></text:p>
      <text:p text:style-name="P1207"><text:span text:style-name="T1208"><text:s text:c="2"/>&lt;!-- repeat every 20 seconds --&gt;</text:span></text:p>
      <text:p text:style-name="P1209"><text:span text:style-name="T1210"><text:s text:c="2"/>&lt;</text:span><text:span text:style-name="T1211">property</text:span><text:span text:style-name="T1212"><text:s/></text:span><text:span text:style-name="T1213">name</text:span><text:span text:style-name="T1214">=</text:span><text:span text:style-name="T1215">"repeatInterval"</text:span><text:span text:style-name="T1216"><text:s/></text:span><text:span text:style-name="T1217">value</text:span><text:span text:style-name="T1218">=</text:span><text:span text:style-name="T1219">"60000"</text:span><text:span text:style-name="T1220">/&gt;</text:span></text:p>
      <text:soft-page-break/>
      <text:p text:style-name="P1221"><text:span text:style-name="T1222">&lt;/</text:span><text:span text:style-name="T1223">bean</text:span><text:span text:style-name="T1224">&gt;</text:span></text:p>
      <text:p text:style-name="P1225"><text:tab/></text:p>
      <text:p text:style-name="P1226"><text:span text:style-name="T1227">&lt;</text:span><text:span text:style-name="T1228">bean</text:span><text:span text:style-name="T1229"><text:s/></text:span><text:span text:style-name="T1230">id</text:span><text:span text:style-name="T1231">=</text:span><text:span text:style-name="T1232">"DeleteDocumentsFromDVKJobTrigger"</text:span><text:span text:style-name="T1233"><text:s/></text:span><text:span text:style-name="T1234">class</text:span><text:span text:style-name="T1235">=</text:span><text:span text:style-name="T1236">"org.springframework.scheduling.quartz.SimpleTriggerBean"</text:span><text:span text:style-name="T1237">&gt;</text:span></text:p>
      <text:p text:style-name="P1238"><text:span text:style-name="T1239"><text:s text:c="2"/></text:span><text:span text:style-name="T1240">&lt;</text:span><text:span text:style-name="T1241">property</text:span><text:span text:style-name="T1242"><text:s/></text:span><text:span text:style-name="T1243">name</text:span><text:span text:style-name="T1244">=</text:span><text:span text:style-name="T1245">"jobDetail"</text:span><text:span text:style-name="T1246"><text:s/></text:span><text:span text:style-name="T1247">ref</text:span><text:span text:style-name="T1248">=</text:span><text:span text:style-name="T1249">"DeleteDocumentsFromDVKJobDetails"</text:span><text:span text:style-name="T1250">/&gt;</text:span></text:p>
      <text:p text:style-name="P1251"><text:span text:style-name="T1252"><text:s text:c="2"/></text:span><text:span text:style-name="T1253">&lt;!-- 10 seconds --&gt;</text:span></text:p>
      <text:p text:style-name="P1254"><text:span text:style-name="T1255"><text:s text:c="2"/></text:span><text:span text:style-name="T1256">&lt;</text:span><text:span text:style-name="T1257">property</text:span><text:span text:style-name="T1258"><text:s/></text:span><text:span text:style-name="T1259">name</text:span><text:span text:style-name="T1260">=</text:span><text:span text:style-name="T1261">"startDelay"</text:span><text:span text:style-name="T1262"><text:s/></text:span><text:span text:style-name="T1263">value</text:span><text:span text:style-name="T1264">=</text:span><text:span text:style-name="T1265">"0"</text:span><text:span text:style-name="T1266">/&gt;</text:span></text:p>
      <text:p text:style-name="P1267"><text:span text:style-name="T1268"><text:s text:c="2"/></text:span><text:span text:style-name="T1269">&lt;!-- repeat every 20 seconds --&gt;</text:span></text:p>
      <text:p text:style-name="P1270"><text:span text:style-name="T1271"><text:s text:c="2"/></text:span><text:span text:style-name="T1272">&lt;</text:span><text:span text:style-name="T1273">property</text:span><text:span text:style-name="T1274"><text:s/></text:span><text:span text:style-name="T1275">name</text:span><text:span text:style-name="T1276">=</text:span><text:span text:style-name="T1277">"repeatInterval"</text:span><text:span text:style-name="T1278"><text:s/></text:span><text:span text:style-name="T1279">value</text:span><text:span text:style-name="T1280">=</text:span><text:span text:style-name="T1281">"3600000"</text:span><text:span text:style-name="T1282">/&gt;</text:span></text:p>
      <text:p text:style-name="P1283"><text:span text:style-name="T1284">&lt;/</text:span><text:span text:style-name="T1285">bean</text:span><text:span text:style-name="T1286">&gt;</text:span></text:p>
      <text:p text:style-name="P1287"><text:span text:style-name="T1288"><text:tab/></text:span></text:p>
      <text:p text:style-name="P1289"><text:span text:style-name="T1290">&lt;</text:span><text:span text:style-name="T1291">bean</text:span><text:span text:style-name="T1292"><text:s/></text:span><text:span text:style-name="T1293">id</text:span><text:span text:style-name="T1294">=</text:span><text:span text:style-name="T1295">"UserSyncJobTrigger"</text:span><text:span text:style-name="T1296"><text:s/></text:span><text:span text:style-name="T1297">class</text:span><text:span text:style-name="T1298">=</text:span><text:span text:style-name="T1299">"org.springframework.scheduling.quartz.SimpleTriggerBean"</text:span><text:span text:style-name="T1300">&gt;</text:span></text:p>
      <text:p text:style-name="P1301"><text:span text:style-name="T1302"><text:s text:c="2"/></text:span><text:span text:style-name="T1303">&lt;</text:span><text:span text:style-name="T1304">property</text:span><text:span text:style-name="T1305"><text:s/></text:span><text:span text:style-name="T1306">name</text:span><text:span text:style-name="T1307">=</text:span><text:span text:style-name="T1308">"jobDetail"</text:span><text:span text:style-name="T1309"><text:s/></text:span><text:span text:style-name="T1310">ref</text:span><text:span text:style-name="T1311">=</text:span><text:span text:style-name="T1312">"UserSyncJobDetails"</text:span><text:span text:style-name="T1313">/&gt;</text:span></text:p>
      <text:p text:style-name="P1314"><text:span text:style-name="T1315"><text:s text:c="2"/></text:span><text:span text:style-name="T1316">&lt;!-- 10 seconds --&gt;</text:span></text:p>
      <text:p text:style-name="P1317"><text:span text:style-name="T1318"><text:s text:c="2"/></text:span><text:span text:style-name="T1319">&lt;</text:span><text:span text:style-name="T1320">property</text:span><text:span text:style-name="T1321"><text:s/></text:span><text:span text:style-name="T1322">name</text:span><text:span text:style-name="T1323">=</text:span><text:span text:style-name="T1324">"startDelay"</text:span><text:span text:style-name="T1325"><text:s/></text:span><text:span text:style-name="T1326">value</text:span><text:span text:style-name="T1327">=</text:span><text:span text:style-name="T1328">"0"</text:span><text:span text:style-name="T1329">/&gt;</text:span></text:p>
      <text:p text:style-name="P1330"><text:span text:style-name="T1331"><text:s text:c="2"/></text:span><text:span text:style-name="T1332">&lt;!-- repeat every 20 seconds --&gt;</text:span></text:p>
      <text:p text:style-name="P1333"><text:span text:style-name="T1334"><text:s text:c="2"/></text:span><text:span text:style-name="T1335">&lt;</text:span><text:span text:style-name="T1336">property</text:span><text:span text:style-name="T1337"><text:s/></text:span><text:span text:style-name="T1338">name</text:span><text:span text:style-name="T1339">=</text:span><text:span text:style-name="T1340">"repeatInterval"</text:span><text:span text:style-name="T1341"><text:s/></text:span><text:span text:style-name="T1342">value</text:span><text:span text:style-name="T1343">=</text:span><text:span text:style-name="T1344">"30000"</text:span><text:span text:style-name="T1345">/&gt;</text:span></text:p>
      <text:p text:style-name="P1346"><text:span text:style-name="T1347">&lt;/</text:span><text:span text:style-name="T1348">bean</text:span><text:span text:style-name="T1349">&gt;</text:span></text:p>
      <text:p text:style-name="P1350"/>
      <text:p text:style-name="P1351"><text:span text:style-name="T1352">&lt;</text:span><text:span text:style-name="T1353">bean</text:span><text:span text:style-name="T1354"><text:s/></text:span><text:span text:style-name="T1355">id</text:span><text:span text:style-name="T1356">=</text:span><text:span text:style-name="T1357">"notificationTrigger"</text:span><text:span text:style-name="T1358"><text:s/></text:span><text:span text:style-name="T1359">class</text:span><text:span text:style-name="T1360">=</text:span><text:span text:style-name="T1361">"org.springframework.scheduling.quartz.SimpleTriggerBean"</text:span><text:span text:style-name="T1362">&gt;</text:span></text:p>
      <text:p text:style-name="P1363"><text:span text:style-name="T1364"><text:s text:c="2"/>&lt;</text:span><text:span text:style-name="T1365">property</text:span><text:span text:style-name="T1366"><text:s/></text:span><text:span text:style-name="T1367">name</text:span><text:span text:style-name="T1368">=</text:span><text:span text:style-name="T1369">"jobDetail"</text:span><text:span text:style-name="T1370"><text:s/></text:span><text:span text:style-name="T1371">ref</text:span><text:span text:style-name="T1372">=</text:span><text:span text:style-name="T1373">"sendNotificationsJobDetails"</text:span><text:span text:style-name="T1374">/&gt;</text:span></text:p>
      <text:p text:style-name="P1375"><text:span text:style-name="T1376"><text:s text:c="2"/>&lt;</text:span><text:span text:style-name="T1377">property</text:span><text:span text:style-name="T1378"><text:s/></text:span><text:span text:style-name="T1379">name</text:span><text:span text:style-name="T1380">=</text:span><text:span text:style-name="T1381">"startDelay"</text:span><text:span text:style-name="T1382"><text:s/></text:span><text:span text:style-name="T1383">value</text:span><text:span text:style-name="T1384">=</text:span><text:span text:style-name="T1385">"120000"</text:span><text:span text:style-name="T1386">/&gt;</text:span></text:p>
      <text:p text:style-name="P1387"><text:span text:style-name="T1388"><text:s text:c="2"/>&lt;</text:span><text:span text:style-name="T1389">property</text:span><text:span text:style-name="T1390"><text:s/></text:span><text:span text:style-name="T1391">name</text:span><text:span text:style-name="T1392">=</text:span><text:span text:style-name="T1393">"repeatInterval"</text:span><text:span text:style-name="T1394"><text:s/></text:span><text:span text:style-name="T1395">value</text:span><text:span text:style-name="T1396">=</text:span><text:span text:style-name="T1397">"120000"</text:span><text:span text:style-name="T1398">/&gt;</text:span></text:p>
      <text:p text:style-name="P1399"><text:span text:style-name="T1400">&lt;/</text:span><text:span text:style-name="T1401">bean</text:span><text:span text:style-name="T1402">&gt;</text:span></text:p>
      <text:p text:style-name="P1403"/>
      <text:p text:style-name="P1404"><text:span text:style-name="T1405">&lt;</text:span><text:span text:style-name="T1406">bean</text:span><text:span text:style-name="T1407"><text:s/></text:span><text:span text:style-name="T1408">id</text:span><text:span text:style-name="T1409">=</text:span><text:span text:style-name="T1410">"temporaryFolderCleanerTrigger"</text:span><text:span text:style-name="T1411"><text:s/></text:span><text:span text:style-name="T1412">class</text:span><text:span text:style-name="T1413">=</text:span><text:span text:style-name="T1414">"org.springframework.scheduling.quartz.SimpleTriggerBean"</text:span><text:span text:style-name="T1415">&gt;</text:span></text:p>
      <text:p text:style-name="P1416"><text:span text:style-name="T1417"><text:s text:c="2"/></text:span><text:span text:style-name="T1418">&lt;</text:span><text:span text:style-name="T1419">property</text:span><text:span text:style-name="T1420"><text:s/></text:span><text:span text:style-name="T1421">name</text:span><text:span text:style-name="T1422">=</text:span><text:span text:style-name="T1423">"jobDetail"</text:span><text:span text:style-name="T1424"><text:s/></text:span><text:span text:style-name="T1425">ref</text:span><text:span text:style-name="T1426">=</text:span><text:span text:style-name="T1427">"temporaryFolderCleanerJobDetails"</text:span><text:span text:style-name="T1428">/&gt;</text:span></text:p>
      <text:p text:style-name="P1429"><text:span text:style-name="T1430"><text:s text:c="2"/></text:span><text:span text:style-name="T1431">&lt;!-- First execute 10 seconds after application start --&gt;</text:span></text:p>
      <text:p text:style-name="P1432"><text:span text:style-name="T1433"><text:s text:c="2"/></text:span><text:span text:style-name="T1434">&lt;</text:span><text:span text:style-name="T1435">property</text:span><text:span text:style-name="T1436"><text:s/></text:span><text:span text:style-name="T1437">name</text:span><text:span text:style-name="T1438">=</text:span><text:span text:style-name="T1439">"startDelay"</text:span><text:span text:style-name="T1440"><text:s/></text:span><text:span text:style-name="T1441">value</text:span><text:span text:style-name="T1442">=</text:span><text:span text:style-name="T1443">"10000"</text:span><text:span text:style-name="T1444">/&gt;</text:span></text:p>
      <text:p text:style-name="P1445"><text:span text:style-name="T1446"><text:s text:c="2"/></text:span><text:span text:style-name="T1447">&lt;!-- Repeat every 1 hour --&gt;</text:span></text:p>
      <text:p text:style-name="P1448"><text:span text:style-name="T1449"><text:s text:c="2"/></text:span><text:span text:style-name="T1450">&lt;</text:span><text:span text:style-name="T1451">property</text:span><text:span text:style-name="T1452"><text:s/></text:span><text:span text:style-name="T1453">name</text:span><text:span text:style-name="T1454">=</text:span><text:span text:style-name="T1455">"repeatInterval"</text:span><text:span text:style-name="T1456"><text:s/></text:span><text:span text:style-name="T1457">value</text:span><text:span text:style-name="T1458">=</text:span><text:span text:style-name="T1459">"360000"</text:span><text:span text:style-name="T1460">/&gt;</text:span></text:p>
      <text:p text:style-name="P1461"><text:span text:style-name="T1462">&lt;/</text:span><text:span text:style-name="T1463">bean</text:span><text:span text:style-name="T1464">&gt;</text:span></text:p>
      <text:p text:style-name="P1465"/>
      <text:p text:style-name="Normal"><text:span text:style-name="T1466">dvkSendTrigger</text:span><text:span text:style-name="T1467"><text:s/>– määrab, kui tihti käivitatakse dokumentide DVK-sse saatmise protsess.</text:span></text:p>
      <text:p text:style-name="Normal"><text:span text:style-name="T1468">dvkReceiveTrigger</text:span><text:span text:style-name="T1469"><text:s/>– määrab, kui tihti käivitatakse DVK-st dokumentide vastuvõtmise protsess</text:span></text:p>
      <text:p text:style-name="Normal"><text:span text:style-name="T1470">dvkUpdateStatusTrigger</text:span><text:span text:style-name="T1471"><text:s/>– määrab, kui tihti uuendatakse dokumentide staatuseid DVK-st ADIT-isse (DVK-sse saadetud dokumentide puhul)</text:span></text:p>
      <text:p text:style-name="Normal"><text:span text:style-name="T1472">dvkUpdateStatusToDVKTrigger</text:span><text:span text:style-name="T1473"><text:s/>– määrab, kui tihti uuendatakse dokumentide staatuseid ADIT-ist DVK-sse (ADIT-isse saadetud dokumentide puhul)</text:span></text:p>
      <text:p text:style-name="Normal"><text:span text:style-name="T1474">DeleteDocumentsFromDVKJobTrigger</text:span><text:span text:style-name="T1475"><text:s/>– määrab, kui tihti käiakse DVK-st kustutamas dokumente, millel on vastavad „lõpetatud“ staatused. Kustutatakse ainult dokumendi DVK XML konteiner.</text:span></text:p>
      <text:p text:style-name="Normal"><text:span text:style-name="T1476">UserSyncJobTrigger</text:span><text:span text:style-name="T1477"><text:s/>– määrab, kui tihti sünkroniseeritakse DVK kasutajad ADIT kasutajatega (sünkroniseerimine toimub suunal DVK -&gt; ADIT).</text:span></text:p>
      <text:p text:style-name="Normal"><text:span text:style-name="T1478">notificationTrigger</text:span><text:span text:style-name="T1479"><text:s/>– määrab, kui tihti saadetakse teavitused X-Tee teavituskalendrisse</text:span></text:p>
      <text:p text:style-name="Normal"><text:span text:style-name="T1480">temporaryFolderCleanerTrigger</text:span><text:span text:style-name="T1481"><text:s/>– määrab, kui tihti kustutatakse töökataloogist ajutised failid</text:span></text:p>
      <text:p text:style-name="P1482"/>
      <text:p text:style-name="P1483">Kõikides eeltoodud seadistustes saab määrata järgmised parameetrid:</text:p>
      <text:p text:style-name="P1484"/>
      <text:p text:style-name="Normal"><text:span text:style-name="T1485">startDelay</text:span><text:span text:style-name="T1486"><text:s/>– kui kaua pärast rakenduse käivitamist toimub esimene käivitamine</text:span></text:p>
      <text:p text:style-name="Normal"><text:span text:style-name="T1487">repeatInterval</text:span><text:span text:style-name="T1488"><text:s/>– kui tihti protsessi käivitatakse</text:span></text:p>
      <text:h text:style-name="P1489" text:outline-level="3"><text:bookmark-start text:name="__RefHeading__4268_1533963332"/><text:bookmark-start text:name="_Toc269115273"/><text:bookmark-start text:name="_Toc269040697"/><text:bookmark-start text:name="_Toc269996966"/><text:bookmark-start text:name="_Toc270420557"/><text:bookmark-start text:name="_Toc270429120"/><text:bookmark-start text:name="_Toc270430275"/><text:bookmark-start text:name="_Toc271529442"/><text:bookmark-start text:name="_Toc271531543"/><text:bookmark-start text:name="_Toc271538817"/><text:bookmark-start text:name="_Toc272232647"/><text:bookmark-start text:name="_Toc272832967"/><text:bookmark-start text:name="_Toc273108574"/><text:bookmark-start text:name="_Toc273123288"/><text:bookmark-start text:name="_Toc273123372"/><text:bookmark-start text:name="_Toc273126335"/><text:bookmark-start text:name="_Toc273126553"/><text:bookmark-start text:name="_Toc273352072"/><text:bookmark-start text:name="_Toc275181516"/><text:bookmark-start text:name="_Toc275764721"/><text:bookmark-start text:name="_Toc275765998"/><text:bookmark-start text:name="_Toc275770858"/><text:bookmark-start text:name="_Toc275771641"/><text:bookmark-end text:name="__RefHeading__4268_1533963332"/><text:soft-page-break/>F<text:bookmark-end text:name="_Toc269115273"/><text:bookmark-end text:name="_Toc269040697"/><text:bookmark-end text:name="_Toc269996966"/><text:bookmark-end text:name="_Toc270420557"/><text:bookmark-end text:name="_Toc270429120"/><text:bookmark-end text:name="_Toc270430275"/><text:bookmark-end text:name="_Toc271529442"/><text:bookmark-end text:name="_Toc271531543"/><text:bookmark-end text:name="_Toc271538817"/><text:bookmark-end text:name="_Toc272232647"/><text:bookmark-end text:name="_Toc272832967"/><text:bookmark-end text:name="_Toc273108574"/><text:bookmark-end text:name="_Toc273123288"/><text:bookmark-end text:name="_Toc273123372"/><text:bookmark-end text:name="_Toc273126335"/><text:bookmark-end text:name="_Toc273126553"/>ail log4j.xml<text:bookmark-end text:name="_Toc273352072"/><text:bookmark-end text:name="_Toc275181516"/><text:bookmark-end text:name="_Toc275764721"/><text:bookmark-end text:name="_Toc275765998"/><text:bookmark-end text:name="_Toc275770858"/><text:bookmark-end text:name="_Toc275771641"/></text:h>
      <text:p text:style-name="P1490">Logimine on ADIT rakenduses lahendatud Log4J raamistikku kasutades, seega toimub ka log4j.xml faili seadistamine vastavalt. Vaikimisi on seadistatud logimine kahte eraldi faili:</text:p>
      <text:p text:style-name="P1491"/>
      <text:list text:style-name="LFO8" text:continue-numbering="true">
        <text:list-item>
          <text:p text:style-name="P1492">DVK liidese logi</text:p>
        </text:list-item>
      </text:list>
      <text:p text:style-name="P1493"/>
      <text:p text:style-name="P1494"><text:span text:style-name="T1495">&lt;</text:span><text:span text:style-name="T1496">appender</text:span><text:span text:style-name="T1497"><text:s/></text:span><text:span text:style-name="T1498">name</text:span><text:span text:style-name="T1499">=</text:span><text:span text:style-name="T1500">"file"</text:span><text:span text:style-name="T1501"><text:s/></text:span><text:span text:style-name="T1502">class</text:span><text:span text:style-name="T1503">=</text:span><text:span text:style-name="T1504">"org.apache.log4j.DailyRollingFileAppender"</text:span><text:span text:style-name="T1505">&gt;</text:span></text:p>
      <text:p text:style-name="P1506"><text:span text:style-name="T1507"><text:s text:c="2"/></text:span><text:span text:style-name="T1508">&lt;</text:span><text:span text:style-name="T1509">param</text:span><text:span text:style-name="T1510"><text:s/></text:span><text:span text:style-name="T1511">name</text:span><text:span text:style-name="T1512">=</text:span><text:span text:style-name="T1513">"file"</text:span><text:span text:style-name="T1514"><text:s/></text:span><text:span text:style-name="T1515">value</text:span><text:span text:style-name="T1516">=</text:span><text:span text:style-name="T1517">"log/adit/adit_dvk.log</text:span><text:span text:style-name="T1518">"</text:span><text:span text:style-name="T1519"><text:s/></text:span><text:span text:style-name="T1520">/&gt;</text:span></text:p>
      <text:p text:style-name="P1521"><text:span text:style-name="T1522"><text:s text:c="2"/>&lt;</text:span><text:span text:style-name="T1523">param</text:span><text:span text:style-name="T1524"><text:s/></text:span><text:span text:style-name="T1525">name</text:span><text:span text:style-name="T1526">=</text:span><text:span text:style-name="T1527">"datePattern"</text:span><text:span text:style-name="T1528"><text:s/></text:span><text:span text:style-name="T1529">value</text:span><text:span text:style-name="T1530">=</text:span><text:span text:style-name="T1531">"'.'yyyy-MM"</text:span><text:span text:style-name="T1532"><text:s/></text:span><text:span text:style-name="T1533">/&gt;</text:span></text:p>
      <text:p text:style-name="P1534"><text:span text:style-name="T1535"><text:s text:c="2"/>&lt;</text:span><text:span text:style-name="T1536">param</text:span><text:span text:style-name="T1537"><text:s/></text:span><text:span text:style-name="T1538">name</text:span><text:span text:style-name="T1539">=</text:span><text:span text:style-name="T1540">"append"</text:span><text:span text:style-name="T1541"><text:s/></text:span><text:span text:style-name="T1542">value</text:span><text:span text:style-name="T1543">=</text:span><text:span text:style-name="T1544">"true"</text:span><text:span text:style-name="T1545"><text:s/></text:span><text:span text:style-name="T1546">/&gt;</text:span></text:p>
      <text:p text:style-name="P1547"><text:span text:style-name="T1548"><text:s text:c="2"/>&lt;</text:span><text:span text:style-name="T1549">layout</text:span><text:span text:style-name="T1550"><text:s/></text:span><text:span text:style-name="T1551">class</text:span><text:span text:style-name="T1552">=</text:span><text:span text:style-name="T1553">"org.apache.log4j.PatternLayout"</text:span><text:span text:style-name="T1554">&gt;</text:span></text:p>
      <text:p text:style-name="P1555"><text:span text:style-name="T1556"><text:s text:c="4"/>&lt;</text:span><text:span text:style-name="T1557">param</text:span><text:span text:style-name="T1558"><text:s/></text:span><text:span text:style-name="T1559">name</text:span><text:span text:style-name="T1560">=</text:span><text:span text:style-name="T1561">"ConversionPattern"</text:span><text:span text:style-name="T1562"><text:s/></text:span><text:span text:style-name="T1563">value</text:span><text:span text:style-name="T1564">=</text:span><text:span text:style-name="T1565">"%d{ABSOLUTE}%5p %C:%L - %m%n"</text:span><text:span text:style-name="T1566">/&gt;</text:span></text:p>
      <text:p text:style-name="P1567"><text:span text:style-name="T1568"><text:s text:c="2"/>&lt;/</text:span><text:span text:style-name="T1569">layout</text:span><text:span text:style-name="T1570">&gt;</text:span></text:p>
      <text:p text:style-name="P1571"><text:span text:style-name="T1572">&lt;/</text:span><text:span text:style-name="T1573">appender</text:span><text:span text:style-name="T1574">&gt;</text:span></text:p>
      <text:p text:style-name="P1575"/>
      <text:list text:style-name="LFO8" text:continue-numbering="true">
        <text:list-item>
          <text:p text:style-name="P1576">ADIT rakenduse logi</text:p>
        </text:list-item>
      </text:list>
      <text:p text:style-name="P1577"/>
      <text:p text:style-name="P1578"><text:span text:style-name="T1579">&lt;</text:span><text:span text:style-name="T1580">appender</text:span><text:span text:style-name="T1581"><text:s/></text:span><text:span text:style-name="T1582">name</text:span><text:span text:style-name="T1583">=</text:span><text:span text:style-name="T1584">"dvk"</text:span><text:span text:style-name="T1585"><text:s/></text:span><text:span text:style-name="T1586">class</text:span><text:span text:style-name="T1587">=</text:span><text:span text:style-name="T1588">"org.apache.log4j.DailyRollingFileAppender"</text:span><text:span text:style-name="T1589">&gt;</text:span></text:p>
      <text:p text:style-name="P1590"><text:span text:style-name="T1591"><text:s text:c="2"/>&lt;</text:span><text:span text:style-name="T1592">param</text:span><text:span text:style-name="T1593"><text:s/></text:span><text:span text:style-name="T1594">name</text:span><text:span text:style-name="T1595">=</text:span><text:span text:style-name="T1596">"file"</text:span><text:span text:style-name="T1597"><text:s/></text:span><text:span text:style-name="T1598">value</text:span><text:span text:style-name="T1599">=</text:span><text:span text:style-name="T1600">"log/adit/adit.log</text:span><text:span text:style-name="T1601">"</text:span><text:span text:style-name="T1602"><text:s/></text:span><text:span text:style-name="T1603">/&gt;</text:span></text:p>
      <text:p text:style-name="P1604"><text:span text:style-name="T1605"><text:s text:c="2"/>&lt;</text:span><text:span text:style-name="T1606">param</text:span><text:span text:style-name="T1607"><text:s/></text:span><text:span text:style-name="T1608">name</text:span><text:span text:style-name="T1609">=</text:span><text:span text:style-name="T1610">"datePattern"</text:span><text:span text:style-name="T1611"><text:s/></text:span><text:span text:style-name="T1612">value</text:span><text:span text:style-name="T1613">=</text:span><text:span text:style-name="T1614">"'.'yyyy-MM"</text:span><text:span text:style-name="T1615"><text:s/></text:span><text:span text:style-name="T1616">/&gt;</text:span></text:p>
      <text:p text:style-name="P1617"><text:span text:style-name="T1618"><text:s text:c="2"/>&lt;</text:span><text:span text:style-name="T1619">param</text:span><text:span text:style-name="T1620"><text:s/></text:span><text:span text:style-name="T1621">name</text:span><text:span text:style-name="T1622">=</text:span><text:span text:style-name="T1623">"append"</text:span><text:span text:style-name="T1624"><text:s/></text:span><text:span text:style-name="T1625">value</text:span><text:span text:style-name="T1626">=</text:span><text:span text:style-name="T1627">"true"</text:span><text:span text:style-name="T1628"><text:s/></text:span><text:span text:style-name="T1629">/&gt;</text:span></text:p>
      <text:p text:style-name="P1630"><text:span text:style-name="T1631"><text:s text:c="2"/>&lt;</text:span><text:span text:style-name="T1632">layout</text:span><text:span text:style-name="T1633"><text:s/></text:span><text:span text:style-name="T1634">class</text:span><text:span text:style-name="T1635">=</text:span><text:span text:style-name="T1636">"org.apache.log4j.PatternLayout"</text:span><text:span text:style-name="T1637">&gt;</text:span></text:p>
      <text:p text:style-name="P1638"><text:span text:style-name="T1639"><text:s text:c="4"/>&lt;</text:span><text:span text:style-name="T1640">param</text:span><text:span text:style-name="T1641"><text:s/></text:span><text:span text:style-name="T1642">name</text:span><text:span text:style-name="T1643">=</text:span><text:span text:style-name="T1644">"ConversionPattern"</text:span><text:span text:style-name="T1645"><text:s/></text:span><text:span text:style-name="T1646">value</text:span><text:span text:style-name="T1647">=</text:span><text:span text:style-name="T1648">"%d{ABSOLUTE}%5p %C:%L - %m%n"</text:span><text:span text:style-name="T1649">/&gt;</text:span></text:p>
      <text:p text:style-name="P1650"><text:span text:style-name="T1651"><text:s text:c="2"/>&lt;/</text:span><text:span text:style-name="T1652">layout</text:span><text:span text:style-name="T1653">&gt;</text:span></text:p>
      <text:p text:style-name="P1654"><text:span text:style-name="T1655">&lt;/</text:span><text:span text:style-name="T1656">appender</text:span><text:span text:style-name="T1657">&gt;</text:span></text:p>
      <text:p text:style-name="P1658"/>
      <text:p text:style-name="Normal"><text:span text:style-name="T1659">NB! Rakenduse testimise ajaks on mõistlik sisse lülitada logimine tasemel „DEBUG“. Tootmisesse minekul tuleks logida tasemel „INFO“ või „WARN“.</text:span></text:p>
      <text:p text:style-name="P1660"/>
      <text:p text:style-name="P1661">ADIT rakenduse saab seadistada nii rakenduse enda kui ka DVK liidese veateateid logima ka Nagios monitooringusüsteemi. Selleks tuleb lisada log4j.xml faili eraldi Nagiose appender:</text:p>
      <text:p text:style-name="P1662"/>
      <text:p text:style-name="P1663"><text:span text:style-name="T1664">&lt;appender<text:s/></text:span><text:span text:style-name="T1665">name</text:span><text:span text:style-name="T1666">=</text:span><text:span text:style-name="T1667">"nagios"<text:s/></text:span><text:span text:style-name="T1668">class</text:span><text:span text:style-name="T1669">=</text:span><text:span text:style-name="T1670">"org.apache.log4j.nagios.NagiosAppender"</text:span><text:span text:style-name="T1671">&gt;</text:span></text:p>
      <text:p text:style-name="P1672"><text:span text:style-name="T1673"><text:s text:c="3"/>&lt;param<text:s/></text:span><text:span text:style-name="T1674">name</text:span><text:span text:style-name="T1675">=</text:span><text:span text:style-name="T1676">"Host"</text:span><text:span text:style-name="T1677"><text:s/></text:span><text:span text:style-name="T1678">value</text:span><text:span text:style-name="T1679">=</text:span><text:span text:style-name="T1680">"localhost"</text:span><text:span text:style-name="T1681">/&gt;</text:span></text:p>
      <text:p text:style-name="P1682"><text:span text:style-name="T1683"><text:s text:c="3"/>&lt;param<text:s/></text:span><text:span text:style-name="T1684">name</text:span><text:span text:style-name="T1685">=</text:span><text:span text:style-name="T1686">"Port"</text:span><text:span text:style-name="T1687"><text:s/></text:span><text:span text:style-name="T1688">value</text:span><text:span text:style-name="T1689">=</text:span><text:span text:style-name="T1690">"5667"</text:span><text:span text:style-name="T1691">/&gt;</text:span></text:p>
      <text:p text:style-name="P1692"/>
      <text:p text:style-name="P1693"><text:span text:style-name="T1694"><text:s text:c="3"/>&lt;param<text:s/></text:span><text:span text:style-name="T1695">name</text:span><text:span text:style-name="T1696">=</text:span><text:span text:style-name="T1697">"ConfigFile"</text:span><text:span text:style-name="T1698"><text:s/></text:span><text:span text:style-name="T1699">value</text:span><text:span text:style-name="T1700">=</text:span><text:span text:style-name="T1701">"nsca_send_clear.cfg"</text:span><text:span text:style-name="T1702">/&gt;</text:span></text:p>
      <text:p text:style-name="P1703"/>
      <text:p text:style-name="P1704"><text:span text:style-name="T1705"><text:s text:c="3"/>&lt;param<text:s/></text:span><text:span text:style-name="T1706">name</text:span><text:span text:style-name="T1707">=</text:span><text:span text:style-name="T1708">"ServiceNameDefault"</text:span><text:span text:style-name="T1709"><text:s/></text:span><text:span text:style-name="T1710">value</text:span><text:span text:style-name="T1711">=</text:span><text:span text:style-name="T1712">"ADIT"</text:span><text:span text:style-name="T1713">/&gt;</text:span></text:p>
      <text:p text:style-name="P1714"/>
      <text:p text:style-name="P1715"><text:span text:style-name="T1716"><text:s text:c="3"/>&lt;param<text:s/></text:span><text:span text:style-name="T1717">name</text:span><text:span text:style-name="T1718">=</text:span><text:span text:style-name="T1719">"useMDCServiceName"</text:span><text:span text:style-name="T1720"><text:s/></text:span><text:span text:style-name="T1721">value</text:span><text:span text:style-name="T1722">=</text:span><text:span text:style-name="T1723">"false"</text:span><text:span text:style-name="T1724">/&gt;</text:span></text:p>
      <text:p text:style-name="P1725"><text:span text:style-name="T1726"><text:s text:c="3"/>&lt;param<text:s/></text:span><text:span text:style-name="T1727">name</text:span><text:span text:style-name="T1728">=</text:span><text:span text:style-name="T1729">"MDCServiceNameKey"</text:span><text:span text:style-name="T1730"><text:s/></text:span><text:span text:style-name="T1731">value</text:span><text:span text:style-name="T1732">=</text:span><text:span text:style-name="T1733">"nagios_service_name"</text:span><text:span text:style-name="T1734">/&gt;</text:span></text:p>
      <text:p text:style-name="P1735"/>
      <text:p text:style-name="P1736"><text:span text:style-name="T1737"><text:s text:c="3"/>&lt;param<text:s/></text:span><text:span text:style-name="T1738">name</text:span><text:span text:style-name="T1739">=</text:span><text:span text:style-name="T1740">"useMDCHostName"</text:span><text:span text:style-name="T1741"><text:s/></text:span><text:span text:style-name="T1742">value</text:span><text:span text:style-name="T1743">=</text:span><text:span text:style-name="T1744">"true"</text:span><text:span text:style-name="T1745">/&gt;</text:span></text:p>
      <text:p text:style-name="P1746"><text:span text:style-name="T1747"><text:s text:c="3"/>&lt;param<text:s/></text:span><text:span text:style-name="T1748">name</text:span><text:span text:style-name="T1749">=</text:span><text:span text:style-name="T1750">"MDCHostNameKey"</text:span><text:span text:style-name="T1751"><text:s/></text:span><text:span text:style-name="T1752">value</text:span><text:span text:style-name="T1753">=</text:span><text:span text:style-name="T1754">"virtual_host"</text:span><text:span text:style-name="T1755">/&gt;</text:span></text:p>
      <text:p text:style-name="P1756"><text:span text:style-name="T1757"><text:s text:c="3"/>&lt;param<text:s/></text:span><text:span text:style-name="T1758">name</text:span><text:span text:style-name="T1759">=</text:span><text:span text:style-name="T1760">"InitializeMDCHostNameValue"</text:span><text:span text:style-name="T1761"><text:s/></text:span><text:span text:style-name="T1762">value</text:span><text:span text:style-name="T1763">=</text:span><text:span text:style-name="T1764">"production"</text:span><text:span text:style-name="T1765">/&gt;</text:span></text:p>
      <text:p text:style-name="P1766"><text:s/></text:p>
      <text:p text:style-name="P1767"><text:span text:style-name="T1768"><text:s text:c="3"/>&lt;param<text:s/></text:span><text:span text:style-name="T1769">name</text:span><text:span text:style-name="T1770">=</text:span><text:span text:style-name="T1771">"useShortHostName"</text:span><text:span text:style-name="T1772"><text:s/></text:span><text:span text:style-name="T1773">value</text:span><text:span text:style-name="T1774">=</text:span><text:span text:style-name="T1775">"false"</text:span><text:span text:style-name="T1776">/&gt;</text:span></text:p>
      <text:p text:style-name="P1777"><text:span text:style-name="T1778"><text:s text:c="3"/>&lt;param<text:s/></text:span><text:span text:style-name="T1779">name</text:span><text:span text:style-name="T1780">=</text:span><text:span text:style-name="T1781">"MDCCanonicalHostNameKey"</text:span><text:span text:style-name="T1782"><text:s/></text:span><text:span text:style-name="T1783">value</text:span><text:span text:style-name="T1784">=</text:span><text:span text:style-name="T1785">"nagios_canonical_hostname"</text:span><text:span text:style-name="T1786">/&gt;</text:span></text:p>
      <text:p text:style-name="P1787"/>
      <text:p text:style-name="P1788"><text:span text:style-name="T1789"><text:s text:c="3"/>&lt;param<text:s/></text:span><text:span text:style-name="T1790">name</text:span><text:span text:style-name="T1791">=</text:span><text:span text:style-name="T1792">"Log4j_Level_WARN"</text:span><text:span text:style-name="T1793"><text:s text:c="5"/></text:span><text:span text:style-name="T1794">value</text:span><text:span text:style-name="T1795">=</text:span><text:span text:style-name="T1796">"NAGIOS_WARN"</text:span><text:span text:style-name="T1797">/&gt;</text:span></text:p>
      <text:p text:style-name="P1798"><text:span text:style-name="T1799"><text:s text:c="3"/>&lt;param<text:s/></text:span><text:span text:style-name="T1800">name</text:span><text:span text:style-name="T1801">=</text:span><text:span text:style-name="T1802">"Log4j_Level_ERROR"</text:span><text:span text:style-name="T1803"><text:s text:c="4"/></text:span><text:span text:style-name="T1804">value</text:span><text:span text:style-name="T1805">=</text:span><text:span text:style-name="T1806">"NAGIOS_CRITICAL"</text:span><text:span text:style-name="T1807">/&gt;</text:span></text:p>
      <text:p text:style-name="P1808"><text:span text:style-name="T1809"><text:s text:c="3"/>&lt;param<text:s/></text:span><text:span text:style-name="T1810">name</text:span><text:span text:style-name="T1811">=</text:span><text:span text:style-name="T1812">"Log4j_Level_FATAL"</text:span><text:span text:style-name="T1813"><text:s text:c="4"/></text:span><text:span text:style-name="T1814">value</text:span><text:span text:style-name="T1815">=</text:span><text:span text:style-name="T1816">"NAGIOS_CRITICAL"</text:span><text:span text:style-name="T1817">/&gt;</text:span></text:p>
      <text:p text:style-name="P1818"/>
      <text:p text:style-name="P1819"><text:span text:style-name="T1820"><text:s text:c="3"/>&lt;param<text:s/></text:span><text:span text:style-name="T1821">name</text:span><text:span text:style-name="T1822">=</text:span><text:span text:style-name="T1823">"SendStartupMessageOK"</text:span><text:span text:style-name="T1824"><text:s/></text:span><text:span text:style-name="T1825">value</text:span><text:span text:style-name="T1826">=</text:span><text:span text:style-name="T1827">"Application Errors Cleared"</text:span><text:span text:style-name="T1828">/&gt;</text:span></text:p>
      <text:p text:style-name="P1829"/>
      <text:p text:style-name="P1830"><text:span text:style-name="T1831"><text:s text:c="3"/>&lt;layout<text:s/></text:span><text:span text:style-name="T1832">class</text:span><text:span text:style-name="T1833">=</text:span><text:span text:style-name="T1834">"org.apache.log4j.PatternLayout"</text:span><text:span text:style-name="T1835">&gt;</text:span></text:p>
      <text:p text:style-name="P1836"><text:span text:style-name="T1837"><text:s text:c="6"/>&lt;param<text:s/></text:span><text:span text:style-name="T1838">name</text:span><text:span text:style-name="T1839">="ConversionPattern"</text:span><text:span text:style-name="T1840"><text:s/></text:span><text:span text:style-name="T1841">value</text:span><text:span text:style-name="T1842">="%X{nagios_canonical_hostname}: %m%n"</text:span><text:span text:style-name="T1843">/&gt;</text:span></text:p>
      <text:p text:style-name="P1844"><text:s text:c="3"/>&lt;/layout&gt;</text:p>
      <text:soft-page-break/>
      <text:p text:style-name="P1845"><text:span text:style-name="T1846">&lt;/appender&gt;</text:span></text:p>
      <text:p text:style-name="P1847"/>
      <text:p text:style-name="P1848">Parameetris „ConfigFile“ viidatud konfiguratsioonifail „ncsa_send_clear.cfg“ sisaldab Nagios andmevahetuse krüpteeringu seadeid.</text:p>
      <text:p text:style-name="P1849"/>
      <text:h text:style-name="P1850" text:outline-level="3"><text:bookmark-start text:name="__RefHeading__4270_1533963332"/><text:bookmark-start text:name="_Toc269115274"/><text:bookmark-start text:name="_Toc269040698"/><text:bookmark-start text:name="_Toc269996967"/><text:bookmark-start text:name="_Toc270420558"/><text:bookmark-start text:name="_Toc270429121"/><text:bookmark-start text:name="_Toc270430276"/><text:bookmark-start text:name="_Toc271529443"/><text:bookmark-start text:name="_Toc271531544"/><text:bookmark-start text:name="_Toc271538818"/><text:bookmark-start text:name="_Toc272232648"/><text:bookmark-start text:name="_Toc272832968"/><text:bookmark-start text:name="_Toc273108575"/><text:bookmark-start text:name="_Toc273123289"/><text:bookmark-start text:name="_Toc273123373"/><text:bookmark-start text:name="_Toc273126336"/><text:bookmark-start text:name="_Toc273126554"/><text:bookmark-start text:name="_Toc273352073"/><text:bookmark-start text:name="_Toc275181517"/><text:bookmark-start text:name="_Toc275764722"/><text:bookmark-start text:name="_Toc275765999"/><text:bookmark-start text:name="_Toc275770859"/><text:bookmark-start text:name="_Toc275771642"/><text:bookmark-end text:name="__RefHeading__4270_1533963332"/>F<text:bookmark-end text:name="_Toc269115274"/><text:bookmark-end text:name="_Toc269040698"/><text:bookmark-end text:name="_Toc269996967"/><text:bookmark-end text:name="_Toc270420558"/><text:bookmark-end text:name="_Toc270429121"/><text:bookmark-end text:name="_Toc270430276"/><text:bookmark-end text:name="_Toc271529443"/><text:bookmark-end text:name="_Toc271531544"/><text:bookmark-end text:name="_Toc271538818"/><text:bookmark-end text:name="_Toc272232648"/><text:bookmark-end text:name="_Toc272832968"/><text:bookmark-end text:name="_Toc273108575"/><text:bookmark-end text:name="_Toc273123289"/><text:bookmark-end text:name="_Toc273123373"/><text:bookmark-end text:name="_Toc273126336"/><text:bookmark-end text:name="_Toc273126554"/>ail xtee.properties<text:bookmark-end text:name="_Toc273352073"/><text:bookmark-end text:name="_Toc275181517"/><text:bookmark-end text:name="_Toc275764722"/><text:bookmark-end text:name="_Toc275765999"/><text:bookmark-end text:name="_Toc275770859"/><text:bookmark-end text:name="_Toc275771642"/></text:h>
      <text:p text:style-name="P1851">Kuna ADIT kasutab oma töös X-Tee teenuseid (teavituskalender ja riigiportaal), siis on vajalik ka sellekohane seadistus (xtee.properties):</text:p>
      <text:p text:style-name="P1852"/>
      <text:p text:style-name="P1853"><text:span text:style-name="T1854">institution=</text:span><text:span text:style-name="T1855">70006317</text:span></text:p>
      <text:p text:style-name="P1856"><text:span text:style-name="T1857">security.server=</text:span><text:span text:style-name="T1858">http</text:span><text:span text:style-name="T1859">:</text:span><text:span text:style-name="T1860">//turvaserver/cgi-bin/consumer_proxy</text:span></text:p>
      <text:p text:style-name="P1861"><text:span text:style-name="T1862">database=</text:span><text:span text:style-name="T1863">teavituskalender</text:span></text:p>
      <text:p text:style-name="P1864"><text:span text:style-name="T1865">method=</text:span><text:span text:style-name="T1866">lisaSyndmus</text:span></text:p>
      <text:p text:style-name="P1867"><text:span text:style-name="T1868">version=</text:span><text:span text:style-name="T1869">v1</text:span></text:p>
      <text:p text:style-name="P1870"><text:span text:style-name="T1871">idcode=</text:span><text:span text:style-name="T1872">00000000000</text:span></text:p>
      <text:p text:style-name="P1873"/>
      <text:p text:style-name="P1874">Parameetrid:</text:p>
      <text:p text:style-name="P1875"/>
      <text:p text:style-name="Normal"><text:span text:style-name="T1876">Institution</text:span><text:span text:style-name="T1877"><text:s/>– Asutuse registrikood. Määrab, millise asutuse nimel ADIT andmekogu teiste X-Tee andmekogude päringuid käivitab.</text:span></text:p>
      <text:p text:style-name="P1878"/>
      <text:p text:style-name="Normal"><text:span text:style-name="T1879">Security.server</text:span><text:span text:style-name="T1880"><text:s/>– Väljuvate X-Tee päringute teostamiseks kasutatava turvaserveri aadress.</text:span></text:p>
      <text:p text:style-name="P1881"/>
      <text:p text:style-name="Normal"><text:span text:style-name="T1882">Database</text:span><text:span text:style-name="T1883"><text:s/>– Vaikimisi kasutatava andmekogu nimi. Selle parameetri täitmine pole eriti oluline, kuna iga konkreetse päringu teostamisel valib rakendus ise vajaliku andmekogu.</text:span></text:p>
      <text:p text:style-name="P1884"/>
      <text:p text:style-name="Normal"><text:span text:style-name="T1885">Method</text:span><text:span text:style-name="T1886"><text:s/>– Vaikimisi kasutatava päringu nimi.Selle parameetri täitmine pole eriti oluline, kuna iga konkreetse päringu teostamisel määrab rakendus ise vajaliku päringu nime ja versiooni.</text:span></text:p>
      <text:p text:style-name="P1887"/>
      <text:p text:style-name="Normal"><text:span text:style-name="T1888">Version</text:span><text:span text:style-name="T1889"><text:s/>– Vaikimisi kasutatava päringu versioon.Selle parameetri täitmine pole eriti oluline, kuna iga konkreetse päringu teostamisel määrab rakendus ise vajaliku päringu nime ja versiooni.</text:span></text:p>
      <text:p text:style-name="P1890"/>
      <text:p text:style-name="Normal"><text:span text:style-name="T1891">Idcode</text:span><text:span text:style-name="T1892"><text:s/>– Isikukood. Määrab, millise isiku nimel ADIT andmekogu teiste X-Tee andmekogude päringuid käivitab.</text:span></text:p>
      <text:p text:style-name="P1893"/>
      <text:h text:style-name="P1894" text:outline-level="2"><text:bookmark-start text:name="__RefHeading__4272_1533963332"/><text:bookmark-start text:name="_Toc269115275"/><text:bookmark-start text:name="_Toc269040699"/><text:bookmark-start text:name="_Toc269996968"/><text:bookmark-start text:name="_Toc270420559"/><text:bookmark-start text:name="_Toc270429122"/><text:bookmark-start text:name="_Toc270430277"/><text:bookmark-start text:name="_Toc271529444"/><text:bookmark-start text:name="_Toc271531545"/><text:bookmark-start text:name="_Toc271538819"/><text:bookmark-start text:name="_Toc272232649"/><text:bookmark-start text:name="_Toc272832969"/><text:bookmark-start text:name="_Toc273108576"/><text:bookmark-start text:name="_Toc273123290"/><text:bookmark-start text:name="_Toc273123374"/><text:bookmark-start text:name="_Toc273126337"/><text:bookmark-start text:name="_Toc273126555"/><text:bookmark-start text:name="_Toc273352074"/><text:bookmark-start text:name="_Toc275181518"/><text:bookmark-start text:name="_Toc275764723"/><text:bookmark-start text:name="_Toc275766000"/><text:bookmark-start text:name="_Toc275770860"/><text:bookmark-start text:name="_Toc275771643"/><text:bookmark-end text:name="__RefHeading__4272_1533963332"/>Rakenduse paigaldamine Tomcat 6.x<text:bookmark-end text:name="_Toc269115275"/><text:bookmark-end text:name="_Toc269040699"/><text:bookmark-end text:name="_Toc269996968"/><text:bookmark-end text:name="_Toc270420559"/><text:bookmark-end text:name="_Toc270429122"/><text:bookmark-end text:name="_Toc270430277"/><text:bookmark-end text:name="_Toc271529444"/><text:bookmark-end text:name="_Toc271531545"/><text:bookmark-end text:name="_Toc271538819"/><text:bookmark-end text:name="_Toc272232649"/><text:bookmark-end text:name="_Toc272832969"/><text:bookmark-end text:name="_Toc273108576"/><text:bookmark-end text:name="_Toc273123290"/><text:bookmark-end text:name="_Toc273123374"/><text:bookmark-end text:name="_Toc273126337"/><text:bookmark-end text:name="_Toc273126555"/><text:s text:c="2"/>rakendusserverisse<text:bookmark-end text:name="_Toc273352074"/><text:bookmark-end text:name="_Toc275181518"/><text:bookmark-end text:name="_Toc275764723"/><text:bookmark-end text:name="_Toc275766000"/><text:bookmark-end text:name="_Toc275770860"/><text:bookmark-end text:name="_Toc275771643"/></text:h>
      <text:p text:style-name="P1895">NB! Enne rakenduse paigaldamist veendu, et seadistusfailid on muudetud vastavalt paigaldatavale keskkonnale.</text:p>
      <text:p text:style-name="P1896"/>
      <text:p text:style-name="P1897">Rakenduse paigaldamiseks rakendusserverisse toimi järgnevalt:</text:p>
      <text:p text:style-name="P1898"/>
      <text:list text:style-name="LFO9" text:continue-numbering="true">
        <text:list-item>
          <text:p text:style-name="P1899"><text:span text:style-name="T1900">Loo rakendusserveri konfiguratsioonifaili „context.xml“</text:span><text:span text:style-name="T1901"><text:s/></text:span><text:span text:style-name="T1902">JNDI ressurss, mis viitaks ADIT andmebaasile:</text:span></text:p>
        </text:list-item>
      </text:list>
      <text:p text:style-name="P1903"/>
      <text:p text:style-name="P1904">&lt;Context ..&gt;</text:p>
      <text:p text:style-name="P1905"/>
      <text:p text:style-name="P1906"><text:span text:style-name="T1907">&lt;Resource name="</text:span><text:span text:style-name="T1908">jdbc/adit</text:span><text:span text:style-name="T1909">" auth="Container" type="javax.sql.DataSource" <text:s/>driverClassName="oracle.jdbc.driver.OracleDriver" username="</text:span><text:span text:style-name="T1910">adit</text:span><text:span text:style-name="T1911">"</text:span></text:p>
      <text:soft-page-break/>
      <text:p text:style-name="P1912"><text:span text:style-name="T1913">password="</text:span><text:span text:style-name="T1914">adit</text:span><text:span text:style-name="T1915">" maxActive="20" maxIdle="10" removeAbandoned="true" maxWait="-1" logAbandoned="true" url="</text:span><text:span text:style-name="T1916">jdbc:oracle:thin:@localhost:1521:XE</text:span><text:span text:style-name="T1917">" /&gt;</text:span></text:p>
      <text:p text:style-name="P1918">…</text:p>
      <text:p text:style-name="P1919">&lt;/Context&gt;</text:p>
      <text:p text:style-name="P1920"/>
      <text:p text:style-name="P1921">Keskkonnale vastavaks muuda järgmised parameetrid:</text:p>
      <text:p text:style-name="P1922"/>
      <text:p text:style-name="P1923"><text:span text:style-name="T1924">url</text:span><text:span text:style-name="T1925"><text:s/>– andmebaasi ühenduse<text:s/></text:span><text:span text:style-name="T1926">URL</text:span><text:span text:style-name="T1927"><text:s/>(</text:span><text:span text:style-name="T1928">database URL</text:span><text:span text:style-name="T1929">). Formaat:<text:s/></text:span><text:span text:style-name="T1930">jdbc:oracle:thin:@//[HOST]:[PORT]/[SID]</text:span></text:p>
      <text:p text:style-name="P1931"><text:span text:style-name="T1932">username</text:span><text:span text:style-name="T1933"><text:s/>– andmebaasikasutaja kasutajanimi</text:span></text:p>
      <text:p text:style-name="P1934"><text:span text:style-name="T1935">password</text:span><text:span text:style-name="T1936"><text:s/>– andmebaasikasutaja parool</text:span></text:p>
      <text:p text:style-name="P1937"/>
      <text:p text:style-name="P1938"><text:span text:style-name="T1939">NB! Parameeter “</text:span><text:span text:style-name="T1940">name</text:span><text:span text:style-name="T1941">” väärtus peab olema kindlasti sama, mis deklareeritud<text:s/></text:span><text:span text:style-name="T1942">adit-servlet.xml<text:s/></text:span><text:span text:style-name="T1943">failis (bean<text:s/></text:span><text:span text:style-name="T1944">aditDataSource</text:span><text:span text:style-name="T1945">).</text:span></text:p>
      <text:p text:style-name="P1946"/>
      <text:p text:style-name="P1947"/>
      <text:list text:style-name="LFO9" text:continue-numbering="true">
        <text:list-item>
          <text:p text:style-name="P1948">Paki paigalduspakett lahti kataloogi „[TOMCAT_HOME]/webapps/adit“</text:p>
        </text:list-item>
        <text:list-item>
          <text:p text:style-name="P1949">Tee rakendusserverile taaskäivitus</text:p>
        </text:list-item>
      </text:list>
      <text:p text:style-name="P1950"/>
      <text:p text:style-name="P1951"/>
      <text:h text:style-name="P1952" text:outline-level="2"><text:bookmark-start text:name="__RefHeading__4274_1533963332"/><text:bookmark-start text:name="_Toc273352075"/><text:bookmark-start text:name="_Toc270420560"/><text:bookmark-start text:name="_Toc270429123"/><text:bookmark-start text:name="_Toc270430278"/><text:bookmark-start text:name="_Toc271529445"/><text:bookmark-start text:name="_Toc271531546"/><text:bookmark-start text:name="_Toc271538820"/><text:bookmark-start text:name="_Toc272232650"/><text:bookmark-start text:name="_Toc272832970"/><text:bookmark-start text:name="_Toc273108577"/><text:bookmark-start text:name="_Toc273123291"/><text:bookmark-start text:name="_Toc273123375"/><text:bookmark-start text:name="_Toc273126338"/><text:bookmark-start text:name="_Toc273126556"/><text:bookmark-start text:name="_Toc275181519"/><text:bookmark-start text:name="_Toc275764724"/><text:bookmark-start text:name="_Toc275766001"/><text:bookmark-start text:name="_Toc275770861"/><text:bookmark-start text:name="_Toc275771644"/><text:bookmark-end text:name="__RefHeading__4274_1533963332"/>Rakenduse paigaldamine Weblogic 10.x rakendusserverisse<text:bookmark-end text:name="_Toc273352075"/><text:bookmark-end text:name="_Toc270420560"/><text:bookmark-end text:name="_Toc270429123"/><text:bookmark-end text:name="_Toc270430278"/><text:bookmark-end text:name="_Toc271529445"/><text:bookmark-end text:name="_Toc271531546"/><text:bookmark-end text:name="_Toc271538820"/><text:bookmark-end text:name="_Toc272232650"/><text:bookmark-end text:name="_Toc272832970"/><text:bookmark-end text:name="_Toc273108577"/><text:bookmark-end text:name="_Toc273123291"/><text:bookmark-end text:name="_Toc273123375"/><text:bookmark-end text:name="_Toc273126338"/><text:bookmark-end text:name="_Toc273126556"/><text:bookmark-end text:name="_Toc275181519"/><text:bookmark-end text:name="_Toc275764724"/><text:bookmark-end text:name="_Toc275766001"/><text:bookmark-end text:name="_Toc275770861"/><text:bookmark-end text:name="_Toc275771644"/></text:h>
      <text:p text:style-name="P1953">NB! Enne rakenduse paigaldamist veendu, et seadistusfailid on muudetud vastavalt paigaldatavale keskkonnale.</text:p>
      <text:p text:style-name="P1954"/>
      <text:p text:style-name="P1955">Ettevalmistus:</text:p>
      <text:list text:style-name="LFO10" text:continue-numbering="true">
        <text:list-item>
          <text:p text:style-name="P1956">Tekita 2 Weblogicu serverit ühte klastrisse</text:p>
        </text:list-item>
        <text:list-item>
          <text:p text:style-name="P1957">Tekita järgmised JNDI andmebaasiühendused (DataSource):</text:p>
          <text:list text:continue-numbering="true">
            <text:list-item>
              <text:p text:style-name="P1958"><text:span text:style-name="T1959">ADIT_DS (jndi name:<text:s/></text:span><text:span text:style-name="T1960">jdbc/adit</text:span><text:span text:style-name="T1961">) – viide ADIT andmebaasiskeemile (kasutaja ADIT_APP)</text:span></text:p>
            </text:list-item>
            <text:list-item>
              <text:p text:style-name="P1962"><text:span text:style-name="T1963">ADIT_DVK_CLIENT_DS (jndi name:<text:s/></text:span><text:span text:style-name="T1964">jdbc/adit_dvk</text:span><text:span text:style-name="T1965">) – viide ADIT DVK Universaalkliendi andmebaasiskeemile</text:span></text:p>
            </text:list-item>
          </text:list>
        </text:list-item>
      </text:list>
      <text:p text:style-name="P1966"/>
      <text:p text:style-name="P1967">Sammud paigaldamiseks:</text:p>
      <text:p text:style-name="P1968"/>
      <text:list text:style-name="LFO10">
        <text:list-item text:start-value="1">
          <text:p text:style-name="P1969">Paigalda rakenduse pakett-fail (adit.war) rakendusserveri masina kõvakettale sellisesse kohta, kust rakendusserver sellele ligi pääseb.</text:p>
        </text:list-item>
        <text:list-item>
          <text:p text:style-name="P1970"><text:span text:style-name="T1971">Ava rakendusserveri administreerimiskonsool –<text:s/></text:span><text:a xlink:href="http://[HOST]:[PORT]/console" office:target-frame-name="_top" xlink:show="replace"><text:span text:style-name="T1972">http://[HOST]:[PORT]/console</text:span></text:a><text:span text:style-name="T1973"><text:s/>(nt.<text:s/></text:span><text:a xlink:href="http://10.0.13.36:7001/console" office:target-frame-name="_top" xlink:show="replace"><text:span text:style-name="T1974">http://10.0.13.36:7001/console</text:span></text:a><text:span text:style-name="T1975">) <text:s/>ja logi sisse.</text:span></text:p>
        </text:list-item>
        <text:list-item>
          <text:p text:style-name="P1976">Vajuta lingile „Deployments“</text:p>
        </text:list-item>
        <text:list-item>
          <text:p text:style-name="P1977">Avaneb sellesse rakendusserverisse paigaldatud rakenduse loetelu. Uue rakenduse paigaldamiseks vajuta nupule „Take lock and edit“ ning seejärel nupule „Install“.</text:p>
        </text:list-item>
        <text:list-item>
          <text:p text:style-name="P1978">Sirvi kataloogi, kus asub punktis 1 nimetatud fail „adit.war“ ning märgista see.</text:p>
        </text:list-item>
        <text:list-item>
          <text:p text:style-name="P1979">Vajuta kataloogipuu all olevale nupule „Next“.</text:p>
        </text:list-item>
        <text:list-item>
          <text:p text:style-name="P1980">Kuvatakse ekraan, kus valitakse rakenduse paigaldamise „stiil“, vali „Install this deployment as an application“ ja vajuta „Next“.</text:p>
        </text:list-item>
        <text:list-item>
          <text:p text:style-name="P1981">Kuvatakse seadistuse ekraan, millel peaksid olema määratud järgmised parameetrid:</text:p>
          <text:list text:continue-numbering="true">
            <text:list-item>
              <text:p text:style-name="P1982">Name: rakenduse nimi</text:p>
            </text:list-item>
            <text:list-item>
              <text:p text:style-name="P1983">Security: DD only</text:p>
            </text:list-item>
            <text:list-item>
              <text:p text:style-name="P1984">Source accessibility: Copy this application onto every target for me</text:p>
            </text:list-item>
          </text:list>
        </text:list-item>
        <text:list-item>
          <text:p text:style-name="P1985">Vajuta nupule „Finish“.</text:p>
        </text:list-item>
        <text:list-item>
          <text:p text:style-name="P1986">Vajuta nupule „Release configuration / Activate changes“.</text:p>
        </text:list-item>
        <text:list-item>
          <text:p text:style-name="P1987">Tee WebLogicule restart.</text:p>
        </text:list-item>
      </text:list>
      <text:p text:style-name="P1988"/>
      <text:h text:style-name="P1989" text:outline-level="1"><text:bookmark-start text:name="__RefHeading__4276_1533963332"/><text:bookmark-start text:name="_Toc269115276"/><text:bookmark-start text:name="_Toc269040700"/><text:bookmark-start text:name="_Toc269996969"/><text:bookmark-start text:name="_Toc270420561"/><text:bookmark-start text:name="_Toc270429124"/><text:bookmark-start text:name="_Toc270430279"/><text:bookmark-start text:name="_Toc271529446"/><text:bookmark-start text:name="_Toc271531547"/><text:bookmark-start text:name="_Toc271538821"/><text:bookmark-start text:name="_Toc272232651"/><text:bookmark-start text:name="_Toc272832971"/><text:bookmark-start text:name="_Toc273108578"/><text:bookmark-start text:name="_Toc273123292"/><text:bookmark-start text:name="_Toc273123376"/><text:bookmark-start text:name="_Toc273126339"/><text:bookmark-start text:name="_Toc273126557"/><text:bookmark-start text:name="_Toc273352076"/><text:bookmark-start text:name="_Toc275181520"/><text:bookmark-start text:name="_Toc275764725"/><text:bookmark-start text:name="_Toc275766002"/><text:bookmark-start text:name="_Toc275770862"/><text:bookmark-start text:name="_Toc275771645"/><text:bookmark-end text:name="__RefHeading__4276_1533963332"/>DVK<text:s/><text:bookmark-end text:name="_Toc269115276"/><text:bookmark-end text:name="_Toc269040700"/><text:bookmark-end text:name="_Toc269996969"/><text:bookmark-end text:name="_Toc270420561"/><text:bookmark-end text:name="_Toc270429124"/><text:bookmark-end text:name="_Toc270430279"/><text:bookmark-end text:name="_Toc271529446"/><text:bookmark-end text:name="_Toc271531547"/><text:bookmark-end text:name="_Toc271538821"/><text:bookmark-end text:name="_Toc272232651"/><text:bookmark-end text:name="_Toc272832971"/><text:bookmark-end text:name="_Toc273108578"/><text:bookmark-end text:name="_Toc273123292"/><text:bookmark-end text:name="_Toc273123376"/><text:bookmark-end text:name="_Toc273126339"/><text:bookmark-end text:name="_Toc273126557"/>liidese seadistamine<text:bookmark-end text:name="_Toc273352076"/><text:bookmark-end text:name="_Toc275181520"/><text:bookmark-end text:name="_Toc275764725"/><text:bookmark-end text:name="_Toc275766002"/><text:bookmark-end text:name="_Toc275770862"/><text:bookmark-end text:name="_Toc275771645"/></text:h>
      <text:p text:style-name="P1990">Kindlasti tuleb kontrollida, et DVK universaalkliendi andmetabelis DHL_CLASSIFIER olevad DVK staatuste klassifikaatorid vastaksid ADIT-is kasutatavatele, mis asuvad tabelis DOCUMENT_DVK_STATUS. Lisaks on vajalik lülitada välja DVK universaalkliendi andmebaasis olev andmebaasipäästik “TR_DHL_MESSAGE_ID”.</text:p>
      <text:p text:style-name="P1991"/>
      <text:h text:style-name="P1992" text:outline-level="1"><text:bookmark-start text:name="__RefHeading__4278_1533963332"/><text:bookmark-start text:name="_Toc273352077"/><text:bookmark-start text:name="_Toc269115277"/><text:bookmark-start text:name="_Toc269996970"/><text:bookmark-start text:name="_Toc270420562"/><text:bookmark-start text:name="_Toc270429125"/><text:bookmark-start text:name="_Toc270430280"/><text:bookmark-start text:name="_Toc271529447"/><text:bookmark-start text:name="_Toc271531548"/><text:bookmark-start text:name="_Toc271538822"/><text:bookmark-start text:name="_Toc272232652"/><text:bookmark-start text:name="_Toc272832972"/><text:bookmark-start text:name="_Toc273108579"/><text:bookmark-start text:name="_Toc273123293"/><text:bookmark-start text:name="_Toc273123377"/><text:bookmark-start text:name="_Toc273126340"/><text:bookmark-start text:name="_Toc273126558"/><text:bookmark-start text:name="_Toc275181521"/><text:bookmark-start text:name="_Toc275764726"/><text:bookmark-start text:name="_Toc275766003"/><text:bookmark-start text:name="_Toc275770863"/><text:bookmark-start text:name="_Toc275771646"/><text:bookmark-end text:name="__RefHeading__4278_1533963332"/>T<text:bookmark-start text:name="_Toc269040701"/>eavituskalendri ja riigiportaali X-Tee liidese seadistamine<text:bookmark-end text:name="_Toc273352077"/><text:bookmark-end text:name="_Toc269115277"/><text:bookmark-end text:name="_Toc269996970"/><text:bookmark-end text:name="_Toc270420562"/><text:bookmark-end text:name="_Toc270429125"/><text:bookmark-end text:name="_Toc270430280"/><text:bookmark-end text:name="_Toc271529447"/><text:bookmark-end text:name="_Toc271531548"/><text:bookmark-end text:name="_Toc271538822"/><text:bookmark-end text:name="_Toc272232652"/><text:bookmark-end text:name="_Toc272832972"/><text:bookmark-end text:name="_Toc273108579"/><text:bookmark-end text:name="_Toc273123293"/><text:bookmark-end text:name="_Toc273123377"/><text:bookmark-end text:name="_Toc273126340"/><text:bookmark-end text:name="_Toc273126558"/><text:bookmark-end text:name="_Toc275181521"/><text:bookmark-end text:name="_Toc275764726"/><text:bookmark-end text:name="_Toc275766003"/><text:bookmark-end text:name="_Toc275770863"/><text:bookmark-end text:name="_Toc275771646"/><text:bookmark-end text:name="_Toc269040701"/></text:h>
      <text:p text:style-name="P1993"/>
      <text:p text:style-name="P1994">Teavituskalendri ja riigiportaali liideste töölesaamiseks tuleb teha järgmised seadistused:</text:p>
      <text:list text:style-name="LFO12" text:continue-numbering="true">
        <text:list-item>
          <text:p text:style-name="P1995">Määrata teavituskalendris kasutatava ADIT teavituse nimetus (nimetus, mille alusel kasutajad teavituskalendris ADIT teavitusi tellida saavad).</text:p>
        </text:list-item>
        <text:list-item>
          <text:p text:style-name="P1996">Määrata teavituste väljasaatmise intervall.</text:p>
        </text:list-item>
        <text:list-item>
          <text:p text:style-name="P1997">Määrata väljuvate x-tee päringute parameetrid.</text:p>
        </text:list-item>
        <text:list-item>
          <text:p text:style-name="P1998">Tagada, et teavitusportaali ja riigiportaali andmekogude poole pöörduval asutusel (määratud failis xtee.properties) oleks järgmiste x-tee päringute käivitamise õigus:</text:p>
          <text:list text:continue-numbering="true">
            <text:list-item>
              <text:p text:style-name="P1999">teavituskalender.lisaSyndmus</text:p>
            </text:list-item>
            <text:list-item>
              <text:p text:style-name="P2000">riigiportaal.tellimusteStaatus</text:p>
            </text:list-item>
          </text:list>
        </text:list-item>
      </text:list>
      <text:p text:style-name="P2001"/>
      <text:p text:style-name="P2002"/>
      <text:p text:style-name="Normal"><text:span text:style-name="T2003">Teavituse nimetuse teavituskalendris saab määrata failis<text:s/></text:span><text:span text:style-name="T2004">adit-configuration.xml</text:span><text:span text:style-name="T2005">.</text:span></text:p>
      <text:p text:style-name="P2006"/>
      <text:p text:style-name="P2007">Teavituskalendri teavituse nimetuse määramine:</text:p>
      <text:p text:style-name="P2008"><text:span text:style-name="T2009">&lt;!-- Configuration --&gt;</text:span></text:p>
      <text:p text:style-name="P2010"><text:span text:style-name="T2011">&lt;</text:span><text:span text:style-name="T2012">bean</text:span><text:span text:style-name="T2013"><text:s/></text:span><text:span text:style-name="T2014">id</text:span><text:span text:style-name="T2015">=</text:span><text:span text:style-name="T2016">"configuration"</text:span><text:span text:style-name="T2017"><text:s/></text:span><text:span text:style-name="T2018">class</text:span><text:span text:style-name="T2019">=</text:span><text:span text:style-name="T2020">"ee.adit.util.Configuration"</text:span><text:span text:style-name="T2021">&gt;</text:span></text:p>
      <text:p text:style-name="P2022"><text:span text:style-name="T2023"><text:s text:c="2"/>&lt;</text:span><text:span text:style-name="T2024">property</text:span><text:span text:style-name="T2025"><text:s/></text:span><text:span text:style-name="T2026">name</text:span><text:span text:style-name="T2027">=</text:span><text:span text:style-name="T2028">"getJoinedMaxResults"</text:span><text:span text:style-name="T2029"><text:s/></text:span><text:span text:style-name="T2030">value</text:span><text:span text:style-name="T2031">=</text:span><text:span text:style-name="T2032">"10"</text:span><text:span text:style-name="T2033">/&gt;</text:span></text:p>
      <text:p text:style-name="P2034"><text:span text:style-name="T2035"><text:s text:c="2"/>&lt;</text:span><text:span text:style-name="T2036">property</text:span><text:span text:style-name="T2037"><text:s/></text:span><text:span text:style-name="T2038">name</text:span><text:span text:style-name="T2039">=</text:span><text:span text:style-name="T2040">"tempDir"</text:span><text:span text:style-name="T2041"><text:s/></text:span><text:span text:style-name="T2042">value</text:span><text:span text:style-name="T2043">=</text:span><text:span text:style-name="T2044">"</text:span><text:a xlink:href="../../../../E:/temp" office:target-frame-name="_top" xlink:show="replace"><text:span text:style-name="T2045">/tmp</text:span></text:a><text:span text:style-name="T2046">"</text:span><text:span text:style-name="T2047">/&gt;</text:span></text:p>
      <text:p text:style-name="P2048"><text:span text:style-name="T2049"><text:s text:c="2"/>&lt;</text:span><text:span text:style-name="T2050">property</text:span><text:span text:style-name="T2051"><text:s/></text:span><text:span text:style-name="T2052">name</text:span><text:span text:style-name="T2053">=</text:span><text:span text:style-name="T2054">"deleteTemporaryFiles"</text:span><text:span text:style-name="T2055"><text:s/></text:span><text:span text:style-name="T2056">value</text:span><text:span text:style-name="T2057">=</text:span><text:span text:style-name="T2058">"true"</text:span><text:span text:style-name="T2059">/&gt;</text:span></text:p>
      <text:p text:style-name="P2060"><text:span text:style-name="T2061"><text:s text:c="2"/>&lt;</text:span><text:span text:style-name="T2062">property</text:span><text:span text:style-name="T2063"><text:s/></text:span><text:span text:style-name="T2064">name</text:span><text:span text:style-name="T2065">=</text:span><text:span text:style-name="T2066">"schedulerEventTypeName"</text:span><text:span text:style-name="T2067"><text:s/></text:span><text:span text:style-name="T2068">value</text:span><text:span text:style-name="T2069">=</text:span><text:span text:style-name="T2070">"Minu dokumentide teavitus"</text:span><text:span text:style-name="T2071">/&gt;</text:span></text:p>
      <text:p text:style-name="P2072"><text:span text:style-name="T2073"><text:s text:c="2"/>&lt;</text:span><text:span text:style-name="T2074">property</text:span><text:span text:style-name="T2075"><text:s/></text:span><text:span text:style-name="T2076">name</text:span><text:span text:style-name="T2077">=</text:span><text:span text:style-name="T2078">"dvkResponseMessageStylesheet"</text:span><text:span text:style-name="T2079"><text:s text:c="5"/></text:span><text:span text:style-name="T2080">value</text:span><text:span text:style-name="T2081">=</text:span><text:span text:style-name="T2082">"</text:span><text:span text:style-name="T2083">DVKresponseMessage.xsl</text:span><text:span text:style-name="T2084">"</text:span><text:span text:style-name="T2085">/&gt;</text:span></text:p>
      <text:p text:style-name="P2086"><text:span text:style-name="T2087"><text:s text:c="2"/>&lt;</text:span><text:span text:style-name="T2088">!-- Üldine kettamahu piirang ühe kasutaja kohta baitides --&gt;</text:span></text:p>
      <text:p text:style-name="P2089"><text:span text:style-name="T2090"><text:s text:c="2"/>&lt;</text:span><text:span text:style-name="T2091">property</text:span><text:span text:style-name="T2092"><text:s/></text:span><text:span text:style-name="T2093">name</text:span><text:span text:style-name="T2094">=</text:span><text:span text:style-name="T2095">"globalDiskQuota"</text:span><text:span text:style-name="T2096"><text:s/></text:span><text:span text:style-name="T2097">value</text:span><text:span text:style-name="T2098">=</text:span><text:span text:style-name="T2099">"10240000"</text:span><text:span text:style-name="T2100">/&gt;</text:span></text:p>
      <text:p text:style-name="P2101"><text:span text:style-name="T2102">&lt;/</text:span><text:span text:style-name="T2103">bean</text:span><text:span text:style-name="T2104">&gt;</text:span></text:p>
      <text:p text:style-name="P2105"/>
      <text:p text:style-name="P2106">Teavituskalendri teenuse nimetuse saad teada teavituskalendrist – tegemist on sama nimetusega, mida kuvatakse teavituste tellimise nimekirjas.</text:p>
      <text:p text:style-name="P2107"/>
      <text:p text:style-name="P2108"/>
      <text:p text:style-name="P2109"><text:span text:style-name="T2110">Teavituste väljasaatmise intervalli määramine (failis<text:s/></text:span><text:span text:style-name="T2111">adit-jobs.xml</text:span><text:span text:style-name="T2112">):</text:span></text:p>
      <text:p text:style-name="P2113"><text:span text:style-name="T2114">&lt;</text:span><text:span text:style-name="T2115">bean</text:span><text:span text:style-name="T2116"><text:s/></text:span><text:span text:style-name="T2117">id</text:span><text:span text:style-name="T2118">=</text:span><text:span text:style-name="T2119">"notificationTrigger"</text:span><text:span text:style-name="T2120"><text:s/></text:span><text:span text:style-name="T2121">class</text:span><text:span text:style-name="T2122">=</text:span><text:span text:style-name="T2123">"org.springframework.scheduling.quartz.SimpleTriggerBean"</text:span><text:span text:style-name="T2124">&gt;</text:span></text:p>
      <text:p text:style-name="P2125"><text:span text:style-name="T2126"><text:s text:c="2"/>&lt;</text:span><text:span text:style-name="T2127">property</text:span><text:span text:style-name="T2128"><text:s/></text:span><text:span text:style-name="T2129">name</text:span><text:span text:style-name="T2130">=</text:span><text:span text:style-name="T2131">"jobDetail"</text:span><text:span text:style-name="T2132"><text:s/></text:span><text:span text:style-name="T2133">ref</text:span><text:span text:style-name="T2134">=</text:span><text:span text:style-name="T2135">"sendNotificationsJobDetails"</text:span><text:span text:style-name="T2136">/&gt;</text:span></text:p>
      <text:p text:style-name="P2137"><text:span text:style-name="T2138"><text:s text:c="2"/>&lt;!-- First send 10 minutes after server start --&gt;</text:span></text:p>
      <text:p text:style-name="P2139"><text:span text:style-name="T2140"><text:s text:c="2"/></text:span><text:span text:style-name="T2141">&lt;</text:span><text:span text:style-name="T2142">property</text:span><text:span text:style-name="T2143"><text:s/></text:span><text:span text:style-name="T2144">name</text:span><text:span text:style-name="T2145">=</text:span><text:span text:style-name="T2146">"startDelay"</text:span><text:span text:style-name="T2147"><text:s/></text:span><text:span text:style-name="T2148">value</text:span><text:span text:style-name="T2149">=</text:span><text:span text:style-name="T2150">"600000"</text:span><text:span text:style-name="T2151">/&gt;</text:span></text:p>
      <text:p text:style-name="P2152"><text:span text:style-name="T2153"><text:s text:c="2"/>&lt;!-- Repeat sending every 10 minutes --&gt;</text:span></text:p>
      <text:p text:style-name="P2154"><text:span text:style-name="T2155"><text:s text:c="2"/></text:span><text:span text:style-name="T2156">&lt;</text:span><text:span text:style-name="T2157">property</text:span><text:span text:style-name="T2158"><text:s/></text:span><text:span text:style-name="T2159">name</text:span><text:span text:style-name="T2160">=</text:span><text:span text:style-name="T2161">"repeatInterval"</text:span><text:span text:style-name="T2162"><text:s/></text:span><text:span text:style-name="T2163">value</text:span><text:span text:style-name="T2164">=</text:span><text:span text:style-name="T2165">"600000"</text:span><text:span text:style-name="T2166">/&gt;</text:span></text:p>
      <text:p text:style-name="P2167"><text:span text:style-name="T2168">&lt;/</text:span><text:span text:style-name="T2169">bean</text:span><text:span text:style-name="T2170">&gt;</text:span></text:p>
      <text:p text:style-name="P2171"/>
      <text:p text:style-name="P2172">Üldjuhul saadab ADIT andmekogu oma teavitudi välja reaalajas (s.t. vahetult pärast teavitatava sündmuse toimumist). Perioodiliselt saadetakse välja teavitusi, mille reaalajas saatmine mingil põhjusel ebaõnnestus.</text:p>
      <text:p text:style-name="Normal"><text:span text:style-name="T2173">Seadete<text:s/></text:span><text:span text:style-name="T2174">startDelay</text:span><text:span text:style-name="T2175"><text:s/>ja<text:s/></text:span><text:span text:style-name="T2176">repeatInterval</text:span><text:span text:style-name="T2177"><text:s/>väärtused on arvestatud millisekundites.</text:span></text:p>
      <text:p text:style-name="P2178"/>
      <text:p text:style-name="P2179"/>
      <text:p text:style-name="P2180"><text:span text:style-name="T2181">Väljuvate X-Tee päringute seadistamine failis<text:s/></text:span><text:span text:style-name="T2182">xtee.properties</text:span></text:p>
      <text:soft-page-break/>
      <text:p text:style-name="P2183"><text:span text:style-name="T2184">institution=</text:span><text:span text:style-name="T2185">70006317</text:span></text:p>
      <text:p text:style-name="P2186"><text:span text:style-name="T2187">security.server=</text:span><text:span text:style-name="T2188">http</text:span><text:span text:style-name="T2189">:</text:span><text:span text:style-name="T2190">//turvaserver/cgi-bin/consumer_proxy</text:span></text:p>
      <text:p text:style-name="P2191"><text:span text:style-name="T2192">database=</text:span><text:span text:style-name="T2193">teavituskalender</text:span></text:p>
      <text:p text:style-name="P2194"><text:span text:style-name="T2195">method=</text:span><text:span text:style-name="T2196">lisaSyndmus</text:span></text:p>
      <text:p text:style-name="P2197"><text:span text:style-name="T2198">version=</text:span><text:span text:style-name="T2199">v1</text:span></text:p>
      <text:p text:style-name="P2200"><text:span text:style-name="T2201">idcode=</text:span><text:span text:style-name="T2202">00000000000</text:span></text:p>
      <text:p text:style-name="P2203"/>
      <text:p text:style-name="Normal"><text:span text:style-name="T2204">Failis xtee.properties võib ignoreerida seadete<text:s/></text:span><text:span text:style-name="T2205">database</text:span><text:span text:style-name="T2206">,<text:s/></text:span><text:span text:style-name="T2207">method</text:span><text:span text:style-name="T2208"><text:s/>ja<text:s/></text:span><text:span text:style-name="T2209">version</text:span><text:span text:style-name="T2210"><text:s/>väärtusi, kuna need määrab ADIT iga teostatava päringu puhul automaatselt.</text:span></text:p>
      <text:p text:style-name="P2211"/>
      <text:h text:style-name="P2212" text:outline-level="1"><text:bookmark-start text:name="_Toc275181522"/><text:bookmark-start text:name="_Toc275764727"/><text:bookmark-start text:name="_Toc275766004"/><text:bookmark-start text:name="_Toc275770864"/><text:bookmark-start text:name="_Toc275771647"/>Monitooringu rakendus ja rakenduse kontroll<text:bookmark-end text:name="_Toc275181522"/><text:bookmark-end text:name="_Toc275764727"/><text:bookmark-end text:name="_Toc275766004"/><text:bookmark-end text:name="_Toc275770864"/><text:bookmark-end text:name="_Toc275771647"/></text:h>
      <text:p text:style-name="Normal"><text:span text:style-name="T2213">Rakenduse esmaseks kontrolliks mine veebilehitsejaga aadressile<text:s/></text:span><text:a xlink:href="http://[SERVER]:[PORT]/adit" office:target-frame-name="_top" xlink:show="replace"><text:span text:style-name="T2214">http://[SERVER]:[PORT]/adit</text:span></text:a><text:span text:style-name="T2215"><text:s/>. Siin asuvad viidad järgmistele rakenduse komponentidele:</text:span></text:p>
      <text:p text:style-name="P2216"/>
      <text:list text:style-name="LFO13" text:continue-numbering="true">
        <text:list-item>
          <text:p text:style-name="P2217"><text:span text:style-name="T2218">Rakenduse veebiteenuse aadress (</text:span><text:a xlink:href="http://[SERVER]:[PORT]/adit/service" office:target-frame-name="_top" xlink:show="replace"><text:span text:style-name="T2219">http://[SERVER]:[PORT]/adit/service</text:span></text:a><text:span text:style-name="T2220">)</text:span></text:p>
        </text:list-item>
        <text:list-item>
          <text:p text:style-name="P2221"><text:span text:style-name="T2222">Rakenduse veebiteenuse WSDL (</text:span><text:a xlink:href="http://[SERVER]:[PORT]/adit/service/adit.wsdl" office:target-frame-name="_top" xlink:show="replace"><text:span text:style-name="T2223">http://[SERVER]:[PORT]/adit/service/adit.wsdl</text:span></text:a><text:span text:style-name="T2224">)</text:span></text:p>
        </text:list-item>
        <text:list-item>
          <text:p text:style-name="P2225"><text:span text:style-name="T2226">Rakenduse monitooringuleht (</text:span><text:a xlink:href="http://[SERVER]:[PORT]/adit/monitor" office:target-frame-name="_top" xlink:show="replace"><text:span text:style-name="T2227">http://[SERVER]:[PORT]/adit/monitor</text:span></text:a><text:span text:style-name="T2228">)</text:span></text:p>
        </text:list-item>
      </text:list>
      <text:p text:style-name="P2229"/>
      <text:h text:style-name="P2230" text:outline-level="2"><text:bookmark-start text:name="_Toc275770865"/><text:bookmark-start text:name="_Toc275771648"/>Seadistamine<text:bookmark-end text:name="_Toc275770865"/><text:bookmark-end text:name="_Toc275771648"/></text:h>
      <text:p text:style-name="P2231"/>
      <text:p text:style-name="Normal"><text:span text:style-name="T2232">Monitooringurakenduse seadistamiseks on failis<text:s/></text:span><text:span text:style-name="T2233">adit-configuration.xml<text:s/></text:span><text:span text:style-name="T2234">järgmine sektsioon:</text:span></text:p>
      <text:p text:style-name="P2235"/>
      <text:p text:style-name="P2236"><text:span text:style-name="T2237">&lt;</text:span><text:span text:style-name="T2238">bean</text:span><text:span text:style-name="T2239"><text:s/></text:span><text:span text:style-name="T2240">id</text:span><text:span text:style-name="T2241">=</text:span><text:span text:style-name="T2242">"monitorConfiguration"</text:span><text:span text:style-name="T2243"><text:s/></text:span><text:span text:style-name="T2244">class</text:span><text:span text:style-name="T2245">=</text:span><text:span text:style-name="T2246">"ee.adit.util.MonitorConfiguration"</text:span><text:span text:style-name="T2247">&gt;</text:span></text:p>
      <text:p text:style-name="P2248"><text:span text:style-name="T2249"><text:s text:c="2"/>&lt;</text:span><text:span text:style-name="T2250">property</text:span><text:span text:style-name="T2251"><text:s/></text:span><text:span text:style-name="T2252">name</text:span><text:span text:style-name="T2253">=</text:span><text:span text:style-name="T2254">"aditServiceUrl“ <text:s/></text:span><text:span text:style-name="T2255">value</text:span><text:span text:style-name="T2256">=</text:span><text:span text:style-name="T2257">"http://10.0.13.36:7020/adit/service"</text:span><text:span text:style-name="T2258"><text:s/></text:span><text:span text:style-name="T2259">/&gt;</text:span></text:p>
      <text:p text:style-name="P2260"><text:span text:style-name="T2261"><text:s text:c="2"/>&lt;</text:span><text:span text:style-name="T2262">property</text:span><text:span text:style-name="T2263"><text:s/></text:span><text:span text:style-name="T2264">name</text:span><text:span text:style-name="T2265">=</text:span><text:span text:style-name="T2266">"remoteApplicationShortName"</text:span><text:span text:style-name="T2267"><text:s/></text:span><text:span text:style-name="T2268">value</text:span><text:span text:style-name="T2269">=</text:span><text:span text:style-name="T2270">"MONITOR_TEST_APP"</text:span><text:span text:style-name="T2271"><text:s/></text:span><text:span text:style-name="T2272">/&gt;</text:span></text:p>
      <text:p text:style-name="P2273"><text:span text:style-name="T2274"><text:s text:c="2"/>&lt;</text:span><text:span text:style-name="T2275">property</text:span><text:span text:style-name="T2276"><text:s/></text:span><text:span text:style-name="T2277">name</text:span><text:span text:style-name="T2278">=</text:span><text:span text:style-name="T2279">"userCode"</text:span><text:span text:style-name="T2280"><text:s/></text:span><text:span text:style-name="T2281">value</text:span><text:span text:style-name="T2282">=</text:span><text:span text:style-name="T2283">"EE00000000000"</text:span><text:span text:style-name="T2284"><text:s/></text:span><text:span text:style-name="T2285">/&gt;</text:span></text:p>
      <text:p text:style-name="P2286"><text:span text:style-name="T2287"><text:s text:c="2"/>&lt;</text:span><text:span text:style-name="T2288">property</text:span><text:span text:style-name="T2289"><text:s/></text:span><text:span text:style-name="T2290">name</text:span><text:span text:style-name="T2291">=</text:span><text:span text:style-name="T2292">"institutionCode"</text:span><text:span text:style-name="T2293"><text:s/></text:span><text:span text:style-name="T2294">value</text:span><text:span text:style-name="T2295">=</text:span><text:span text:style-name="T2296">"123456789"</text:span><text:span text:style-name="T2297"><text:s/></text:span><text:span text:style-name="T2298">/&gt;</text:span></text:p>
      <text:p text:style-name="P2299"><text:span text:style-name="T2300"><text:s text:c="2"/>&lt;</text:span><text:span text:style-name="T2301">property</text:span><text:span text:style-name="T2302"><text:s/></text:span><text:span text:style-name="T2303">name</text:span><text:span text:style-name="T2304">=</text:span><text:span text:style-name="T2305">"testDocumentId"</text:span><text:span text:style-name="T2306"><text:s/></text:span><text:span text:style-name="T2307">value</text:span><text:span text:style-name="T2308">=</text:span><text:span text:style-name="T2309">"999999999999"</text:span><text:span text:style-name="T2310"><text:s/></text:span><text:span text:style-name="T2311">/&gt;</text:span></text:p>
      <text:p text:style-name="P2312"><text:span text:style-name="T2313"><text:s text:c="2"/>&lt;</text:span><text:span text:style-name="T2314">property</text:span><text:span text:style-name="T2315"><text:s/></text:span><text:span text:style-name="T2316">name</text:span><text:span text:style-name="T2317">=</text:span><text:span text:style-name="T2318">"dvkTestDocumentID"</text:span><text:span text:style-name="T2319"><text:s/></text:span><text:span text:style-name="T2320">value</text:span><text:span text:style-name="T2321">=</text:span><text:span text:style-name="T2322">"9999999999"</text:span><text:span text:style-name="T2323"><text:s/></text:span><text:span text:style-name="T2324">/&gt;</text:span></text:p>
      <text:p text:style-name="P2325"><text:span text:style-name="T2326"><text:s text:c="2"/>&lt;</text:span><text:span text:style-name="T2327">property</text:span><text:span text:style-name="T2328"><text:s/></text:span><text:span text:style-name="T2329">name</text:span><text:span text:style-name="T2330">=</text:span><text:span text:style-name="T2331">"testDocumentFileId"</text:span><text:span text:style-name="T2332"><text:s/></text:span><text:span text:style-name="T2333">value</text:span><text:span text:style-name="T2334">=</text:span><text:span text:style-name="T2335">"999999999999"</text:span><text:span text:style-name="T2336"><text:s/></text:span><text:span text:style-name="T2337">/&gt;</text:span></text:p>
      <text:p text:style-name="P2338"><text:span text:style-name="T2339"><text:s text:c="2"/>&lt;</text:span><text:span text:style-name="T2340">property</text:span><text:span text:style-name="T2341"><text:s/></text:span><text:span text:style-name="T2342">name</text:span><text:span text:style-name="T2343">=</text:span><text:span text:style-name="T2344">"testUserCode"</text:span><text:span text:style-name="T2345"><text:s/></text:span><text:span text:style-name="T2346">value</text:span><text:span text:style-name="T2347">=</text:span><text:span text:style-name="T2348">"EE00000000000"</text:span><text:span text:style-name="T2349"><text:s/></text:span><text:span text:style-name="T2350">/&gt;</text:span></text:p>
      <text:p text:style-name="P2351"><text:span text:style-name="T2352"><text:s text:c="2"/>&lt;</text:span><text:span text:style-name="T2353">property</text:span><text:span text:style-name="T2354"><text:s/></text:span><text:span text:style-name="T2355">name</text:span><text:span text:style-name="T2356">=</text:span><text:span text:style-name="T2357">"documentSaveInterval"</text:span><text:span text:style-name="T2358"><text:s/></text:span><text:span text:style-name="T2359">value</text:span><text:span text:style-name="T2360">=</text:span><text:span text:style-name="T2361">"60000"</text:span><text:span text:style-name="T2362"><text:s/></text:span><text:span text:style-name="T2363">/&gt;</text:span></text:p>
      <text:p text:style-name="P2364"><text:span text:style-name="T2365"><text:s text:c="2"/>&lt;</text:span><text:span text:style-name="T2366">property</text:span><text:span text:style-name="T2367"><text:s/></text:span><text:span text:style-name="T2368">name</text:span><text:span text:style-name="T2369">=</text:span><text:span text:style-name="T2370">"documentSendToDvkInterval"</text:span><text:span text:style-name="T2371"><text:s/></text:span><text:span text:style-name="T2372">value</text:span><text:span text:style-name="T2373">=</text:span><text:span text:style-name="T2374">"60000"</text:span><text:span text:style-name="T2375"><text:s/></text:span><text:span text:style-name="T2376">/&gt;</text:span></text:p>
      <text:p text:style-name="P2377"><text:span text:style-name="T2378"><text:s text:c="2"/>&lt;</text:span><text:span text:style-name="T2379">property</text:span><text:span text:style-name="T2380"><text:s/></text:span><text:span text:style-name="T2381">name</text:span><text:span text:style-name="T2382">=</text:span><text:span text:style-name="T2383">"documentSendToAditInterval"</text:span><text:span text:style-name="T2384"><text:s/></text:span><text:span text:style-name="T2385">value</text:span><text:span text:style-name="T2386">=</text:span><text:span text:style-name="T2387">"60000"</text:span><text:span text:style-name="T2388"><text:s/></text:span><text:span text:style-name="T2389">/&gt;</text:span></text:p>
      <text:p text:style-name="P2390"><text:span text:style-name="T2391"><text:s text:c="2"/>&lt;</text:span><text:span text:style-name="T2392">property</text:span><text:span text:style-name="T2393"><text:s/></text:span><text:span text:style-name="T2394">name</text:span><text:span text:style-name="T2395">=</text:span><text:span text:style-name="T2396">"notificationSendInterval"</text:span><text:span text:style-name="T2397"><text:s/></text:span><text:span text:style-name="T2398">value</text:span><text:span text:style-name="T2399">=</text:span><text:span text:style-name="T2400">"60000"</text:span><text:span text:style-name="T2401"><text:s/></text:span><text:span text:style-name="T2402">/&gt;</text:span></text:p>
      <text:p text:style-name="P2403"><text:span text:style-name="T2404"><text:s text:c="2"/>&lt;</text:span><text:span text:style-name="T2405">property</text:span><text:span text:style-name="T2406"><text:s/></text:span><text:span text:style-name="T2407">name</text:span><text:span text:style-name="T2408">=</text:span><text:span text:style-name="T2409">"errorInterval"</text:span><text:span text:style-name="T2410"><text:s/></text:span><text:span text:style-name="T2411">value</text:span><text:span text:style-name="T2412">=</text:span><text:span text:style-name="T2413">"60000"</text:span><text:span text:style-name="T2414"><text:s/></text:span><text:span text:style-name="T2415">/&gt;</text:span></text:p>
      <text:p text:style-name="P2416"><text:span text:style-name="T2417"><text:s text:c="2"/>&lt;</text:span><text:span text:style-name="T2418">property</text:span><text:span text:style-name="T2419"><text:s/></text:span><text:span text:style-name="T2420">name</text:span><text:span text:style-name="T2421">=</text:span><text:span text:style-name="T2422">"errorLevel"</text:span><text:span text:style-name="T2423"><text:s/></text:span><text:span text:style-name="T2424">value</text:span><text:span text:style-name="T2425">=</text:span><text:span text:style-name="T2426">"FATAL"</text:span><text:span text:style-name="T2427"><text:s/></text:span><text:span text:style-name="T2428">/&gt;</text:span></text:p>
      <text:p text:style-name="P2429"><text:span text:style-name="T2430">&lt;/</text:span><text:span text:style-name="T2431">bean</text:span><text:span text:style-name="T2432">&gt;</text:span></text:p>
      <text:p text:style-name="P2433"/>
      <text:p text:style-name="Normal"><text:span text:style-name="T2434">aditServiceUrl</text:span><text:span text:style-name="T2435"><text:s/>– adit teenuse URL. Kui tahetakse testida ka X-tee toimimist, siis võib siia määrata X-tee turvaserveri aadressi.</text:span></text:p>
      <text:p text:style-name="Normal"><text:span text:style-name="T2436">remoteApplicationShortName</text:span><text:span text:style-name="T2437"><text:s/>– monitooringupäringutes kasutatav välise infosüsteemi lühinimi. Vastava lühinimega infosüsteem peab olema registreeritud ADIT andmebaasis (REMOTE_APPLICATION).</text:span></text:p>
      <text:p text:style-name="Normal"><text:span text:style-name="T2438">userCode</text:span><text:span text:style-name="T2439"><text:s/>– monitooringupäringutes kasutatav kasutajakood, kelle nimel tehakse X-tee päringuid. ADIT rakenduses peab olema registreeritud vastav kasutaja (ADIT_USER).</text:span></text:p>
      <text:p text:style-name="Normal"><text:span text:style-name="T2440">institutionCode</text:span><text:span text:style-name="T2441"><text:s/>– monitooringupäringutes kasutatav asutuse kood.</text:span></text:p>
      <text:p text:style-name="Normal"><text:span text:style-name="T2442">testDocumentId</text:span><text:span text:style-name="T2443"><text:s/>– testdokumendi ID. Määratud ID-ga dokumenti kasutatakse monitooringupäringutes „saveDocument“ ja „getDocument“.</text:span></text:p>
      <text:p text:style-name="Normal"><text:span text:style-name="T2444">dvkTestDocumentID</text:span><text:span text:style-name="T2445"><text:s/>– DVK Universaalkliendis oleva testdokumendi ID. Kasutatakse selleks, et kontrollida DVK liidest.</text:span></text:p>
      <text:p text:style-name="Normal"><text:span text:style-name="T2446">testDocumentFileId</text:span><text:span text:style-name="T2447"><text:s/>– monitooringupäringutes kasutatav testdokumendi faili ID.</text:span></text:p>
      <text:soft-page-break/>
      <text:p text:style-name="Normal"><text:span text:style-name="T2448">testUserCode</text:span><text:span text:style-name="T2449"><text:s/>– monitooringupäringus „getUserInfo“ kasutatav kasutajakood – kasutaja, kelle andmeid ADIT päringuga päritakse.</text:span></text:p>
      <text:p text:style-name="Normal"><text:span text:style-name="T2450">documentSaveInterval</text:span><text:span text:style-name="T2451"><text:s/>– intervall, mille jooksul testitakse dokumendi muutmise päringut (millisekundites)</text:span></text:p>
      <text:p text:style-name="Normal"><text:span text:style-name="T2452">documentSendToDvkInterval</text:span><text:span text:style-name="T2453"><text:s/>– intervall, mille jooksul testitakse dokumentide saatmist DVK-sse (millisekundites).</text:span></text:p>
      <text:p text:style-name="Normal"><text:span text:style-name="T2454">documentSendToAditInterval</text:span><text:span text:style-name="T2455"><text:s/>– intervall, mille jooksul testitakse dokumentide vastuvõtmist DVK-st (millisekundites).</text:span></text:p>
      <text:p text:style-name="Normal"><text:span text:style-name="T2456">notificationSendInterval</text:span><text:span text:style-name="T2457"><text:s/>– intervall, mille jooksul saadetakse teavitusi teavitusteenusele (millisekundites).</text:span></text:p>
      <text:p text:style-name="Normal"><text:span text:style-name="T2458">errorInterval</text:span><text:span text:style-name="T2459"><text:s/>– intervall, mille jooksul kontrollitakse veateadete logitabelit.</text:span></text:p>
      <text:p text:style-name="Normal"><text:span text:style-name="T2460">errorLevel</text:span><text:span text:style-name="T2461"><text:s/>– määrab vaadeldavate vigade taseme vigade tabelis. Võimalikud väärtused – WARN, ERROR, FATAL.</text:span></text:p>
      <text:p text:style-name="P2462"/>
      <text:h text:style-name="P2463" text:outline-level="2"><text:bookmark-start text:name="_Toc275771649"/>Nagiose seaded<text:bookmark-end text:name="_Toc275771649"/></text:h>
      <text:h text:style-name="P2464" text:outline-level="3"><text:bookmark-start text:name="_Toc275771650"/>Rakenduse log4j-nagiosappender seadistus<text:bookmark-end text:name="_Toc275771650"/></text:h>
      <text:p text:style-name="P2465">Nagiose NSCA teenus, kuulab mon1a.sise.kit (IP 10.0.5.10 – soovituslik on usaldada DNSi) ning TCP pordil 5667. Suhtluse krüpteerimiseks kasutatakse NSCA konfiguratsioonis 16 = RIJNDAEL-256 algoritmi. Ühtlasi tuleb defineerida ka parool, mida siinkohal ülesse ei märgi.</text:p>
      <text:h text:style-name="P2466" text:outline-level="3"><text:bookmark-start text:name="_Toc275771651"/>Nagiose seadistus – passiivne monitoring<text:bookmark-end text:name="_Toc275771651"/></text:h>
      <text:p text:style-name="P2467">Nagioses on defineeritud teenuse template, adit-service3, milles määratakse active_check_enabled 0 parameetriga passiivne kontroll.</text:p>
      <text:p text:style-name="P2468">define service{<text:line-break/><text:s text:c="4"/>name <text:s text:c="34"/>adit-service3<text:line-break/><text:s text:c="4"/>use <text:s text:c="37"/>generic-service-template1<text:line-break/><text:s text:c="4"/>check_period <text:s text:c="21"/>24x7<text:line-break/><text:s text:c="4"/>contact_groups <text:s text:c="18"/>adit-admins1<text:line-break/><text:s text:c="4"/>notifications_enabled <text:s text:c="8"/>1<text:line-break/><text:s text:c="4"/>notification_interval <text:s text:c="10"/>2880<text:line-break/><text:s text:c="4"/>notification_period <text:s text:c="12"/>16x7<text:line-break/><text:s text:c="4"/>active_checks_enabled <text:s text:c="6"/>0<text:line-break/><text:s text:c="4"/>max_check_attempts <text:s text:c="9"/>1<text:line-break/><text:s text:c="4"/>check_freshness <text:s text:c="16"/>1<text:line-break/><text:s text:c="4"/>freshness_threshold <text:s text:c="11"/>86400<text:line-break/><text:s text:c="4"/>check_command <text:s text:c="16"/>return-critical<text:line-break/><text:s text:c="4"/>register <text:s text:c="22"/><text:tab/><text:s/>0<text:line-break/>}</text:p>
      <text:p text:style-name="P2469"/>
      <text:p text:style-name="P2470">ADIT rakendusserverile seadistatakse teenus, mille nimelist peab edastama nagios appender.</text:p>
      <text:p text:style-name="P2471">define service{<text:line-break/><text:s text:c="4"/>use <text:s text:c="40"/>adit-service3<text:line-break/><text:s text:c="4"/>host_name <text:s text:c="28"/>adit.avalik.kit<text:line-break/><text:s text:c="4"/>service_description <text:s text:c="14"/>ADIT<text:line-break/><text:s text:c="4"/>check_command <text:s text:c="18"/>return-critical<text:line-break/>}</text:p>
      <text:p text:style-name="P2472"/>
      <text:h text:style-name="P2473" text:outline-level="3"><text:bookmark-start text:name="_Toc275771652"/>Nagiose seadistus – aktiivne monitooring<text:bookmark-end text:name="_Toc275771652"/></text:h>
      <text:p text:style-name="P2474">Nagioses on defineeritud teenuse template, adit-service2.</text:p>
      <text:p text:style-name="P2475">define service{<text:line-break/><text:s text:c="4"/>name <text:s text:c="35"/><text:tab/>adit-service2<text:line-break/><text:s text:c="4"/>use <text:s text:c="38"/><text:tab/><text:s/>generic-service-template1<text:line-break/><text:s text:c="4"/>check_period <text:s text:c="21"/><text:tab/>24x7<text:line-break/><text:s text:c="4"/>contact_groups <text:s text:c="17"/><text:tab/><text:s/>adit-admins1<text:line-break/><text:s text:c="4"/>notifications_enabled <text:s text:c="8"/><text:tab/>1<text:line-break/><text:s text:c="4"/>notification_interval <text:s text:c="10"/><text:tab/>2880<text:line-break/><text:s text:c="4"/>notification_period <text:s text:c="12"/><text:tab/>16x7<text:line-break/><text:s text:c="4"/>register <text:s text:c="22"/><text:tab/><text:s/><text:tab/>0<text:line-break/>}</text:p>
      <text:p text:style-name="P2476">ADIT rakendusserverile on defineeritud teenused, mida soovitakse kontrollida.</text:p>
      <text:p text:style-name="P2477">define service{<text:line-break/><text:s text:c="4"/>use <text:s text:c="42"/>adit-service2<text:line-break/><text:s text:c="4"/>host_name <text:s text:c="28"/>adit.avalik.kit<text:line-break/><text:s text:c="4"/>service_description <text:s text:c="14"/>ADIT_active_check<text:line-break/><text:s text:c="4"/>check_command <text:s text:c="18"/>check_http<text:line-break/>}</text:p>
      <text:p text:style-name="P24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tru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Cambria" fo:font-size="11pt" style:font-size-asian="11pt" style:font-size-complex="11pt" fo:hyphenate="true"/>
    </style: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tetext" style:display-name="note text" style:family="paragraph">
      <style:text-properties fo:hyphenate="true"/>
    </style:style>
    <style:style style:name="notetext_1" style:display-name="note text_1" style:family="paragraph">
      <style:text-properties fo:hyphenate="tru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fo:hyphenate="true"/>
    </style:style>
    <style:style style:name="NoSpacing" style:display-name="No Spacing" style:family="paragraph" style:parent-style-name="Normal">
      <style:text-properties style:font-size-complex="16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IntenseQuote" style:display-name="Intense Quote" style:family="paragraph" style:parent-style-name="Normal" style:next-style-name="Norma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otereference" style:display-name="note reference" style:family="text"/>
    <style:style style:name="notereference_1" style:display-name="note reference_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fo:font-size="12pt" style:font-size-asian="12pt" style:font-size-complex="12pt"/>
    </style:style>
    <style:style style:name="Heading8Char" style:display-name="Heading 8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/>
    </style:style>
    <style:style style:name="TitleChar" style:display-name="Title Char" style:family="text" style:parent-style-name="DefaultParagraphFon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SubtitleChar" style:display-name="Subtitle Char" style:family="text" style:parent-style-name="DefaultParagraphFont">
      <style:text-properties style:font-name="Cambria" style:font-name-asian="Times New Roma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="Calibri" fo:font-weight="bold" style:font-weight-asian="bold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fo:font-size="12pt" style:font-size-asian="12pt" style:font-size-complex="12pt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font-size="12pt" style:font-size-asian="12pt"/>
    </style:style>
    <style:style style:name="SubtleEmphasis" style:display-name="Subtle Emphasis" style:family="text">
      <style:text-properties fo:font-style="italic" style:font-style-asian="italic" fo:color="#5A5A5A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SubtleReference" style:display-name="Subtle Reference" style:family="text" style:parent-style-name="DefaultParagraphFont">
      <style:text-properties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1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>ADIT – paigaldusjuhend<text:tab/><text:tab/>Versioon 1.4.2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oss</meta:initial-creator>
    <dc:creator>Jaak</dc:creator>
    <meta:creation-date>2010-08-08T09:17:00Z</meta:creation-date>
    <dc:date>2011-03-02T09:45:00Z</dc:date>
    <meta:template xlink:href="Normal.dotm" xlink:type="simple"/>
    <meta:editing-cycles>630</meta:editing-cycles>
    <meta:editing-duration>PT39120S</meta:editing-duration>
    <meta:user-defined meta:name="Info 1"/>
    <meta:user-defined meta:name="Info 2"/>
    <meta:user-defined meta:name="Info 3"/>
    <meta:user-defined meta:name="Info 4"/>
    <meta:document-statistic meta:page-count="20" meta:paragraph-count="63" meta:word-count="4668" meta:character-count="31682" meta:row-count="225" meta:non-whitespace-character-count="27077"/>
  </office:meta>
</office:document-meta>
</file>